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29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(([.B$2]-1)^[.$A3]+([.B$2]+1)^[.$A3]);([.B$2]*[.B$2]))" office:value-type="float" office:value="0" calcext:value-type="float">
            <text:p>0</text:p>
          </table:table-cell>
          <table:table-cell table:formula="of:=MOD((([.C$2]-1)^[.$A3]+([.C$2]+1)^[.$A3]);([.C$2]*[.C$2]))" office:value-type="float" office:value="6" calcext:value-type="float">
            <text:p>6</text:p>
          </table:table-cell>
          <table:table-cell table:formula="of:=MOD((([.D$2]-1)^[.$A3]+([.D$2]+1)^[.$A3]);([.D$2]*[.D$2]))" office:value-type="float" office:value="8" calcext:value-type="float">
            <text:p>8</text:p>
          </table:table-cell>
          <table:table-cell table:formula="of:=MOD((([.E$2]-1)^[.$A3]+([.E$2]+1)^[.$A3]);([.E$2]*[.E$2]))" office:value-type="float" office:value="10" calcext:value-type="float">
            <text:p>10</text:p>
          </table:table-cell>
          <table:table-cell table:formula="of:=MOD((([.F$2]-1)^[.$A3]+([.F$2]+1)^[.$A3]);([.F$2]*[.F$2]))" office:value-type="float" office:value="12" calcext:value-type="float">
            <text:p>12</text:p>
          </table:table-cell>
          <table:table-cell table:formula="of:=MOD((([.G$2]-1)^[.$A3]+([.G$2]+1)^[.$A3]);([.G$2]*[.G$2]))" office:value-type="float" office:value="14" calcext:value-type="float">
            <text:p>14</text:p>
          </table:table-cell>
          <table:table-cell table:formula="of:=MOD((([.H$2]-1)^[.$A3]+([.H$2]+1)^[.$A3]);([.H$2]*[.H$2]))" office:value-type="float" office:value="16" calcext:value-type="float">
            <text:p>16</text:p>
          </table:table-cell>
          <table:table-cell table:formula="of:=MOD((([.I$2]-1)^[.$A3]+([.I$2]+1)^[.$A3]);([.I$2]*[.I$2]))" office:value-type="float" office:value="18" calcext:value-type="float">
            <text:p>18</text:p>
          </table:table-cell>
          <table:table-cell table:formula="of:=MOD((([.J$2]-1)^[.$A3]+([.J$2]+1)^[.$A3]);([.J$2]*[.J$2]))" office:value-type="float" office:value="20" calcext:value-type="float">
            <text:p>20</text:p>
          </table:table-cell>
          <table:table-cell table:formula="of:=MOD((([.K$2]-1)^[.$A3]+([.K$2]+1)^[.$A3]);([.K$2]*[.K$2]))" office:value-type="float" office:value="22" calcext:value-type="float">
            <text:p>22</text:p>
          </table:table-cell>
          <table:table-cell table:formula="of:=MOD((([.L$2]-1)^[.$A3]+([.L$2]+1)^[.$A3]);([.L$2]*[.L$2]))" office:value-type="float" office:value="24" calcext:value-type="float">
            <text:p>24</text:p>
          </table:table-cell>
          <table:table-cell table:formula="of:=MOD((([.M$2]-1)^[.$A3]+([.M$2]+1)^[.$A3]);([.M$2]*[.M$2]))" office:value-type="float" office:value="26" calcext:value-type="float">
            <text:p>26</text:p>
          </table:table-cell>
          <table:table-cell table:formula="of:=MOD((([.N$2]-1)^[.$A3]+([.N$2]+1)^[.$A3]);([.N$2]*[.N$2]))" office:value-type="float" office:value="28" calcext:value-type="float">
            <text:p>28</text:p>
          </table:table-cell>
          <table:table-cell table:formula="of:=MOD((([.O$2]-1)^[.$A3]+([.O$2]+1)^[.$A3]);([.O$2]*[.O$2]))" office:value-type="float" office:value="30" calcext:value-type="float">
            <text:p>30</text:p>
          </table:table-cell>
          <table:table-cell table:formula="of:=MOD((([.P$2]-1)^[.$A3]+([.P$2]+1)^[.$A3]);([.P$2]*[.P$2]))" office:value-type="float" office:value="32" calcext:value-type="float">
            <text:p>32</text:p>
          </table:table-cell>
          <table:table-cell table:formula="of:=MOD((([.Q$2]-1)^[.$A3]+([.Q$2]+1)^[.$A3]);([.Q$2]*[.Q$2]))" office:value-type="float" office:value="34" calcext:value-type="float">
            <text:p>34</text:p>
          </table:table-cell>
          <table:table-cell table:formula="of:=MOD((([.R$2]-1)^[.$A3]+([.R$2]+1)^[.$A3]);([.R$2]*[.R$2]))" office:value-type="float" office:value="36" calcext:value-type="float">
            <text:p>36</text:p>
          </table:table-cell>
          <table:table-cell table:formula="of:=MOD((([.S$2]-1)^[.$A3]+([.S$2]+1)^[.$A3]);([.S$2]*[.S$2]))" office:value-type="float" office:value="38" calcext:value-type="float">
            <text:p>38</text:p>
          </table:table-cell>
          <table:table-cell table:formula="of:=MOD((([.T$2]-1)^[.$A3]+([.T$2]+1)^[.$A3]);([.T$2]*[.T$2]))" office:value-type="float" office:value="40" calcext:value-type="float">
            <text:p>40</text:p>
          </table:table-cell>
          <table:table-cell table:formula="of:=MOD((([.U$2]-1)^[.$A3]+([.U$2]+1)^[.$A3]);([.U$2]*[.U$2]))" office:value-type="float" office:value="42" calcext:value-type="float">
            <text:p>42</text:p>
          </table:table-cell>
          <table:table-cell table:formula="of:=MOD((([.V$2]-1)^[.$A3]+([.V$2]+1)^[.$A3]);([.V$2]*[.V$2]))" office:value-type="float" office:value="44" calcext:value-type="float">
            <text:p>44</text:p>
          </table:table-cell>
          <table:table-cell table:formula="of:=MOD((([.W$2]-1)^[.$A3]+([.W$2]+1)^[.$A3]);([.W$2]*[.W$2]))" office:value-type="float" office:value="46" calcext:value-type="float">
            <text:p>46</text:p>
          </table:table-cell>
          <table:table-cell table:formula="of:=MOD((([.X$2]-1)^[.$A3]+([.X$2]+1)^[.$A3]);([.X$2]*[.X$2]))" office:value-type="float" office:value="48" calcext:value-type="float">
            <text:p>48</text:p>
          </table:table-cell>
          <table:table-cell table:formula="of:=MOD((([.Y$2]-1)^[.$A3]+([.Y$2]+1)^[.$A3]);([.Y$2]*[.Y$2]))" office:value-type="float" office:value="50" calcext:value-type="float">
            <text:p>50</text:p>
          </table:table-cell>
          <table:table-cell table:formula="of:=MOD((([.Z$2]-1)^[.$A3]+([.Z$2]+1)^[.$A3]);([.Z$2]*[.Z$2]))" office:value-type="float" office:value="52" calcext:value-type="float">
            <text:p>52</text:p>
          </table:table-cell>
          <table:table-cell table:formula="of:=MOD((([.AA$2]-1)^[.$A3]+([.AA$2]+1)^[.$A3]);([.AA$2]*[.AA$2]))" office:value-type="float" office:value="54" calcext:value-type="float">
            <text:p>54</text:p>
          </table:table-cell>
          <table:table-cell table:formula="of:=MOD((([.AB$2]-1)^[.$A3]+([.AB$2]+1)^[.$A3]);([.AB$2]*[.AB$2]))" office:value-type="float" office:value="56" calcext:value-type="float">
            <text:p>56</text:p>
          </table:table-cell>
          <table:table-cell table:formula="of:=MOD((([.AC$2]-1)^[.$A3]+([.AC$2]+1)^[.$A3]);([.AC$2]*[.AC$2])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(([.B$2]-1)^[.$A4]+([.B$2]+1)^[.$A4]);([.B$2]*[.B$2]))" office:value-type="float" office:value="2" calcext:value-type="float">
            <text:p>2</text:p>
          </table:table-cell>
          <table:table-cell table:formula="of:=MOD((([.C$2]-1)^[.$A4]+([.C$2]+1)^[.$A4]);([.C$2]*[.C$2]))" office:value-type="float" office:value="2" calcext:value-type="float">
            <text:p>2</text:p>
          </table:table-cell>
          <table:table-cell table:formula="of:=MOD((([.D$2]-1)^[.$A4]+([.D$2]+1)^[.$A4]);([.D$2]*[.D$2]))" office:value-type="float" office:value="2" calcext:value-type="float">
            <text:p>2</text:p>
          </table:table-cell>
          <table:table-cell table:formula="of:=MOD((([.E$2]-1)^[.$A4]+([.E$2]+1)^[.$A4]);([.E$2]*[.E$2]))" office:value-type="float" office:value="2" calcext:value-type="float">
            <text:p>2</text:p>
          </table:table-cell>
          <table:table-cell table:formula="of:=MOD((([.F$2]-1)^[.$A4]+([.F$2]+1)^[.$A4]);([.F$2]*[.F$2]))" office:value-type="float" office:value="2" calcext:value-type="float">
            <text:p>2</text:p>
          </table:table-cell>
          <table:table-cell table:formula="of:=MOD((([.G$2]-1)^[.$A4]+([.G$2]+1)^[.$A4]);([.G$2]*[.G$2]))" office:value-type="float" office:value="2" calcext:value-type="float">
            <text:p>2</text:p>
          </table:table-cell>
          <table:table-cell table:formula="of:=MOD((([.H$2]-1)^[.$A4]+([.H$2]+1)^[.$A4]);([.H$2]*[.H$2]))" office:value-type="float" office:value="2" calcext:value-type="float">
            <text:p>2</text:p>
          </table:table-cell>
          <table:table-cell table:formula="of:=MOD((([.I$2]-1)^[.$A4]+([.I$2]+1)^[.$A4]);([.I$2]*[.I$2]))" office:value-type="float" office:value="2" calcext:value-type="float">
            <text:p>2</text:p>
          </table:table-cell>
          <table:table-cell table:formula="of:=MOD((([.J$2]-1)^[.$A4]+([.J$2]+1)^[.$A4]);([.J$2]*[.J$2]))" office:value-type="float" office:value="2" calcext:value-type="float">
            <text:p>2</text:p>
          </table:table-cell>
          <table:table-cell table:formula="of:=MOD((([.K$2]-1)^[.$A4]+([.K$2]+1)^[.$A4]);([.K$2]*[.K$2]))" office:value-type="float" office:value="2" calcext:value-type="float">
            <text:p>2</text:p>
          </table:table-cell>
          <table:table-cell table:formula="of:=MOD((([.L$2]-1)^[.$A4]+([.L$2]+1)^[.$A4]);([.L$2]*[.L$2]))" office:value-type="float" office:value="2" calcext:value-type="float">
            <text:p>2</text:p>
          </table:table-cell>
          <table:table-cell table:formula="of:=MOD((([.M$2]-1)^[.$A4]+([.M$2]+1)^[.$A4]);([.M$2]*[.M$2]))" office:value-type="float" office:value="2" calcext:value-type="float">
            <text:p>2</text:p>
          </table:table-cell>
          <table:table-cell table:formula="of:=MOD((([.N$2]-1)^[.$A4]+([.N$2]+1)^[.$A4]);([.N$2]*[.N$2]))" office:value-type="float" office:value="2" calcext:value-type="float">
            <text:p>2</text:p>
          </table:table-cell>
          <table:table-cell table:formula="of:=MOD((([.O$2]-1)^[.$A4]+([.O$2]+1)^[.$A4]);([.O$2]*[.O$2]))" office:value-type="float" office:value="2" calcext:value-type="float">
            <text:p>2</text:p>
          </table:table-cell>
          <table:table-cell table:formula="of:=MOD((([.P$2]-1)^[.$A4]+([.P$2]+1)^[.$A4]);([.P$2]*[.P$2]))" office:value-type="float" office:value="2" calcext:value-type="float">
            <text:p>2</text:p>
          </table:table-cell>
          <table:table-cell table:formula="of:=MOD((([.Q$2]-1)^[.$A4]+([.Q$2]+1)^[.$A4]);([.Q$2]*[.Q$2]))" office:value-type="float" office:value="2" calcext:value-type="float">
            <text:p>2</text:p>
          </table:table-cell>
          <table:table-cell table:formula="of:=MOD((([.R$2]-1)^[.$A4]+([.R$2]+1)^[.$A4]);([.R$2]*[.R$2]))" office:value-type="float" office:value="2" calcext:value-type="float">
            <text:p>2</text:p>
          </table:table-cell>
          <table:table-cell table:formula="of:=MOD((([.S$2]-1)^[.$A4]+([.S$2]+1)^[.$A4]);([.S$2]*[.S$2]))" office:value-type="float" office:value="2" calcext:value-type="float">
            <text:p>2</text:p>
          </table:table-cell>
          <table:table-cell table:formula="of:=MOD((([.T$2]-1)^[.$A4]+([.T$2]+1)^[.$A4]);([.T$2]*[.T$2]))" office:value-type="float" office:value="2" calcext:value-type="float">
            <text:p>2</text:p>
          </table:table-cell>
          <table:table-cell table:formula="of:=MOD((([.U$2]-1)^[.$A4]+([.U$2]+1)^[.$A4]);([.U$2]*[.U$2]))" office:value-type="float" office:value="2" calcext:value-type="float">
            <text:p>2</text:p>
          </table:table-cell>
          <table:table-cell table:formula="of:=MOD((([.V$2]-1)^[.$A4]+([.V$2]+1)^[.$A4]);([.V$2]*[.V$2]))" office:value-type="float" office:value="2" calcext:value-type="float">
            <text:p>2</text:p>
          </table:table-cell>
          <table:table-cell table:formula="of:=MOD((([.W$2]-1)^[.$A4]+([.W$2]+1)^[.$A4]);([.W$2]*[.W$2]))" office:value-type="float" office:value="2" calcext:value-type="float">
            <text:p>2</text:p>
          </table:table-cell>
          <table:table-cell table:formula="of:=MOD((([.X$2]-1)^[.$A4]+([.X$2]+1)^[.$A4]);([.X$2]*[.X$2]))" office:value-type="float" office:value="2" calcext:value-type="float">
            <text:p>2</text:p>
          </table:table-cell>
          <table:table-cell table:formula="of:=MOD((([.Y$2]-1)^[.$A4]+([.Y$2]+1)^[.$A4]);([.Y$2]*[.Y$2]))" office:value-type="float" office:value="2" calcext:value-type="float">
            <text:p>2</text:p>
          </table:table-cell>
          <table:table-cell table:formula="of:=MOD((([.Z$2]-1)^[.$A4]+([.Z$2]+1)^[.$A4]);([.Z$2]*[.Z$2]))" office:value-type="float" office:value="2" calcext:value-type="float">
            <text:p>2</text:p>
          </table:table-cell>
          <table:table-cell table:formula="of:=MOD((([.AA$2]-1)^[.$A4]+([.AA$2]+1)^[.$A4]);([.AA$2]*[.AA$2]))" office:value-type="float" office:value="2" calcext:value-type="float">
            <text:p>2</text:p>
          </table:table-cell>
          <table:table-cell table:formula="of:=MOD((([.AB$2]-1)^[.$A4]+([.AB$2]+1)^[.$A4]);([.AB$2]*[.AB$2]))" office:value-type="float" office:value="2" calcext:value-type="float">
            <text:p>2</text:p>
          </table:table-cell>
          <table:table-cell table:formula="of:=MOD((([.AC$2]-1)^[.$A4]+([.AC$2]+1)^[.$A4]);([.AC$2]*[.AC$2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(([.B$2]-1)^[.$A5]+([.B$2]+1)^[.$A5]);([.B$2]*[.B$2]))" office:value-type="float" office:value="0" calcext:value-type="float">
            <text:p>0</text:p>
          </table:table-cell>
          <table:table-cell table:formula="of:=MOD((([.C$2]-1)^[.$A5]+([.C$2]+1)^[.$A5]);([.C$2]*[.C$2]))" office:value-type="float" office:value="0" calcext:value-type="float">
            <text:p>0</text:p>
          </table:table-cell>
          <table:table-cell table:formula="of:=MOD((([.D$2]-1)^[.$A5]+([.D$2]+1)^[.$A5]);([.D$2]*[.D$2]))" office:value-type="float" office:value="8" calcext:value-type="float">
            <text:p>8</text:p>
          </table:table-cell>
          <table:table-cell table:formula="of:=MOD((([.E$2]-1)^[.$A5]+([.E$2]+1)^[.$A5]);([.E$2]*[.E$2]))" office:value-type="float" office:value="5" calcext:value-type="float">
            <text:p>5</text:p>
          </table:table-cell>
          <table:table-cell table:formula="of:=MOD((([.F$2]-1)^[.$A5]+([.F$2]+1)^[.$A5]);([.F$2]*[.F$2]))" office:value-type="float" office:value="0" calcext:value-type="float">
            <text:p>0</text:p>
          </table:table-cell>
          <table:table-cell table:formula="of:=MOD((([.G$2]-1)^[.$A5]+([.G$2]+1)^[.$A5]);([.G$2]*[.G$2]))" office:value-type="float" office:value="42" calcext:value-type="float">
            <text:p>42</text:p>
          </table:table-cell>
          <table:table-cell table:formula="of:=MOD((([.H$2]-1)^[.$A5]+([.H$2]+1)^[.$A5]);([.H$2]*[.H$2]))" office:value-type="float" office:value="48" calcext:value-type="float">
            <text:p>48</text:p>
          </table:table-cell>
          <table:table-cell table:formula="of:=MOD((([.I$2]-1)^[.$A5]+([.I$2]+1)^[.$A5]);([.I$2]*[.I$2]))" office:value-type="float" office:value="54" calcext:value-type="float">
            <text:p>54</text:p>
          </table:table-cell>
          <table:table-cell table:formula="of:=MOD((([.J$2]-1)^[.$A5]+([.J$2]+1)^[.$A5]);([.J$2]*[.J$2]))" office:value-type="float" office:value="60" calcext:value-type="float">
            <text:p>60</text:p>
          </table:table-cell>
          <table:table-cell table:formula="of:=MOD((([.K$2]-1)^[.$A5]+([.K$2]+1)^[.$A5]);([.K$2]*[.K$2]))" office:value-type="float" office:value="66" calcext:value-type="float">
            <text:p>66</text:p>
          </table:table-cell>
          <table:table-cell table:formula="of:=MOD((([.L$2]-1)^[.$A5]+([.L$2]+1)^[.$A5]);([.L$2]*[.L$2]))" office:value-type="float" office:value="72" calcext:value-type="float">
            <text:p>72</text:p>
          </table:table-cell>
          <table:table-cell table:formula="of:=MOD((([.M$2]-1)^[.$A5]+([.M$2]+1)^[.$A5]);([.M$2]*[.M$2]))" office:value-type="float" office:value="78" calcext:value-type="float">
            <text:p>78</text:p>
          </table:table-cell>
          <table:table-cell table:formula="of:=MOD((([.N$2]-1)^[.$A5]+([.N$2]+1)^[.$A5]);([.N$2]*[.N$2]))" office:value-type="float" office:value="84" calcext:value-type="float">
            <text:p>84</text:p>
          </table:table-cell>
          <table:table-cell table:formula="of:=MOD((([.O$2]-1)^[.$A5]+([.O$2]+1)^[.$A5]);([.O$2]*[.O$2]))" office:value-type="float" office:value="90" calcext:value-type="float">
            <text:p>90</text:p>
          </table:table-cell>
          <table:table-cell table:formula="of:=MOD((([.P$2]-1)^[.$A5]+([.P$2]+1)^[.$A5]);([.P$2]*[.P$2]))" office:value-type="float" office:value="96" calcext:value-type="float">
            <text:p>96</text:p>
          </table:table-cell>
          <table:table-cell table:formula="of:=MOD((([.Q$2]-1)^[.$A5]+([.Q$2]+1)^[.$A5]);([.Q$2]*[.Q$2]))" office:value-type="float" office:value="102" calcext:value-type="float">
            <text:p>102</text:p>
          </table:table-cell>
          <table:table-cell table:formula="of:=MOD((([.R$2]-1)^[.$A5]+([.R$2]+1)^[.$A5]);([.R$2]*[.R$2]))" office:value-type="float" office:value="108" calcext:value-type="float">
            <text:p>108</text:p>
          </table:table-cell>
          <table:table-cell table:formula="of:=MOD((([.S$2]-1)^[.$A5]+([.S$2]+1)^[.$A5]);([.S$2]*[.S$2]))" office:value-type="float" office:value="114" calcext:value-type="float">
            <text:p>114</text:p>
          </table:table-cell>
          <table:table-cell table:formula="of:=MOD((([.T$2]-1)^[.$A5]+([.T$2]+1)^[.$A5]);([.T$2]*[.T$2]))" office:value-type="float" office:value="120" calcext:value-type="float">
            <text:p>120</text:p>
          </table:table-cell>
          <table:table-cell table:formula="of:=MOD((([.U$2]-1)^[.$A5]+([.U$2]+1)^[.$A5]);([.U$2]*[.U$2]))" office:value-type="float" office:value="126" calcext:value-type="float">
            <text:p>126</text:p>
          </table:table-cell>
          <table:table-cell table:formula="of:=MOD((([.V$2]-1)^[.$A5]+([.V$2]+1)^[.$A5]);([.V$2]*[.V$2]))" office:value-type="float" office:value="132" calcext:value-type="float">
            <text:p>132</text:p>
          </table:table-cell>
          <table:table-cell table:formula="of:=MOD((([.W$2]-1)^[.$A5]+([.W$2]+1)^[.$A5]);([.W$2]*[.W$2]))" office:value-type="float" office:value="138" calcext:value-type="float">
            <text:p>138</text:p>
          </table:table-cell>
          <table:table-cell table:formula="of:=MOD((([.X$2]-1)^[.$A5]+([.X$2]+1)^[.$A5]);([.X$2]*[.X$2]))" office:value-type="float" office:value="144" calcext:value-type="float">
            <text:p>144</text:p>
          </table:table-cell>
          <table:table-cell table:formula="of:=MOD((([.Y$2]-1)^[.$A5]+([.Y$2]+1)^[.$A5]);([.Y$2]*[.Y$2]))" office:value-type="float" office:value="150" calcext:value-type="float">
            <text:p>150</text:p>
          </table:table-cell>
          <table:table-cell table:formula="of:=MOD((([.Z$2]-1)^[.$A5]+([.Z$2]+1)^[.$A5]);([.Z$2]*[.Z$2]))" office:value-type="float" office:value="156" calcext:value-type="float">
            <text:p>156</text:p>
          </table:table-cell>
          <table:table-cell table:formula="of:=MOD((([.AA$2]-1)^[.$A5]+([.AA$2]+1)^[.$A5]);([.AA$2]*[.AA$2]))" office:value-type="float" office:value="162" calcext:value-type="float">
            <text:p>162</text:p>
          </table:table-cell>
          <table:table-cell table:formula="of:=MOD((([.AB$2]-1)^[.$A5]+([.AB$2]+1)^[.$A5]);([.AB$2]*[.AB$2]))" office:value-type="float" office:value="168" calcext:value-type="float">
            <text:p>168</text:p>
          </table:table-cell>
          <table:table-cell table:formula="of:=MOD((([.AC$2]-1)^[.$A5]+([.AC$2]+1)^[.$A5]);([.AC$2]*[.AC$2]))"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OD((([.B$2]-1)^[.$A6]+([.B$2]+1)^[.$A6]);([.B$2]*[.B$2]))" office:value-type="float" office:value="2" calcext:value-type="float">
            <text:p>2</text:p>
          </table:table-cell>
          <table:table-cell table:formula="of:=MOD((([.C$2]-1)^[.$A6]+([.C$2]+1)^[.$A6]);([.C$2]*[.C$2]))" office:value-type="float" office:value="2" calcext:value-type="float">
            <text:p>2</text:p>
          </table:table-cell>
          <table:table-cell table:formula="of:=MOD((([.D$2]-1)^[.$A6]+([.D$2]+1)^[.$A6]);([.D$2]*[.D$2]))" office:value-type="float" office:value="2" calcext:value-type="float">
            <text:p>2</text:p>
          </table:table-cell>
          <table:table-cell table:formula="of:=MOD((([.E$2]-1)^[.$A6]+([.E$2]+1)^[.$A6]);([.E$2]*[.E$2]))" office:value-type="float" office:value="2" calcext:value-type="float">
            <text:p>2</text:p>
          </table:table-cell>
          <table:table-cell table:formula="of:=MOD((([.F$2]-1)^[.$A6]+([.F$2]+1)^[.$A6]);([.F$2]*[.F$2]))" office:value-type="float" office:value="2" calcext:value-type="float">
            <text:p>2</text:p>
          </table:table-cell>
          <table:table-cell table:formula="of:=MOD((([.G$2]-1)^[.$A6]+([.G$2]+1)^[.$A6]);([.G$2]*[.G$2]))" office:value-type="float" office:value="2" calcext:value-type="float">
            <text:p>2</text:p>
          </table:table-cell>
          <table:table-cell table:formula="of:=MOD((([.H$2]-1)^[.$A6]+([.H$2]+1)^[.$A6]);([.H$2]*[.H$2]))" office:value-type="float" office:value="2" calcext:value-type="float">
            <text:p>2</text:p>
          </table:table-cell>
          <table:table-cell table:formula="of:=MOD((([.I$2]-1)^[.$A6]+([.I$2]+1)^[.$A6]);([.I$2]*[.I$2]))" office:value-type="float" office:value="2" calcext:value-type="float">
            <text:p>2</text:p>
          </table:table-cell>
          <table:table-cell table:formula="of:=MOD((([.J$2]-1)^[.$A6]+([.J$2]+1)^[.$A6]);([.J$2]*[.J$2]))" office:value-type="float" office:value="2" calcext:value-type="float">
            <text:p>2</text:p>
          </table:table-cell>
          <table:table-cell table:formula="of:=MOD((([.K$2]-1)^[.$A6]+([.K$2]+1)^[.$A6]);([.K$2]*[.K$2]))" office:value-type="float" office:value="2" calcext:value-type="float">
            <text:p>2</text:p>
          </table:table-cell>
          <table:table-cell table:formula="of:=MOD((([.L$2]-1)^[.$A6]+([.L$2]+1)^[.$A6]);([.L$2]*[.L$2]))" office:value-type="float" office:value="2" calcext:value-type="float">
            <text:p>2</text:p>
          </table:table-cell>
          <table:table-cell table:formula="of:=MOD((([.M$2]-1)^[.$A6]+([.M$2]+1)^[.$A6]);([.M$2]*[.M$2]))" office:value-type="float" office:value="2" calcext:value-type="float">
            <text:p>2</text:p>
          </table:table-cell>
          <table:table-cell table:formula="of:=MOD((([.N$2]-1)^[.$A6]+([.N$2]+1)^[.$A6]);([.N$2]*[.N$2]))" office:value-type="float" office:value="2" calcext:value-type="float">
            <text:p>2</text:p>
          </table:table-cell>
          <table:table-cell table:formula="of:=MOD((([.O$2]-1)^[.$A6]+([.O$2]+1)^[.$A6]);([.O$2]*[.O$2]))" office:value-type="float" office:value="2" calcext:value-type="float">
            <text:p>2</text:p>
          </table:table-cell>
          <table:table-cell table:formula="of:=MOD((([.P$2]-1)^[.$A6]+([.P$2]+1)^[.$A6]);([.P$2]*[.P$2]))" office:value-type="float" office:value="2" calcext:value-type="float">
            <text:p>2</text:p>
          </table:table-cell>
          <table:table-cell table:formula="of:=MOD((([.Q$2]-1)^[.$A6]+([.Q$2]+1)^[.$A6]);([.Q$2]*[.Q$2]))" office:value-type="float" office:value="2" calcext:value-type="float">
            <text:p>2</text:p>
          </table:table-cell>
          <table:table-cell table:formula="of:=MOD((([.R$2]-1)^[.$A6]+([.R$2]+1)^[.$A6]);([.R$2]*[.R$2]))" office:value-type="float" office:value="2" calcext:value-type="float">
            <text:p>2</text:p>
          </table:table-cell>
          <table:table-cell table:formula="of:=MOD((([.S$2]-1)^[.$A6]+([.S$2]+1)^[.$A6]);([.S$2]*[.S$2]))" office:value-type="float" office:value="2" calcext:value-type="float">
            <text:p>2</text:p>
          </table:table-cell>
          <table:table-cell table:formula="of:=MOD((([.T$2]-1)^[.$A6]+([.T$2]+1)^[.$A6]);([.T$2]*[.T$2]))" office:value-type="float" office:value="2" calcext:value-type="float">
            <text:p>2</text:p>
          </table:table-cell>
          <table:table-cell table:formula="of:=MOD((([.U$2]-1)^[.$A6]+([.U$2]+1)^[.$A6]);([.U$2]*[.U$2]))" office:value-type="float" office:value="2" calcext:value-type="float">
            <text:p>2</text:p>
          </table:table-cell>
          <table:table-cell table:formula="of:=MOD((([.V$2]-1)^[.$A6]+([.V$2]+1)^[.$A6]);([.V$2]*[.V$2]))" office:value-type="float" office:value="2" calcext:value-type="float">
            <text:p>2</text:p>
          </table:table-cell>
          <table:table-cell table:formula="of:=MOD((([.W$2]-1)^[.$A6]+([.W$2]+1)^[.$A6]);([.W$2]*[.W$2]))" office:value-type="float" office:value="2" calcext:value-type="float">
            <text:p>2</text:p>
          </table:table-cell>
          <table:table-cell table:formula="of:=MOD((([.X$2]-1)^[.$A6]+([.X$2]+1)^[.$A6]);([.X$2]*[.X$2]))" office:value-type="float" office:value="2" calcext:value-type="float">
            <text:p>2</text:p>
          </table:table-cell>
          <table:table-cell table:formula="of:=MOD((([.Y$2]-1)^[.$A6]+([.Y$2]+1)^[.$A6]);([.Y$2]*[.Y$2]))" office:value-type="float" office:value="2" calcext:value-type="float">
            <text:p>2</text:p>
          </table:table-cell>
          <table:table-cell table:formula="of:=MOD((([.Z$2]-1)^[.$A6]+([.Z$2]+1)^[.$A6]);([.Z$2]*[.Z$2]))" office:value-type="float" office:value="2" calcext:value-type="float">
            <text:p>2</text:p>
          </table:table-cell>
          <table:table-cell table:formula="of:=MOD((([.AA$2]-1)^[.$A6]+([.AA$2]+1)^[.$A6]);([.AA$2]*[.AA$2]))" office:value-type="float" office:value="2" calcext:value-type="float">
            <text:p>2</text:p>
          </table:table-cell>
          <table:table-cell table:formula="of:=MOD((([.AB$2]-1)^[.$A6]+([.AB$2]+1)^[.$A6]);([.AB$2]*[.AB$2]))" office:value-type="float" office:value="2" calcext:value-type="float">
            <text:p>2</text:p>
          </table:table-cell>
          <table:table-cell table:formula="of:=MOD((([.AC$2]-1)^[.$A6]+([.AC$2]+1)^[.$A6]);([.AC$2]*[.AC$2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(([.B$2]-1)^[.$A7]+([.B$2]+1)^[.$A7]);([.B$2]*[.B$2]))" office:value-type="float" office:value="0" calcext:value-type="float">
            <text:p>0</text:p>
          </table:table-cell>
          <table:table-cell table:formula="of:=MOD((([.C$2]-1)^[.$A7]+([.C$2]+1)^[.$A7]);([.C$2]*[.C$2]))" office:value-type="float" office:value="3" calcext:value-type="float">
            <text:p>3</text:p>
          </table:table-cell>
          <table:table-cell table:formula="of:=MOD((([.D$2]-1)^[.$A7]+([.D$2]+1)^[.$A7]);([.D$2]*[.D$2]))" office:value-type="float" office:value="8" calcext:value-type="float">
            <text:p>8</text:p>
          </table:table-cell>
          <table:table-cell table:formula="of:=MOD((([.E$2]-1)^[.$A7]+([.E$2]+1)^[.$A7]);([.E$2]*[.E$2]))" office:value-type="float" office:value="0" calcext:value-type="float">
            <text:p>0</text:p>
          </table:table-cell>
          <table:table-cell table:formula="of:=MOD((([.F$2]-1)^[.$A7]+([.F$2]+1)^[.$A7]);([.F$2]*[.F$2]))" office:value-type="float" office:value="24" calcext:value-type="float">
            <text:p>24</text:p>
          </table:table-cell>
          <table:table-cell table:formula="of:=MOD((([.G$2]-1)^[.$A7]+([.G$2]+1)^[.$A7]);([.G$2]*[.G$2]))" office:value-type="float" office:value="21" calcext:value-type="float">
            <text:p>21</text:p>
          </table:table-cell>
          <table:table-cell table:formula="of:=MOD((([.H$2]-1)^[.$A7]+([.H$2]+1)^[.$A7]);([.H$2]*[.H$2]))" office:value-type="float" office:value="16" calcext:value-type="float">
            <text:p>16</text:p>
          </table:table-cell>
          <table:table-cell table:formula="of:=MOD((([.I$2]-1)^[.$A7]+([.I$2]+1)^[.$A7]);([.I$2]*[.I$2]))" office:value-type="float" office:value="9" calcext:value-type="float">
            <text:p>9</text:p>
          </table:table-cell>
          <table:table-cell table:formula="of:=MOD((([.J$2]-1)^[.$A7]+([.J$2]+1)^[.$A7]);([.J$2]*[.J$2]))" office:value-type="float" office:value="0" calcext:value-type="float">
            <text:p>0</text:p>
          </table:table-cell>
          <table:table-cell table:formula="of:=MOD((([.K$2]-1)^[.$A7]+([.K$2]+1)^[.$A7]);([.K$2]*[.K$2]))" office:value-type="float" office:value="110" calcext:value-type="float">
            <text:p>110</text:p>
          </table:table-cell>
          <table:table-cell table:formula="of:=MOD((([.L$2]-1)^[.$A7]+([.L$2]+1)^[.$A7]);([.L$2]*[.L$2]))" office:value-type="float" office:value="120" calcext:value-type="float">
            <text:p>120</text:p>
          </table:table-cell>
          <table:table-cell table:formula="of:=MOD((([.M$2]-1)^[.$A7]+([.M$2]+1)^[.$A7]);([.M$2]*[.M$2]))" office:value-type="float" office:value="130" calcext:value-type="float">
            <text:p>130</text:p>
          </table:table-cell>
          <table:table-cell table:formula="of:=MOD((([.N$2]-1)^[.$A7]+([.N$2]+1)^[.$A7]);([.N$2]*[.N$2]))" office:value-type="float" office:value="140" calcext:value-type="float">
            <text:p>140</text:p>
          </table:table-cell>
          <table:table-cell table:formula="of:=MOD((([.O$2]-1)^[.$A7]+([.O$2]+1)^[.$A7]);([.O$2]*[.O$2]))" office:value-type="float" office:value="150" calcext:value-type="float">
            <text:p>150</text:p>
          </table:table-cell>
          <table:table-cell table:formula="of:=MOD((([.P$2]-1)^[.$A7]+([.P$2]+1)^[.$A7]);([.P$2]*[.P$2]))" office:value-type="float" office:value="160" calcext:value-type="float">
            <text:p>160</text:p>
          </table:table-cell>
          <table:table-cell table:formula="of:=MOD((([.Q$2]-1)^[.$A7]+([.Q$2]+1)^[.$A7]);([.Q$2]*[.Q$2]))" office:value-type="float" office:value="170" calcext:value-type="float">
            <text:p>170</text:p>
          </table:table-cell>
          <table:table-cell table:formula="of:=MOD((([.R$2]-1)^[.$A7]+([.R$2]+1)^[.$A7]);([.R$2]*[.R$2]))" office:value-type="float" office:value="180" calcext:value-type="float">
            <text:p>180</text:p>
          </table:table-cell>
          <table:table-cell table:formula="of:=MOD((([.S$2]-1)^[.$A7]+([.S$2]+1)^[.$A7]);([.S$2]*[.S$2]))" office:value-type="float" office:value="190" calcext:value-type="float">
            <text:p>190</text:p>
          </table:table-cell>
          <table:table-cell table:formula="of:=MOD((([.T$2]-1)^[.$A7]+([.T$2]+1)^[.$A7]);([.T$2]*[.T$2]))" office:value-type="float" office:value="200" calcext:value-type="float">
            <text:p>200</text:p>
          </table:table-cell>
          <table:table-cell table:formula="of:=MOD((([.U$2]-1)^[.$A7]+([.U$2]+1)^[.$A7]);([.U$2]*[.U$2]))" office:value-type="float" office:value="210" calcext:value-type="float">
            <text:p>210</text:p>
          </table:table-cell>
          <table:table-cell table:formula="of:=MOD((([.V$2]-1)^[.$A7]+([.V$2]+1)^[.$A7]);([.V$2]*[.V$2]))" office:value-type="float" office:value="220" calcext:value-type="float">
            <text:p>220</text:p>
          </table:table-cell>
          <table:table-cell table:formula="of:=MOD((([.W$2]-1)^[.$A7]+([.W$2]+1)^[.$A7]);([.W$2]*[.W$2]))" office:value-type="float" office:value="230" calcext:value-type="float">
            <text:p>230</text:p>
          </table:table-cell>
          <table:table-cell table:formula="of:=MOD((([.X$2]-1)^[.$A7]+([.X$2]+1)^[.$A7]);([.X$2]*[.X$2]))" office:value-type="float" office:value="240" calcext:value-type="float">
            <text:p>240</text:p>
          </table:table-cell>
          <table:table-cell table:formula="of:=MOD((([.Y$2]-1)^[.$A7]+([.Y$2]+1)^[.$A7]);([.Y$2]*[.Y$2]))" office:value-type="float" office:value="250" calcext:value-type="float">
            <text:p>250</text:p>
          </table:table-cell>
          <table:table-cell table:formula="of:=MOD((([.Z$2]-1)^[.$A7]+([.Z$2]+1)^[.$A7]);([.Z$2]*[.Z$2]))" office:value-type="float" office:value="260" calcext:value-type="float">
            <text:p>260</text:p>
          </table:table-cell>
          <table:table-cell table:formula="of:=MOD((([.AA$2]-1)^[.$A7]+([.AA$2]+1)^[.$A7]);([.AA$2]*[.AA$2]))" office:value-type="float" office:value="270" calcext:value-type="float">
            <text:p>270</text:p>
          </table:table-cell>
          <table:table-cell table:formula="of:=MOD((([.AB$2]-1)^[.$A7]+([.AB$2]+1)^[.$A7]);([.AB$2]*[.AB$2]))" office:value-type="float" office:value="280" calcext:value-type="float">
            <text:p>280</text:p>
          </table:table-cell>
          <table:table-cell table:formula="of:=MOD((([.AC$2]-1)^[.$A7]+([.AC$2]+1)^[.$A7]);([.AC$2]*[.AC$2]))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OD((([.B$2]-1)^[.$A8]+([.B$2]+1)^[.$A8]);([.B$2]*[.B$2]))" office:value-type="float" office:value="2" calcext:value-type="float">
            <text:p>2</text:p>
          </table:table-cell>
          <table:table-cell table:formula="of:=MOD((([.C$2]-1)^[.$A8]+([.C$2]+1)^[.$A8]);([.C$2]*[.C$2]))" office:value-type="float" office:value="2" calcext:value-type="float">
            <text:p>2</text:p>
          </table:table-cell>
          <table:table-cell table:formula="of:=MOD((([.D$2]-1)^[.$A8]+([.D$2]+1)^[.$A8]);([.D$2]*[.D$2]))" office:value-type="float" office:value="2" calcext:value-type="float">
            <text:p>2</text:p>
          </table:table-cell>
          <table:table-cell table:formula="of:=MOD((([.E$2]-1)^[.$A8]+([.E$2]+1)^[.$A8]);([.E$2]*[.E$2]))" office:value-type="float" office:value="2" calcext:value-type="float">
            <text:p>2</text:p>
          </table:table-cell>
          <table:table-cell table:formula="of:=MOD((([.F$2]-1)^[.$A8]+([.F$2]+1)^[.$A8]);([.F$2]*[.F$2]))" office:value-type="float" office:value="2" calcext:value-type="float">
            <text:p>2</text:p>
          </table:table-cell>
          <table:table-cell table:formula="of:=MOD((([.G$2]-1)^[.$A8]+([.G$2]+1)^[.$A8]);([.G$2]*[.G$2]))" office:value-type="float" office:value="2" calcext:value-type="float">
            <text:p>2</text:p>
          </table:table-cell>
          <table:table-cell table:formula="of:=MOD((([.H$2]-1)^[.$A8]+([.H$2]+1)^[.$A8]);([.H$2]*[.H$2]))" office:value-type="float" office:value="2" calcext:value-type="float">
            <text:p>2</text:p>
          </table:table-cell>
          <table:table-cell table:formula="of:=MOD((([.I$2]-1)^[.$A8]+([.I$2]+1)^[.$A8]);([.I$2]*[.I$2]))" office:value-type="float" office:value="2" calcext:value-type="float">
            <text:p>2</text:p>
          </table:table-cell>
          <table:table-cell table:formula="of:=MOD((([.J$2]-1)^[.$A8]+([.J$2]+1)^[.$A8]);([.J$2]*[.J$2]))" office:value-type="float" office:value="2" calcext:value-type="float">
            <text:p>2</text:p>
          </table:table-cell>
          <table:table-cell table:formula="of:=MOD((([.K$2]-1)^[.$A8]+([.K$2]+1)^[.$A8]);([.K$2]*[.K$2]))" office:value-type="float" office:value="2" calcext:value-type="float">
            <text:p>2</text:p>
          </table:table-cell>
          <table:table-cell table:formula="of:=MOD((([.L$2]-1)^[.$A8]+([.L$2]+1)^[.$A8]);([.L$2]*[.L$2]))" office:value-type="float" office:value="2" calcext:value-type="float">
            <text:p>2</text:p>
          </table:table-cell>
          <table:table-cell table:formula="of:=MOD((([.M$2]-1)^[.$A8]+([.M$2]+1)^[.$A8]);([.M$2]*[.M$2]))" office:value-type="float" office:value="2" calcext:value-type="float">
            <text:p>2</text:p>
          </table:table-cell>
          <table:table-cell table:formula="of:=MOD((([.N$2]-1)^[.$A8]+([.N$2]+1)^[.$A8]);([.N$2]*[.N$2]))" office:value-type="float" office:value="2" calcext:value-type="float">
            <text:p>2</text:p>
          </table:table-cell>
          <table:table-cell table:formula="of:=MOD((([.O$2]-1)^[.$A8]+([.O$2]+1)^[.$A8]);([.O$2]*[.O$2]))" office:value-type="float" office:value="2" calcext:value-type="float">
            <text:p>2</text:p>
          </table:table-cell>
          <table:table-cell table:formula="of:=MOD((([.P$2]-1)^[.$A8]+([.P$2]+1)^[.$A8]);([.P$2]*[.P$2]))" office:value-type="float" office:value="2" calcext:value-type="float">
            <text:p>2</text:p>
          </table:table-cell>
          <table:table-cell table:formula="of:=MOD((([.Q$2]-1)^[.$A8]+([.Q$2]+1)^[.$A8]);([.Q$2]*[.Q$2]))" office:value-type="float" office:value="2" calcext:value-type="float">
            <text:p>2</text:p>
          </table:table-cell>
          <table:table-cell table:formula="of:=MOD((([.R$2]-1)^[.$A8]+([.R$2]+1)^[.$A8]);([.R$2]*[.R$2]))" office:value-type="float" office:value="2" calcext:value-type="float">
            <text:p>2</text:p>
          </table:table-cell>
          <table:table-cell table:formula="of:=MOD((([.S$2]-1)^[.$A8]+([.S$2]+1)^[.$A8]);([.S$2]*[.S$2]))" office:value-type="float" office:value="2" calcext:value-type="float">
            <text:p>2</text:p>
          </table:table-cell>
          <table:table-cell table:formula="of:=MOD((([.T$2]-1)^[.$A8]+([.T$2]+1)^[.$A8]);([.T$2]*[.T$2]))" office:value-type="float" office:value="2" calcext:value-type="float">
            <text:p>2</text:p>
          </table:table-cell>
          <table:table-cell table:formula="of:=MOD((([.U$2]-1)^[.$A8]+([.U$2]+1)^[.$A8]);([.U$2]*[.U$2]))" office:value-type="float" office:value="2" calcext:value-type="float">
            <text:p>2</text:p>
          </table:table-cell>
          <table:table-cell table:formula="of:=MOD((([.V$2]-1)^[.$A8]+([.V$2]+1)^[.$A8]);([.V$2]*[.V$2]))" office:value-type="float" office:value="2" calcext:value-type="float">
            <text:p>2</text:p>
          </table:table-cell>
          <table:table-cell table:formula="of:=MOD((([.W$2]-1)^[.$A8]+([.W$2]+1)^[.$A8]);([.W$2]*[.W$2]))" office:value-type="float" office:value="2" calcext:value-type="float">
            <text:p>2</text:p>
          </table:table-cell>
          <table:table-cell table:formula="of:=MOD((([.X$2]-1)^[.$A8]+([.X$2]+1)^[.$A8]);([.X$2]*[.X$2]))" office:value-type="float" office:value="2" calcext:value-type="float">
            <text:p>2</text:p>
          </table:table-cell>
          <table:table-cell table:formula="of:=MOD((([.Y$2]-1)^[.$A8]+([.Y$2]+1)^[.$A8]);([.Y$2]*[.Y$2]))" office:value-type="float" office:value="2" calcext:value-type="float">
            <text:p>2</text:p>
          </table:table-cell>
          <table:table-cell table:formula="of:=MOD((([.Z$2]-1)^[.$A8]+([.Z$2]+1)^[.$A8]);([.Z$2]*[.Z$2]))" office:value-type="float" office:value="2" calcext:value-type="float">
            <text:p>2</text:p>
          </table:table-cell>
          <table:table-cell table:formula="of:=MOD((([.AA$2]-1)^[.$A8]+([.AA$2]+1)^[.$A8]);([.AA$2]*[.AA$2]))" office:value-type="float" office:value="2" calcext:value-type="float">
            <text:p>2</text:p>
          </table:table-cell>
          <table:table-cell table:formula="of:=MOD((([.AB$2]-1)^[.$A8]+([.AB$2]+1)^[.$A8]);([.AB$2]*[.AB$2]))" office:value-type="float" office:value="2" calcext:value-type="float">
            <text:p>2</text:p>
          </table:table-cell>
          <table:table-cell table:formula="of:=MOD((([.AC$2]-1)^[.$A8]+([.AC$2]+1)^[.$A8]);([.AC$2]*[.AC$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OD((([.B$2]-1)^[.$A9]+([.B$2]+1)^[.$A9]);([.B$2]*[.B$2]))" office:value-type="float" office:value="0" calcext:value-type="float">
            <text:p>0</text:p>
          </table:table-cell>
          <table:table-cell table:formula="of:=MOD((([.C$2]-1)^[.$A9]+([.C$2]+1)^[.$A9]);([.C$2]*[.C$2]))" office:value-type="float" office:value="6" calcext:value-type="float">
            <text:p>6</text:p>
          </table:table-cell>
          <table:table-cell table:formula="of:=MOD((([.D$2]-1)^[.$A9]+([.D$2]+1)^[.$A9]);([.D$2]*[.D$2]))" office:value-type="float" office:value="8" calcext:value-type="float">
            <text:p>8</text:p>
          </table:table-cell>
          <table:table-cell table:formula="of:=MOD((([.E$2]-1)^[.$A9]+([.E$2]+1)^[.$A9]);([.E$2]*[.E$2]))" office:value-type="float" office:value="20" calcext:value-type="float">
            <text:p>20</text:p>
          </table:table-cell>
          <table:table-cell table:formula="of:=MOD((([.F$2]-1)^[.$A9]+([.F$2]+1)^[.$A9]);([.F$2]*[.F$2]))" office:value-type="float" office:value="12" calcext:value-type="float">
            <text:p>12</text:p>
          </table:table-cell>
          <table:table-cell table:formula="of:=MOD((([.G$2]-1)^[.$A9]+([.G$2]+1)^[.$A9]);([.G$2]*[.G$2]))" office:value-type="float" office:value="0" calcext:value-type="float">
            <text:p>0</text:p>
          </table:table-cell>
          <table:table-cell table:formula="of:=MOD((([.H$2]-1)^[.$A9]+([.H$2]+1)^[.$A9]);([.H$2]*[.H$2]))" office:value-type="float" office:value="48" calcext:value-type="float">
            <text:p>48</text:p>
          </table:table-cell>
          <table:table-cell table:formula="of:=MOD((([.I$2]-1)^[.$A9]+([.I$2]+1)^[.$A9]);([.I$2]*[.I$2]))" office:value-type="float" office:value="45" calcext:value-type="float">
            <text:p>45</text:p>
          </table:table-cell>
          <table:table-cell table:formula="of:=MOD((([.J$2]-1)^[.$A9]+([.J$2]+1)^[.$A9]);([.J$2]*[.J$2]))" office:value-type="float" office:value="40" calcext:value-type="float">
            <text:p>40</text:p>
          </table:table-cell>
          <table:table-cell table:formula="of:=MOD((([.K$2]-1)^[.$A9]+([.K$2]+1)^[.$A9]);([.K$2]*[.K$2]))" office:value-type="float" office:value="33" calcext:value-type="float">
            <text:p>33</text:p>
          </table:table-cell>
          <table:table-cell table:formula="of:=MOD((([.L$2]-1)^[.$A9]+([.L$2]+1)^[.$A9]);([.L$2]*[.L$2]))" office:value-type="float" office:value="24" calcext:value-type="float">
            <text:p>24</text:p>
          </table:table-cell>
          <table:table-cell table:formula="of:=MOD((([.M$2]-1)^[.$A9]+([.M$2]+1)^[.$A9]);([.M$2]*[.M$2]))" office:value-type="float" office:value="13" calcext:value-type="float">
            <text:p>13</text:p>
          </table:table-cell>
          <table:table-cell table:formula="of:=MOD((([.N$2]-1)^[.$A9]+([.N$2]+1)^[.$A9]);([.N$2]*[.N$2]))" office:value-type="float" office:value="0" calcext:value-type="float">
            <text:p>0</text:p>
          </table:table-cell>
          <table:table-cell table:formula="of:=MOD((([.O$2]-1)^[.$A9]+([.O$2]+1)^[.$A9]);([.O$2]*[.O$2]))" office:value-type="float" office:value="210" calcext:value-type="float">
            <text:p>210</text:p>
          </table:table-cell>
          <table:table-cell table:formula="of:=MOD((([.P$2]-1)^[.$A9]+([.P$2]+1)^[.$A9]);([.P$2]*[.P$2]))" office:value-type="float" office:value="224" calcext:value-type="float">
            <text:p>224</text:p>
          </table:table-cell>
          <table:table-cell table:formula="of:=MOD((([.Q$2]-1)^[.$A9]+([.Q$2]+1)^[.$A9]);([.Q$2]*[.Q$2]))" office:value-type="float" office:value="238" calcext:value-type="float">
            <text:p>238</text:p>
          </table:table-cell>
          <table:table-cell table:formula="of:=MOD((([.R$2]-1)^[.$A9]+([.R$2]+1)^[.$A9]);([.R$2]*[.R$2]))" office:value-type="float" office:value="252" calcext:value-type="float">
            <text:p>252</text:p>
          </table:table-cell>
          <table:table-cell table:formula="of:=MOD((([.S$2]-1)^[.$A9]+([.S$2]+1)^[.$A9]);([.S$2]*[.S$2]))" office:value-type="float" office:value="266" calcext:value-type="float">
            <text:p>266</text:p>
          </table:table-cell>
          <table:table-cell table:formula="of:=MOD((([.T$2]-1)^[.$A9]+([.T$2]+1)^[.$A9]);([.T$2]*[.T$2]))" office:value-type="float" office:value="280" calcext:value-type="float">
            <text:p>280</text:p>
          </table:table-cell>
          <table:table-cell table:formula="of:=MOD((([.U$2]-1)^[.$A9]+([.U$2]+1)^[.$A9]);([.U$2]*[.U$2]))" office:value-type="float" office:value="294" calcext:value-type="float">
            <text:p>294</text:p>
          </table:table-cell>
          <table:table-cell table:formula="of:=MOD((([.V$2]-1)^[.$A9]+([.V$2]+1)^[.$A9]);([.V$2]*[.V$2]))" office:value-type="float" office:value="308" calcext:value-type="float">
            <text:p>308</text:p>
          </table:table-cell>
          <table:table-cell table:formula="of:=MOD((([.W$2]-1)^[.$A9]+([.W$2]+1)^[.$A9]);([.W$2]*[.W$2]))" office:value-type="float" office:value="322" calcext:value-type="float">
            <text:p>322</text:p>
          </table:table-cell>
          <table:table-cell table:formula="of:=MOD((([.X$2]-1)^[.$A9]+([.X$2]+1)^[.$A9]);([.X$2]*[.X$2]))" office:value-type="float" office:value="336" calcext:value-type="float">
            <text:p>336</text:p>
          </table:table-cell>
          <table:table-cell table:formula="of:=MOD((([.Y$2]-1)^[.$A9]+([.Y$2]+1)^[.$A9]);([.Y$2]*[.Y$2]))" office:value-type="float" office:value="350" calcext:value-type="float">
            <text:p>350</text:p>
          </table:table-cell>
          <table:table-cell table:formula="of:=MOD((([.Z$2]-1)^[.$A9]+([.Z$2]+1)^[.$A9]);([.Z$2]*[.Z$2]))" office:value-type="float" office:value="364" calcext:value-type="float">
            <text:p>364</text:p>
          </table:table-cell>
          <table:table-cell table:formula="of:=MOD((([.AA$2]-1)^[.$A9]+([.AA$2]+1)^[.$A9]);([.AA$2]*[.AA$2]))" office:value-type="float" office:value="378" calcext:value-type="float">
            <text:p>378</text:p>
          </table:table-cell>
          <table:table-cell table:formula="of:=MOD((([.AB$2]-1)^[.$A9]+([.AB$2]+1)^[.$A9]);([.AB$2]*[.AB$2]))" office:value-type="float" office:value="392" calcext:value-type="float">
            <text:p>392</text:p>
          </table:table-cell>
          <table:table-cell table:formula="of:=MOD((([.AC$2]-1)^[.$A9]+([.AC$2]+1)^[.$A9]);([.AC$2]*[.AC$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OD((([.B$2]-1)^[.$A10]+([.B$2]+1)^[.$A10]);([.B$2]*[.B$2]))" office:value-type="float" office:value="2" calcext:value-type="float">
            <text:p>2</text:p>
          </table:table-cell>
          <table:table-cell table:formula="of:=MOD((([.C$2]-1)^[.$A10]+([.C$2]+1)^[.$A10]);([.C$2]*[.C$2]))" office:value-type="float" office:value="2" calcext:value-type="float">
            <text:p>2</text:p>
          </table:table-cell>
          <table:table-cell table:formula="of:=MOD((([.D$2]-1)^[.$A10]+([.D$2]+1)^[.$A10]);([.D$2]*[.D$2]))" office:value-type="float" office:value="2" calcext:value-type="float">
            <text:p>2</text:p>
          </table:table-cell>
          <table:table-cell table:formula="of:=MOD((([.E$2]-1)^[.$A10]+([.E$2]+1)^[.$A10]);([.E$2]*[.E$2]))" office:value-type="float" office:value="2" calcext:value-type="float">
            <text:p>2</text:p>
          </table:table-cell>
          <table:table-cell table:formula="of:=MOD((([.F$2]-1)^[.$A10]+([.F$2]+1)^[.$A10]);([.F$2]*[.F$2]))" office:value-type="float" office:value="2" calcext:value-type="float">
            <text:p>2</text:p>
          </table:table-cell>
          <table:table-cell table:formula="of:=MOD((([.G$2]-1)^[.$A10]+([.G$2]+1)^[.$A10]);([.G$2]*[.G$2]))" office:value-type="float" office:value="2" calcext:value-type="float">
            <text:p>2</text:p>
          </table:table-cell>
          <table:table-cell table:formula="of:=MOD((([.H$2]-1)^[.$A10]+([.H$2]+1)^[.$A10]);([.H$2]*[.H$2]))" office:value-type="float" office:value="2" calcext:value-type="float">
            <text:p>2</text:p>
          </table:table-cell>
          <table:table-cell table:formula="of:=MOD((([.I$2]-1)^[.$A10]+([.I$2]+1)^[.$A10]);([.I$2]*[.I$2]))" office:value-type="float" office:value="2" calcext:value-type="float">
            <text:p>2</text:p>
          </table:table-cell>
          <table:table-cell table:formula="of:=MOD((([.J$2]-1)^[.$A10]+([.J$2]+1)^[.$A10]);([.J$2]*[.J$2]))" office:value-type="float" office:value="2" calcext:value-type="float">
            <text:p>2</text:p>
          </table:table-cell>
          <table:table-cell table:formula="of:=MOD((([.K$2]-1)^[.$A10]+([.K$2]+1)^[.$A10]);([.K$2]*[.K$2]))" office:value-type="float" office:value="2" calcext:value-type="float">
            <text:p>2</text:p>
          </table:table-cell>
          <table:table-cell table:formula="of:=MOD((([.L$2]-1)^[.$A10]+([.L$2]+1)^[.$A10]);([.L$2]*[.L$2]))" office:value-type="float" office:value="2" calcext:value-type="float">
            <text:p>2</text:p>
          </table:table-cell>
          <table:table-cell table:formula="of:=MOD((([.M$2]-1)^[.$A10]+([.M$2]+1)^[.$A10]);([.M$2]*[.M$2]))" office:value-type="float" office:value="2" calcext:value-type="float">
            <text:p>2</text:p>
          </table:table-cell>
          <table:table-cell table:formula="of:=MOD((([.N$2]-1)^[.$A10]+([.N$2]+1)^[.$A10]);([.N$2]*[.N$2]))" office:value-type="float" office:value="2" calcext:value-type="float">
            <text:p>2</text:p>
          </table:table-cell>
          <table:table-cell table:formula="of:=MOD((([.O$2]-1)^[.$A10]+([.O$2]+1)^[.$A10]);([.O$2]*[.O$2]))" office:value-type="float" office:value="2" calcext:value-type="float">
            <text:p>2</text:p>
          </table:table-cell>
          <table:table-cell table:formula="of:=MOD((([.P$2]-1)^[.$A10]+([.P$2]+1)^[.$A10]);([.P$2]*[.P$2]))" office:value-type="float" office:value="2" calcext:value-type="float">
            <text:p>2</text:p>
          </table:table-cell>
          <table:table-cell table:formula="of:=MOD((([.Q$2]-1)^[.$A10]+([.Q$2]+1)^[.$A10]);([.Q$2]*[.Q$2]))" office:value-type="float" office:value="2" calcext:value-type="float">
            <text:p>2</text:p>
          </table:table-cell>
          <table:table-cell table:formula="of:=MOD((([.R$2]-1)^[.$A10]+([.R$2]+1)^[.$A10]);([.R$2]*[.R$2]))" office:value-type="float" office:value="2" calcext:value-type="float">
            <text:p>2</text:p>
          </table:table-cell>
          <table:table-cell table:formula="of:=MOD((([.S$2]-1)^[.$A10]+([.S$2]+1)^[.$A10]);([.S$2]*[.S$2]))" office:value-type="float" office:value="2" calcext:value-type="float">
            <text:p>2</text:p>
          </table:table-cell>
          <table:table-cell table:formula="of:=MOD((([.T$2]-1)^[.$A10]+([.T$2]+1)^[.$A10]);([.T$2]*[.T$2]))" office:value-type="float" office:value="2" calcext:value-type="float">
            <text:p>2</text:p>
          </table:table-cell>
          <table:table-cell table:formula="of:=MOD((([.U$2]-1)^[.$A10]+([.U$2]+1)^[.$A10]);([.U$2]*[.U$2]))" office:value-type="float" office:value="2" calcext:value-type="float">
            <text:p>2</text:p>
          </table:table-cell>
          <table:table-cell table:formula="of:=MOD((([.V$2]-1)^[.$A10]+([.V$2]+1)^[.$A10]);([.V$2]*[.V$2]))" office:value-type="float" office:value="2" calcext:value-type="float">
            <text:p>2</text:p>
          </table:table-cell>
          <table:table-cell table:formula="of:=MOD((([.W$2]-1)^[.$A10]+([.W$2]+1)^[.$A10]);([.W$2]*[.W$2]))" office:value-type="float" office:value="2" calcext:value-type="float">
            <text:p>2</text:p>
          </table:table-cell>
          <table:table-cell table:formula="of:=MOD((([.X$2]-1)^[.$A10]+([.X$2]+1)^[.$A10]);([.X$2]*[.X$2]))" office:value-type="float" office:value="2" calcext:value-type="float">
            <text:p>2</text:p>
          </table:table-cell>
          <table:table-cell table:formula="of:=MOD((([.Y$2]-1)^[.$A10]+([.Y$2]+1)^[.$A10]);([.Y$2]*[.Y$2]))" office:value-type="float" office:value="2" calcext:value-type="float">
            <text:p>2</text:p>
          </table:table-cell>
          <table:table-cell table:formula="of:=MOD((([.Z$2]-1)^[.$A10]+([.Z$2]+1)^[.$A10]);([.Z$2]*[.Z$2]))" office:value-type="float" office:value="2" calcext:value-type="float">
            <text:p>2</text:p>
          </table:table-cell>
          <table:table-cell table:formula="of:=MOD((([.AA$2]-1)^[.$A10]+([.AA$2]+1)^[.$A10]);([.AA$2]*[.AA$2]))" office:value-type="float" office:value="2" calcext:value-type="float">
            <text:p>2</text:p>
          </table:table-cell>
          <table:table-cell table:formula="of:=MOD((([.AB$2]-1)^[.$A10]+([.AB$2]+1)^[.$A10]);([.AB$2]*[.AB$2]))" office:value-type="float" office:value="2" calcext:value-type="float">
            <text:p>2</text:p>
          </table:table-cell>
          <table:table-cell table:formula="of:=MOD((([.AC$2]-1)^[.$A10]+([.AC$2]+1)^[.$A10]);([.AC$2]*[.AC$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OD((([.B$2]-1)^[.$A11]+([.B$2]+1)^[.$A11]);([.B$2]*[.B$2]))" office:value-type="float" office:value="0" calcext:value-type="float">
            <text:p>0</text:p>
          </table:table-cell>
          <table:table-cell table:formula="of:=MOD((([.C$2]-1)^[.$A11]+([.C$2]+1)^[.$A11]);([.C$2]*[.C$2]))" office:value-type="float" office:value="0" calcext:value-type="float">
            <text:p>0</text:p>
          </table:table-cell>
          <table:table-cell table:formula="of:=MOD((([.D$2]-1)^[.$A11]+([.D$2]+1)^[.$A11]);([.D$2]*[.D$2]))" office:value-type="float" office:value="8" calcext:value-type="float">
            <text:p>8</text:p>
          </table:table-cell>
          <table:table-cell table:formula="of:=MOD((([.E$2]-1)^[.$A11]+([.E$2]+1)^[.$A11]);([.E$2]*[.E$2]))" office:value-type="float" office:value="15" calcext:value-type="float">
            <text:p>15</text:p>
          </table:table-cell>
          <table:table-cell table:formula="of:=MOD((([.F$2]-1)^[.$A11]+([.F$2]+1)^[.$A11]);([.F$2]*[.F$2]))" office:value-type="float" office:value="0" calcext:value-type="float">
            <text:p>0</text:p>
          </table:table-cell>
          <table:table-cell table:formula="of:=MOD((([.G$2]-1)^[.$A11]+([.G$2]+1)^[.$A11]);([.G$2]*[.G$2]))" office:value-type="float" office:value="28" calcext:value-type="float">
            <text:p>28</text:p>
          </table:table-cell>
          <table:table-cell table:formula="of:=MOD((([.H$2]-1)^[.$A11]+([.H$2]+1)^[.$A11]);([.H$2]*[.H$2]))" office:value-type="float" office:value="16" calcext:value-type="float">
            <text:p>16</text:p>
          </table:table-cell>
          <table:table-cell table:formula="of:=MOD((([.I$2]-1)^[.$A11]+([.I$2]+1)^[.$A11]);([.I$2]*[.I$2]))" office:value-type="float" office:value="0" calcext:value-type="float">
            <text:p>0</text:p>
          </table:table-cell>
          <table:table-cell table:formula="of:=MOD((([.J$2]-1)^[.$A11]+([.J$2]+1)^[.$A11]);([.J$2]*[.J$2]))" office:value-type="float" office:value="80" calcext:value-type="float">
            <text:p>80</text:p>
          </table:table-cell>
          <table:table-cell table:formula="of:=MOD((([.K$2]-1)^[.$A11]+([.K$2]+1)^[.$A11]);([.K$2]*[.K$2]))" office:value-type="float" office:value="77" calcext:value-type="float">
            <text:p>77</text:p>
          </table:table-cell>
          <table:table-cell table:formula="of:=MOD((([.L$2]-1)^[.$A11]+([.L$2]+1)^[.$A11]);([.L$2]*[.L$2]))" office:value-type="float" office:value="72" calcext:value-type="float">
            <text:p>72</text:p>
          </table:table-cell>
          <table:table-cell table:formula="of:=MOD((([.M$2]-1)^[.$A11]+([.M$2]+1)^[.$A11]);([.M$2]*[.M$2]))" office:value-type="float" office:value="65" calcext:value-type="float">
            <text:p>65</text:p>
          </table:table-cell>
          <table:table-cell table:formula="of:=MOD((([.N$2]-1)^[.$A11]+([.N$2]+1)^[.$A11]);([.N$2]*[.N$2]))" office:value-type="float" office:value="56" calcext:value-type="float">
            <text:p>56</text:p>
          </table:table-cell>
          <table:table-cell table:formula="of:=MOD((([.O$2]-1)^[.$A11]+([.O$2]+1)^[.$A11]);([.O$2]*[.O$2]))" office:value-type="float" office:value="45" calcext:value-type="float">
            <text:p>45</text:p>
          </table:table-cell>
          <table:table-cell table:formula="of:=MOD((([.P$2]-1)^[.$A11]+([.P$2]+1)^[.$A11]);([.P$2]*[.P$2]))" office:value-type="float" office:value="32" calcext:value-type="float">
            <text:p>32</text:p>
          </table:table-cell>
          <table:table-cell table:formula="of:=MOD((([.Q$2]-1)^[.$A11]+([.Q$2]+1)^[.$A11]);([.Q$2]*[.Q$2]))" office:value-type="float" office:value="17" calcext:value-type="float">
            <text:p>17</text:p>
          </table:table-cell>
          <table:table-cell table:formula="of:=MOD((([.R$2]-1)^[.$A11]+([.R$2]+1)^[.$A11]);([.R$2]*[.R$2]))" office:value-type="float" office:value="0" calcext:value-type="float">
            <text:p>0</text:p>
          </table:table-cell>
          <table:table-cell table:formula="of:=MOD((([.S$2]-1)^[.$A11]+([.S$2]+1)^[.$A11]);([.S$2]*[.S$2]))" office:value-type="float" office:value="342" calcext:value-type="float">
            <text:p>342</text:p>
          </table:table-cell>
          <table:table-cell table:formula="of:=MOD((([.T$2]-1)^[.$A11]+([.T$2]+1)^[.$A11]);([.T$2]*[.T$2]))" office:value-type="float" office:value="360" calcext:value-type="float">
            <text:p>360</text:p>
          </table:table-cell>
          <table:table-cell table:formula="of:=MOD((([.U$2]-1)^[.$A11]+([.U$2]+1)^[.$A11]);([.U$2]*[.U$2]))" office:value-type="float" office:value="378" calcext:value-type="float">
            <text:p>378</text:p>
          </table:table-cell>
          <table:table-cell table:formula="of:=MOD((([.V$2]-1)^[.$A11]+([.V$2]+1)^[.$A11]);([.V$2]*[.V$2]))" office:value-type="float" office:value="396" calcext:value-type="float">
            <text:p>396</text:p>
          </table:table-cell>
          <table:table-cell table:formula="of:=MOD((([.W$2]-1)^[.$A11]+([.W$2]+1)^[.$A11]);([.W$2]*[.W$2]))" office:value-type="float" office:value="414" calcext:value-type="float">
            <text:p>414</text:p>
          </table:table-cell>
          <table:table-cell table:formula="of:=MOD((([.X$2]-1)^[.$A11]+([.X$2]+1)^[.$A11]);([.X$2]*[.X$2]))" office:value-type="float" office:value="432" calcext:value-type="float">
            <text:p>432</text:p>
          </table:table-cell>
          <table:table-cell table:formula="of:=MOD((([.Y$2]-1)^[.$A11]+([.Y$2]+1)^[.$A11]);([.Y$2]*[.Y$2]))" office:value-type="float" office:value="450" calcext:value-type="float">
            <text:p>450</text:p>
          </table:table-cell>
          <table:table-cell table:formula="of:=MOD((([.Z$2]-1)^[.$A11]+([.Z$2]+1)^[.$A11]);([.Z$2]*[.Z$2]))" office:value-type="float" office:value="468" calcext:value-type="float">
            <text:p>468</text:p>
          </table:table-cell>
          <table:table-cell table:formula="of:=MOD((([.AA$2]-1)^[.$A11]+([.AA$2]+1)^[.$A11]);([.AA$2]*[.AA$2]))" office:value-type="float" office:value="486" calcext:value-type="float">
            <text:p>486</text:p>
          </table:table-cell>
          <table:table-cell table:formula="of:=MOD((([.AB$2]-1)^[.$A11]+([.AB$2]+1)^[.$A11]);([.AB$2]*[.AB$2]))" office:value-type="float" office:value="504" calcext:value-type="float">
            <text:p>504</text:p>
          </table:table-cell>
          <table:table-cell table:formula="of:=MOD((([.AC$2]-1)^[.$A11]+([.AC$2]+1)^[.$A11]);([.AC$2]*[.AC$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OD((([.B$2]-1)^[.$A12]+([.B$2]+1)^[.$A12]);([.B$2]*[.B$2]))" office:value-type="float" office:value="2" calcext:value-type="float">
            <text:p>2</text:p>
          </table:table-cell>
          <table:table-cell table:formula="of:=MOD((([.C$2]-1)^[.$A12]+([.C$2]+1)^[.$A12]);([.C$2]*[.C$2]))" office:value-type="float" office:value="2" calcext:value-type="float">
            <text:p>2</text:p>
          </table:table-cell>
          <table:table-cell table:formula="of:=MOD((([.D$2]-1)^[.$A12]+([.D$2]+1)^[.$A12]);([.D$2]*[.D$2]))" office:value-type="float" office:value="2" calcext:value-type="float">
            <text:p>2</text:p>
          </table:table-cell>
          <table:table-cell table:formula="of:=MOD((([.E$2]-1)^[.$A12]+([.E$2]+1)^[.$A12]);([.E$2]*[.E$2]))" office:value-type="float" office:value="2" calcext:value-type="float">
            <text:p>2</text:p>
          </table:table-cell>
          <table:table-cell table:formula="of:=MOD((([.F$2]-1)^[.$A12]+([.F$2]+1)^[.$A12]);([.F$2]*[.F$2]))" office:value-type="float" office:value="2" calcext:value-type="float">
            <text:p>2</text:p>
          </table:table-cell>
          <table:table-cell table:formula="of:=MOD((([.G$2]-1)^[.$A12]+([.G$2]+1)^[.$A12]);([.G$2]*[.G$2]))" office:value-type="float" office:value="2" calcext:value-type="float">
            <text:p>2</text:p>
          </table:table-cell>
          <table:table-cell table:formula="of:=MOD((([.H$2]-1)^[.$A12]+([.H$2]+1)^[.$A12]);([.H$2]*[.H$2]))" office:value-type="float" office:value="2" calcext:value-type="float">
            <text:p>2</text:p>
          </table:table-cell>
          <table:table-cell table:formula="of:=MOD((([.I$2]-1)^[.$A12]+([.I$2]+1)^[.$A12]);([.I$2]*[.I$2]))" office:value-type="float" office:value="2" calcext:value-type="float">
            <text:p>2</text:p>
          </table:table-cell>
          <table:table-cell table:formula="of:=MOD((([.J$2]-1)^[.$A12]+([.J$2]+1)^[.$A12]);([.J$2]*[.J$2]))" office:value-type="float" office:value="2" calcext:value-type="float">
            <text:p>2</text:p>
          </table:table-cell>
          <table:table-cell table:formula="of:=MOD((([.K$2]-1)^[.$A12]+([.K$2]+1)^[.$A12]);([.K$2]*[.K$2]))" office:value-type="float" office:value="2" calcext:value-type="float">
            <text:p>2</text:p>
          </table:table-cell>
          <table:table-cell table:formula="of:=MOD((([.L$2]-1)^[.$A12]+([.L$2]+1)^[.$A12]);([.L$2]*[.L$2]))" office:value-type="float" office:value="2" calcext:value-type="float">
            <text:p>2</text:p>
          </table:table-cell>
          <table:table-cell table:formula="of:=MOD((([.M$2]-1)^[.$A12]+([.M$2]+1)^[.$A12]);([.M$2]*[.M$2]))" office:value-type="float" office:value="2" calcext:value-type="float">
            <text:p>2</text:p>
          </table:table-cell>
          <table:table-cell table:formula="of:=MOD((([.N$2]-1)^[.$A12]+([.N$2]+1)^[.$A12]);([.N$2]*[.N$2]))" office:value-type="float" office:value="2" calcext:value-type="float">
            <text:p>2</text:p>
          </table:table-cell>
          <table:table-cell table:formula="of:=MOD((([.O$2]-1)^[.$A12]+([.O$2]+1)^[.$A12]);([.O$2]*[.O$2]))" office:value-type="float" office:value="2" calcext:value-type="float">
            <text:p>2</text:p>
          </table:table-cell>
          <table:table-cell table:formula="of:=MOD((([.P$2]-1)^[.$A12]+([.P$2]+1)^[.$A12]);([.P$2]*[.P$2]))" office:value-type="float" office:value="2" calcext:value-type="float">
            <text:p>2</text:p>
          </table:table-cell>
          <table:table-cell table:formula="of:=MOD((([.Q$2]-1)^[.$A12]+([.Q$2]+1)^[.$A12]);([.Q$2]*[.Q$2]))" office:value-type="float" office:value="2" calcext:value-type="float">
            <text:p>2</text:p>
          </table:table-cell>
          <table:table-cell table:formula="of:=MOD((([.R$2]-1)^[.$A12]+([.R$2]+1)^[.$A12]);([.R$2]*[.R$2]))" office:value-type="float" office:value="2" calcext:value-type="float">
            <text:p>2</text:p>
          </table:table-cell>
          <table:table-cell table:formula="of:=MOD((([.S$2]-1)^[.$A12]+([.S$2]+1)^[.$A12]);([.S$2]*[.S$2]))" office:value-type="float" office:value="2" calcext:value-type="float">
            <text:p>2</text:p>
          </table:table-cell>
          <table:table-cell table:formula="of:=MOD((([.T$2]-1)^[.$A12]+([.T$2]+1)^[.$A12]);([.T$2]*[.T$2]))" office:value-type="float" office:value="2" calcext:value-type="float">
            <text:p>2</text:p>
          </table:table-cell>
          <table:table-cell table:formula="of:=MOD((([.U$2]-1)^[.$A12]+([.U$2]+1)^[.$A12]);([.U$2]*[.U$2]))" office:value-type="float" office:value="2" calcext:value-type="float">
            <text:p>2</text:p>
          </table:table-cell>
          <table:table-cell table:formula="of:=MOD((([.V$2]-1)^[.$A12]+([.V$2]+1)^[.$A12]);([.V$2]*[.V$2]))" office:value-type="float" office:value="2" calcext:value-type="float">
            <text:p>2</text:p>
          </table:table-cell>
          <table:table-cell table:formula="of:=MOD((([.W$2]-1)^[.$A12]+([.W$2]+1)^[.$A12]);([.W$2]*[.W$2]))" office:value-type="float" office:value="2" calcext:value-type="float">
            <text:p>2</text:p>
          </table:table-cell>
          <table:table-cell table:formula="of:=MOD((([.X$2]-1)^[.$A12]+([.X$2]+1)^[.$A12]);([.X$2]*[.X$2]))" office:value-type="float" office:value="2" calcext:value-type="float">
            <text:p>2</text:p>
          </table:table-cell>
          <table:table-cell table:formula="of:=MOD((([.Y$2]-1)^[.$A12]+([.Y$2]+1)^[.$A12]);([.Y$2]*[.Y$2]))" office:value-type="float" office:value="2" calcext:value-type="float">
            <text:p>2</text:p>
          </table:table-cell>
          <table:table-cell table:formula="of:=MOD((([.Z$2]-1)^[.$A12]+([.Z$2]+1)^[.$A12]);([.Z$2]*[.Z$2]))" office:value-type="float" office:value="2" calcext:value-type="float">
            <text:p>2</text:p>
          </table:table-cell>
          <table:table-cell table:formula="of:=MOD((([.AA$2]-1)^[.$A12]+([.AA$2]+1)^[.$A12]);([.AA$2]*[.AA$2]))" office:value-type="float" office:value="2" calcext:value-type="float">
            <text:p>2</text:p>
          </table:table-cell>
          <table:table-cell table:formula="of:=MOD((([.AB$2]-1)^[.$A12]+([.AB$2]+1)^[.$A12]);([.AB$2]*[.AB$2])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OD((([.B$2]-1)^[.$A13]+([.B$2]+1)^[.$A13]);([.B$2]*[.B$2]))" office:value-type="float" office:value="0" calcext:value-type="float">
            <text:p>0</text:p>
          </table:table-cell>
          <table:table-cell table:formula="of:=MOD((([.C$2]-1)^[.$A13]+([.C$2]+1)^[.$A13]);([.C$2]*[.C$2]))" office:value-type="float" office:value="3" calcext:value-type="float">
            <text:p>3</text:p>
          </table:table-cell>
          <table:table-cell table:formula="of:=MOD((([.D$2]-1)^[.$A13]+([.D$2]+1)^[.$A13]);([.D$2]*[.D$2]))" office:value-type="float" office:value="8" calcext:value-type="float">
            <text:p>8</text:p>
          </table:table-cell>
          <table:table-cell table:formula="of:=MOD((([.E$2]-1)^[.$A13]+([.E$2]+1)^[.$A13]);([.E$2]*[.E$2]))" office:value-type="float" office:value="10" calcext:value-type="float">
            <text:p>10</text:p>
          </table:table-cell>
          <table:table-cell table:formula="of:=MOD((([.F$2]-1)^[.$A13]+([.F$2]+1)^[.$A13]);([.F$2]*[.F$2]))" office:value-type="float" office:value="24" calcext:value-type="float">
            <text:p>24</text:p>
          </table:table-cell>
          <table:table-cell table:formula="of:=MOD((([.G$2]-1)^[.$A13]+([.G$2]+1)^[.$A13]);([.G$2]*[.G$2]))" office:value-type="float" office:value="7" calcext:value-type="float">
            <text:p>7</text:p>
          </table:table-cell>
          <table:table-cell table:formula="of:=MOD((([.H$2]-1)^[.$A13]+([.H$2]+1)^[.$A13]);([.H$2]*[.H$2]))" office:value-type="float" office:value="48" calcext:value-type="float">
            <text:p>48</text:p>
          </table:table-cell>
          <table:table-cell table:formula="of:=MOD((([.I$2]-1)^[.$A13]+([.I$2]+1)^[.$A13]);([.I$2]*[.I$2]))" office:value-type="float" office:value="36" calcext:value-type="float">
            <text:p>36</text:p>
          </table:table-cell>
          <table:table-cell table:formula="of:=MOD((([.J$2]-1)^[.$A13]+([.J$2]+1)^[.$A13]);([.J$2]*[.J$2]))" office:value-type="float" office:value="20" calcext:value-type="float">
            <text:p>20</text:p>
          </table:table-cell>
          <table:table-cell table:formula="of:=MOD((([.K$2]-1)^[.$A13]+([.K$2]+1)^[.$A13]);([.K$2]*[.K$2]))" office:value-type="float" office:value="0" calcext:value-type="float">
            <text:p>0</text:p>
          </table:table-cell>
          <table:table-cell table:formula="of:=MOD((([.L$2]-1)^[.$A13]+([.L$2]+1)^[.$A13]);([.L$2]*[.L$2]))" office:value-type="float" office:value="120" calcext:value-type="float">
            <text:p>120</text:p>
          </table:table-cell>
          <table:table-cell table:formula="of:=MOD((([.M$2]-1)^[.$A13]+([.M$2]+1)^[.$A13]);([.M$2]*[.M$2]))" office:value-type="float" office:value="117" calcext:value-type="float">
            <text:p>117</text:p>
          </table:table-cell>
          <table:table-cell table:formula="of:=MOD((([.N$2]-1)^[.$A13]+([.N$2]+1)^[.$A13]);([.N$2]*[.N$2]))" office:value-type="float" office:value="112" calcext:value-type="float">
            <text:p>112</text:p>
          </table:table-cell>
          <table:table-cell table:formula="of:=MOD((([.O$2]-1)^[.$A13]+([.O$2]+1)^[.$A13]);([.O$2]*[.O$2]))" office:value-type="float" office:value="105" calcext:value-type="float">
            <text:p>105</text:p>
          </table:table-cell>
          <table:table-cell table:formula="of:=MOD((([.P$2]-1)^[.$A13]+([.P$2]+1)^[.$A13]);([.P$2]*[.P$2]))" office:value-type="float" office:value="96" calcext:value-type="float">
            <text:p>96</text:p>
          </table:table-cell>
          <table:table-cell table:formula="of:=MOD((([.Q$2]-1)^[.$A13]+([.Q$2]+1)^[.$A13]);([.Q$2]*[.Q$2]))" office:value-type="float" office:value="85" calcext:value-type="float">
            <text:p>85</text:p>
          </table:table-cell>
          <table:table-cell table:formula="of:=MOD((([.R$2]-1)^[.$A13]+([.R$2]+1)^[.$A13]);([.R$2]*[.R$2]))" office:value-type="float" office:value="72" calcext:value-type="float">
            <text:p>72</text:p>
          </table:table-cell>
          <table:table-cell table:formula="of:=MOD((([.S$2]-1)^[.$A13]+([.S$2]+1)^[.$A13]);([.S$2]*[.S$2]))" office:value-type="float" office:value="57" calcext:value-type="float">
            <text:p>57</text:p>
          </table:table-cell>
          <table:table-cell table:formula="of:=MOD((([.T$2]-1)^[.$A13]+([.T$2]+1)^[.$A13]);([.T$2]*[.T$2]))" office:value-type="float" office:value="40" calcext:value-type="float">
            <text:p>40</text:p>
          </table:table-cell>
          <table:table-cell table:formula="of:=MOD((([.U$2]-1)^[.$A13]+([.U$2]+1)^[.$A13]);([.U$2]*[.U$2]))" office:value-type="float" office:value="21" calcext:value-type="float">
            <text:p>21</text:p>
          </table:table-cell>
          <table:table-cell table:formula="of:=MOD((([.V$2]-1)^[.$A13]+([.V$2]+1)^[.$A13]);([.V$2]*[.V$2]))" office:value-type="float" office:value="0" calcext:value-type="float">
            <text:p>0</text:p>
          </table:table-cell>
          <table:table-cell table:formula="of:=MOD((([.W$2]-1)^[.$A13]+([.W$2]+1)^[.$A13]);([.W$2]*[.W$2]))" office:value-type="float" office:value="506" calcext:value-type="float">
            <text:p>506</text:p>
          </table:table-cell>
          <table:table-cell table:formula="of:=MOD((([.X$2]-1)^[.$A13]+([.X$2]+1)^[.$A13]);([.X$2]*[.X$2]))" office:value-type="float" office:value="528" calcext:value-type="float">
            <text:p>528</text:p>
          </table:table-cell>
          <table:table-cell table:formula="of:=MOD((([.Y$2]-1)^[.$A13]+([.Y$2]+1)^[.$A13]);([.Y$2]*[.Y$2]))" office:value-type="float" office:value="550" calcext:value-type="float">
            <text:p>550</text:p>
          </table:table-cell>
          <table:table-cell table:formula="of:=MOD((([.Z$2]-1)^[.$A13]+([.Z$2]+1)^[.$A13]);([.Z$2]*[.Z$2]))" office:value-type="float" office:value="572" calcext:value-type="float">
            <text:p>572</text:p>
          </table:table-cell>
          <table:table-cell table:formula="of:=MOD((([.AA$2]-1)^[.$A13]+([.AA$2]+1)^[.$A13]);([.AA$2]*[.AA$2]))" office:value-type="float" office:value="594" calcext:value-type="float">
            <text:p>594</text:p>
          </table:table-cell>
          <table:table-cell table:formula="of:=MOD((([.AB$2]-1)^[.$A13]+([.AB$2]+1)^[.$A13]);([.AB$2]*[.AB$2]))"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OD((([.B$2]-1)^[.$A14]+([.B$2]+1)^[.$A14]);([.B$2]*[.B$2]))" office:value-type="float" office:value="2" calcext:value-type="float">
            <text:p>2</text:p>
          </table:table-cell>
          <table:table-cell table:formula="of:=MOD((([.C$2]-1)^[.$A14]+([.C$2]+1)^[.$A14]);([.C$2]*[.C$2]))" office:value-type="float" office:value="2" calcext:value-type="float">
            <text:p>2</text:p>
          </table:table-cell>
          <table:table-cell table:formula="of:=MOD((([.D$2]-1)^[.$A14]+([.D$2]+1)^[.$A14]);([.D$2]*[.D$2]))" office:value-type="float" office:value="2" calcext:value-type="float">
            <text:p>2</text:p>
          </table:table-cell>
          <table:table-cell table:formula="of:=MOD((([.E$2]-1)^[.$A14]+([.E$2]+1)^[.$A14]);([.E$2]*[.E$2]))" office:value-type="float" office:value="2" calcext:value-type="float">
            <text:p>2</text:p>
          </table:table-cell>
          <table:table-cell table:formula="of:=MOD((([.F$2]-1)^[.$A14]+([.F$2]+1)^[.$A14]);([.F$2]*[.F$2]))" office:value-type="float" office:value="2" calcext:value-type="float">
            <text:p>2</text:p>
          </table:table-cell>
          <table:table-cell table:formula="of:=MOD((([.G$2]-1)^[.$A14]+([.G$2]+1)^[.$A14]);([.G$2]*[.G$2]))" office:value-type="float" office:value="2" calcext:value-type="float">
            <text:p>2</text:p>
          </table:table-cell>
          <table:table-cell table:formula="of:=MOD((([.H$2]-1)^[.$A14]+([.H$2]+1)^[.$A14]);([.H$2]*[.H$2]))" office:value-type="float" office:value="2" calcext:value-type="float">
            <text:p>2</text:p>
          </table:table-cell>
          <table:table-cell table:formula="of:=MOD((([.I$2]-1)^[.$A14]+([.I$2]+1)^[.$A14]);([.I$2]*[.I$2]))" office:value-type="float" office:value="2" calcext:value-type="float">
            <text:p>2</text:p>
          </table:table-cell>
          <table:table-cell table:formula="of:=MOD((([.J$2]-1)^[.$A14]+([.J$2]+1)^[.$A14]);([.J$2]*[.J$2]))" office:value-type="float" office:value="2" calcext:value-type="float">
            <text:p>2</text:p>
          </table:table-cell>
          <table:table-cell table:formula="of:=MOD((([.K$2]-1)^[.$A14]+([.K$2]+1)^[.$A14]);([.K$2]*[.K$2]))" office:value-type="float" office:value="2" calcext:value-type="float">
            <text:p>2</text:p>
          </table:table-cell>
          <table:table-cell table:formula="of:=MOD((([.L$2]-1)^[.$A14]+([.L$2]+1)^[.$A14]);([.L$2]*[.L$2]))" office:value-type="float" office:value="2" calcext:value-type="float">
            <text:p>2</text:p>
          </table:table-cell>
          <table:table-cell table:formula="of:=MOD((([.M$2]-1)^[.$A14]+([.M$2]+1)^[.$A14]);([.M$2]*[.M$2]))" office:value-type="float" office:value="2" calcext:value-type="float">
            <text:p>2</text:p>
          </table:table-cell>
          <table:table-cell table:formula="of:=MOD((([.N$2]-1)^[.$A14]+([.N$2]+1)^[.$A14]);([.N$2]*[.N$2]))" office:value-type="float" office:value="2" calcext:value-type="float">
            <text:p>2</text:p>
          </table:table-cell>
          <table:table-cell table:formula="of:=MOD((([.O$2]-1)^[.$A14]+([.O$2]+1)^[.$A14]);([.O$2]*[.O$2]))" office:value-type="float" office:value="2" calcext:value-type="float">
            <text:p>2</text:p>
          </table:table-cell>
          <table:table-cell table:formula="of:=MOD((([.P$2]-1)^[.$A14]+([.P$2]+1)^[.$A14]);([.P$2]*[.P$2]))" office:value-type="float" office:value="2" calcext:value-type="float">
            <text:p>2</text:p>
          </table:table-cell>
          <table:table-cell table:formula="of:=MOD((([.Q$2]-1)^[.$A14]+([.Q$2]+1)^[.$A14]);([.Q$2]*[.Q$2]))" office:value-type="float" office:value="2" calcext:value-type="float">
            <text:p>2</text:p>
          </table:table-cell>
          <table:table-cell table:formula="of:=MOD((([.R$2]-1)^[.$A14]+([.R$2]+1)^[.$A14]);([.R$2]*[.R$2]))" office:value-type="float" office:value="2" calcext:value-type="float">
            <text:p>2</text:p>
          </table:table-cell>
          <table:table-cell table:formula="of:=MOD((([.S$2]-1)^[.$A14]+([.S$2]+1)^[.$A14]);([.S$2]*[.S$2]))" office:value-type="float" office:value="2" calcext:value-type="float">
            <text:p>2</text:p>
          </table:table-cell>
          <table:table-cell table:formula="of:=MOD((([.T$2]-1)^[.$A14]+([.T$2]+1)^[.$A14]);([.T$2]*[.T$2]))" office:value-type="float" office:value="0" calcext:value-type="float">
            <text:p>0</text:p>
          </table:table-cell>
          <table:table-cell table:formula="of:=MOD((([.U$2]-1)^[.$A14]+([.U$2]+1)^[.$A14]);([.U$2]*[.U$2]))" office:value-type="float" office:value="0" calcext:value-type="float">
            <text:p>0</text:p>
          </table:table-cell>
          <table:table-cell table:formula="of:=MOD((([.V$2]-1)^[.$A14]+([.V$2]+1)^[.$A14]);([.V$2]*[.V$2]))" office:value-type="float" office:value="0" calcext:value-type="float">
            <text:p>0</text:p>
          </table:table-cell>
          <table:table-cell table:formula="of:=MOD((([.W$2]-1)^[.$A14]+([.W$2]+1)^[.$A14]);([.W$2]*[.W$2]))" office:value-type="float" office:value="0" calcext:value-type="float">
            <text:p>0</text:p>
          </table:table-cell>
          <table:table-cell table:formula="of:=MOD((([.X$2]-1)^[.$A14]+([.X$2]+1)^[.$A14]);([.X$2]*[.X$2]))" office:value-type="float" office:value="0" calcext:value-type="float">
            <text:p>0</text:p>
          </table:table-cell>
          <table:table-cell table:formula="of:=MOD((([.Y$2]-1)^[.$A14]+([.Y$2]+1)^[.$A14]);([.Y$2]*[.Y$2]))" office:value-type="float" office:value="0" calcext:value-type="float">
            <text:p>0</text:p>
          </table:table-cell>
          <table:table-cell table:formula="of:=MOD((([.Z$2]-1)^[.$A14]+([.Z$2]+1)^[.$A14]);([.Z$2]*[.Z$2]))" office:value-type="float" office:value="0" calcext:value-type="float">
            <text:p>0</text:p>
          </table:table-cell>
          <table:table-cell table:formula="of:=MOD((([.AA$2]-1)^[.$A14]+([.AA$2]+1)^[.$A14]);([.AA$2]*[.AA$2]))" office:value-type="float" office:value="0" calcext:value-type="float">
            <text:p>0</text:p>
          </table:table-cell>
          <table:table-cell table:formula="of:=MOD((([.AB$2]-1)^[.$A14]+([.AB$2]+1)^[.$A14]);([.AB$2]*[.AB$2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OD((([.B$2]-1)^[.$A15]+([.B$2]+1)^[.$A15]);([.B$2]*[.B$2]))" office:value-type="float" office:value="0" calcext:value-type="float">
            <text:p>0</text:p>
          </table:table-cell>
          <table:table-cell table:formula="of:=MOD((([.C$2]-1)^[.$A15]+([.C$2]+1)^[.$A15]);([.C$2]*[.C$2]))" office:value-type="float" office:value="6" calcext:value-type="float">
            <text:p>6</text:p>
          </table:table-cell>
          <table:table-cell table:formula="of:=MOD((([.D$2]-1)^[.$A15]+([.D$2]+1)^[.$A15]);([.D$2]*[.D$2]))" office:value-type="float" office:value="8" calcext:value-type="float">
            <text:p>8</text:p>
          </table:table-cell>
          <table:table-cell table:formula="of:=MOD((([.E$2]-1)^[.$A15]+([.E$2]+1)^[.$A15]);([.E$2]*[.E$2]))" office:value-type="float" office:value="5" calcext:value-type="float">
            <text:p>5</text:p>
          </table:table-cell>
          <table:table-cell table:formula="of:=MOD((([.F$2]-1)^[.$A15]+([.F$2]+1)^[.$A15]);([.F$2]*[.F$2]))" office:value-type="float" office:value="12" calcext:value-type="float">
            <text:p>12</text:p>
          </table:table-cell>
          <table:table-cell table:formula="of:=MOD((([.G$2]-1)^[.$A15]+([.G$2]+1)^[.$A15]);([.G$2]*[.G$2]))" office:value-type="float" office:value="35" calcext:value-type="float">
            <text:p>35</text:p>
          </table:table-cell>
          <table:table-cell table:formula="of:=MOD((([.H$2]-1)^[.$A15]+([.H$2]+1)^[.$A15]);([.H$2]*[.H$2]))" office:value-type="float" office:value="16" calcext:value-type="float">
            <text:p>16</text:p>
          </table:table-cell>
          <table:table-cell table:formula="of:=MOD((([.I$2]-1)^[.$A15]+([.I$2]+1)^[.$A15]);([.I$2]*[.I$2]))" office:value-type="float" office:value="72" calcext:value-type="float">
            <text:p>72</text:p>
          </table:table-cell>
          <table:table-cell table:formula="of:=MOD((([.J$2]-1)^[.$A15]+([.J$2]+1)^[.$A15]);([.J$2]*[.J$2]))" office:value-type="float" office:value="60" calcext:value-type="float">
            <text:p>60</text:p>
          </table:table-cell>
          <table:table-cell table:formula="of:=MOD((([.K$2]-1)^[.$A15]+([.K$2]+1)^[.$A15]);([.K$2]*[.K$2]))" office:value-type="float" office:value="44" calcext:value-type="float">
            <text:p>44</text:p>
          </table:table-cell>
          <table:table-cell table:formula="of:=MOD((([.L$2]-1)^[.$A15]+([.L$2]+1)^[.$A15]);([.L$2]*[.L$2]))" office:value-type="float" office:value="24" calcext:value-type="float">
            <text:p>24</text:p>
          </table:table-cell>
          <table:table-cell table:formula="of:=MOD((([.M$2]-1)^[.$A15]+([.M$2]+1)^[.$A15]);([.M$2]*[.M$2]))" office:value-type="float" office:value="0" calcext:value-type="float">
            <text:p>0</text:p>
          </table:table-cell>
          <table:table-cell table:formula="of:=MOD((([.N$2]-1)^[.$A15]+([.N$2]+1)^[.$A15]);([.N$2]*[.N$2]))" office:value-type="float" office:value="168" calcext:value-type="float">
            <text:p>168</text:p>
          </table:table-cell>
          <table:table-cell table:formula="of:=MOD((([.O$2]-1)^[.$A15]+([.O$2]+1)^[.$A15]);([.O$2]*[.O$2]))" office:value-type="float" office:value="165" calcext:value-type="float">
            <text:p>165</text:p>
          </table:table-cell>
          <table:table-cell table:formula="of:=MOD((([.P$2]-1)^[.$A15]+([.P$2]+1)^[.$A15]);([.P$2]*[.P$2]))" office:value-type="float" office:value="160" calcext:value-type="float">
            <text:p>160</text:p>
          </table:table-cell>
          <table:table-cell table:formula="of:=MOD((([.Q$2]-1)^[.$A15]+([.Q$2]+1)^[.$A15]);([.Q$2]*[.Q$2]))" office:value-type="float" office:value="152" calcext:value-type="float">
            <text:p>152</text:p>
          </table:table-cell>
          <table:table-cell table:formula="of:=MOD((([.R$2]-1)^[.$A15]+([.R$2]+1)^[.$A15]);([.R$2]*[.R$2]))" office:value-type="float" office:value="0" calcext:value-type="float">
            <text:p>0</text:p>
          </table:table-cell>
          <table:table-cell table:formula="of:=MOD((([.S$2]-1)^[.$A15]+([.S$2]+1)^[.$A15]);([.S$2]*[.S$2]))" office:value-type="float" office:value="0" calcext:value-type="float">
            <text:p>0</text:p>
          </table:table-cell>
          <table:table-cell table:formula="of:=MOD((([.T$2]-1)^[.$A15]+([.T$2]+1)^[.$A15]);([.T$2]*[.T$2]))" office:value-type="float" office:value="0" calcext:value-type="float">
            <text:p>0</text:p>
          </table:table-cell>
          <table:table-cell table:formula="of:=MOD((([.U$2]-1)^[.$A15]+([.U$2]+1)^[.$A15]);([.U$2]*[.U$2]))" office:value-type="float" office:value="0" calcext:value-type="float">
            <text:p>0</text:p>
          </table:table-cell>
          <table:table-cell table:formula="of:=MOD((([.V$2]-1)^[.$A15]+([.V$2]+1)^[.$A15]);([.V$2]*[.V$2]))" office:value-type="float" office:value="0" calcext:value-type="float">
            <text:p>0</text:p>
          </table:table-cell>
          <table:table-cell table:formula="of:=MOD((([.W$2]-1)^[.$A15]+([.W$2]+1)^[.$A15]);([.W$2]*[.W$2]))" office:value-type="float" office:value="0" calcext:value-type="float">
            <text:p>0</text:p>
          </table:table-cell>
          <table:table-cell table:formula="of:=MOD((([.X$2]-1)^[.$A15]+([.X$2]+1)^[.$A15]);([.X$2]*[.X$2]))" office:value-type="float" office:value="0" calcext:value-type="float">
            <text:p>0</text:p>
          </table:table-cell>
          <table:table-cell table:formula="of:=MOD((([.Y$2]-1)^[.$A15]+([.Y$2]+1)^[.$A15]);([.Y$2]*[.Y$2]))" office:value-type="float" office:value="0" calcext:value-type="float">
            <text:p>0</text:p>
          </table:table-cell>
          <table:table-cell table:formula="of:=MOD((([.Z$2]-1)^[.$A15]+([.Z$2]+1)^[.$A15]);([.Z$2]*[.Z$2]))" office:value-type="float" office:value="0" calcext:value-type="float">
            <text:p>0</text:p>
          </table:table-cell>
          <table:table-cell table:formula="of:=MOD((([.AA$2]-1)^[.$A15]+([.AA$2]+1)^[.$A15]);([.AA$2]*[.AA$2]))" office:value-type="float" office:value="0" calcext:value-type="float">
            <text:p>0</text:p>
          </table:table-cell>
          <table:table-cell table:formula="of:=MOD((([.AB$2]-1)^[.$A15]+([.AB$2]+1)^[.$A15]);([.AB$2]*[.AB$2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OD((([.B$2]-1)^[.$A16]+([.B$2]+1)^[.$A16]);([.B$2]*[.B$2]))" office:value-type="float" office:value="2" calcext:value-type="float">
            <text:p>2</text:p>
          </table:table-cell>
          <table:table-cell table:formula="of:=MOD((([.C$2]-1)^[.$A16]+([.C$2]+1)^[.$A16]);([.C$2]*[.C$2]))" office:value-type="float" office:value="2" calcext:value-type="float">
            <text:p>2</text:p>
          </table:table-cell>
          <table:table-cell table:formula="of:=MOD((([.D$2]-1)^[.$A16]+([.D$2]+1)^[.$A16]);([.D$2]*[.D$2]))" office:value-type="float" office:value="2" calcext:value-type="float">
            <text:p>2</text:p>
          </table:table-cell>
          <table:table-cell table:formula="of:=MOD((([.E$2]-1)^[.$A16]+([.E$2]+1)^[.$A16]);([.E$2]*[.E$2]))" office:value-type="float" office:value="2" calcext:value-type="float">
            <text:p>2</text:p>
          </table:table-cell>
          <table:table-cell table:formula="of:=MOD((([.F$2]-1)^[.$A16]+([.F$2]+1)^[.$A16]);([.F$2]*[.F$2]))" office:value-type="float" office:value="2" calcext:value-type="float">
            <text:p>2</text:p>
          </table:table-cell>
          <table:table-cell table:formula="of:=MOD((([.G$2]-1)^[.$A16]+([.G$2]+1)^[.$A16]);([.G$2]*[.G$2]))" office:value-type="float" office:value="2" calcext:value-type="float">
            <text:p>2</text:p>
          </table:table-cell>
          <table:table-cell table:formula="of:=MOD((([.H$2]-1)^[.$A16]+([.H$2]+1)^[.$A16]);([.H$2]*[.H$2]))" office:value-type="float" office:value="2" calcext:value-type="float">
            <text:p>2</text:p>
          </table:table-cell>
          <table:table-cell table:formula="of:=MOD((([.I$2]-1)^[.$A16]+([.I$2]+1)^[.$A16]);([.I$2]*[.I$2]))" office:value-type="float" office:value="2" calcext:value-type="float">
            <text:p>2</text:p>
          </table:table-cell>
          <table:table-cell table:formula="of:=MOD((([.J$2]-1)^[.$A16]+([.J$2]+1)^[.$A16]);([.J$2]*[.J$2]))" office:value-type="float" office:value="2" calcext:value-type="float">
            <text:p>2</text:p>
          </table:table-cell>
          <table:table-cell table:formula="of:=MOD((([.K$2]-1)^[.$A16]+([.K$2]+1)^[.$A16]);([.K$2]*[.K$2]))" office:value-type="float" office:value="2" calcext:value-type="float">
            <text:p>2</text:p>
          </table:table-cell>
          <table:table-cell table:formula="of:=MOD((([.L$2]-1)^[.$A16]+([.L$2]+1)^[.$A16]);([.L$2]*[.L$2]))" office:value-type="float" office:value="2" calcext:value-type="float">
            <text:p>2</text:p>
          </table:table-cell>
          <table:table-cell table:formula="of:=MOD((([.M$2]-1)^[.$A16]+([.M$2]+1)^[.$A16]);([.M$2]*[.M$2]))" office:value-type="float" office:value="0" calcext:value-type="float">
            <text:p>0</text:p>
          </table:table-cell>
          <table:table-cell table:formula="of:=MOD((([.N$2]-1)^[.$A16]+([.N$2]+1)^[.$A16]);([.N$2]*[.N$2]))" office:value-type="float" office:value="0" calcext:value-type="float">
            <text:p>0</text:p>
          </table:table-cell>
          <table:table-cell table:formula="of:=MOD((([.O$2]-1)^[.$A16]+([.O$2]+1)^[.$A16]);([.O$2]*[.O$2]))" office:value-type="float" office:value="0" calcext:value-type="float">
            <text:p>0</text:p>
          </table:table-cell>
          <table:table-cell table:formula="of:=MOD((([.P$2]-1)^[.$A16]+([.P$2]+1)^[.$A16]);([.P$2]*[.P$2]))" office:value-type="float" office:value="0" calcext:value-type="float">
            <text:p>0</text:p>
          </table:table-cell>
          <table:table-cell table:formula="of:=MOD((([.Q$2]-1)^[.$A16]+([.Q$2]+1)^[.$A16]);([.Q$2]*[.Q$2]))" office:value-type="float" office:value="0" calcext:value-type="float">
            <text:p>0</text:p>
          </table:table-cell>
          <table:table-cell table:formula="of:=MOD((([.R$2]-1)^[.$A16]+([.R$2]+1)^[.$A16]);([.R$2]*[.R$2]))" office:value-type="float" office:value="0" calcext:value-type="float">
            <text:p>0</text:p>
          </table:table-cell>
          <table:table-cell table:formula="of:=MOD((([.S$2]-1)^[.$A16]+([.S$2]+1)^[.$A16]);([.S$2]*[.S$2]))" office:value-type="float" office:value="0" calcext:value-type="float">
            <text:p>0</text:p>
          </table:table-cell>
          <table:table-cell table:formula="of:=MOD((([.T$2]-1)^[.$A16]+([.T$2]+1)^[.$A16]);([.T$2]*[.T$2]))" office:value-type="float" office:value="0" calcext:value-type="float">
            <text:p>0</text:p>
          </table:table-cell>
          <table:table-cell table:formula="of:=MOD((([.U$2]-1)^[.$A16]+([.U$2]+1)^[.$A16]);([.U$2]*[.U$2]))" office:value-type="float" office:value="0" calcext:value-type="float">
            <text:p>0</text:p>
          </table:table-cell>
          <table:table-cell table:formula="of:=MOD((([.V$2]-1)^[.$A16]+([.V$2]+1)^[.$A16]);([.V$2]*[.V$2]))" office:value-type="float" office:value="0" calcext:value-type="float">
            <text:p>0</text:p>
          </table:table-cell>
          <table:table-cell table:formula="of:=MOD((([.W$2]-1)^[.$A16]+([.W$2]+1)^[.$A16]);([.W$2]*[.W$2]))" office:value-type="float" office:value="0" calcext:value-type="float">
            <text:p>0</text:p>
          </table:table-cell>
          <table:table-cell table:formula="of:=MOD((([.X$2]-1)^[.$A16]+([.X$2]+1)^[.$A16]);([.X$2]*[.X$2]))" office:value-type="float" office:value="0" calcext:value-type="float">
            <text:p>0</text:p>
          </table:table-cell>
          <table:table-cell table:formula="of:=MOD((([.Y$2]-1)^[.$A16]+([.Y$2]+1)^[.$A16]);([.Y$2]*[.Y$2]))" office:value-type="float" office:value="0" calcext:value-type="float">
            <text:p>0</text:p>
          </table:table-cell>
          <table:table-cell table:formula="of:=MOD((([.Z$2]-1)^[.$A16]+([.Z$2]+1)^[.$A16]);([.Z$2]*[.Z$2]))" office:value-type="float" office:value="0" calcext:value-type="float">
            <text:p>0</text:p>
          </table:table-cell>
          <table:table-cell table:formula="of:=MOD((([.AA$2]-1)^[.$A16]+([.AA$2]+1)^[.$A16]);([.AA$2]*[.AA$2]))" office:value-type="float" office:value="0" calcext:value-type="float">
            <text:p>0</text:p>
          </table:table-cell>
          <table:table-cell table:formula="of:=MOD((([.AB$2]-1)^[.$A16]+([.AB$2]+1)^[.$A16]);([.AB$2]*[.AB$2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OD((([.B$2]-1)^[.$A17]+([.B$2]+1)^[.$A17]);([.B$2]*[.B$2]))" office:value-type="float" office:value="0" calcext:value-type="float">
            <text:p>0</text:p>
          </table:table-cell>
          <table:table-cell table:formula="of:=MOD((([.C$2]-1)^[.$A17]+([.C$2]+1)^[.$A17]);([.C$2]*[.C$2]))" office:value-type="float" office:value="0" calcext:value-type="float">
            <text:p>0</text:p>
          </table:table-cell>
          <table:table-cell table:formula="of:=MOD((([.D$2]-1)^[.$A17]+([.D$2]+1)^[.$A17]);([.D$2]*[.D$2]))" office:value-type="float" office:value="8" calcext:value-type="float">
            <text:p>8</text:p>
          </table:table-cell>
          <table:table-cell table:formula="of:=MOD((([.E$2]-1)^[.$A17]+([.E$2]+1)^[.$A17]);([.E$2]*[.E$2]))" office:value-type="float" office:value="0" calcext:value-type="float">
            <text:p>0</text:p>
          </table:table-cell>
          <table:table-cell table:formula="of:=MOD((([.F$2]-1)^[.$A17]+([.F$2]+1)^[.$A17]);([.F$2]*[.F$2]))" office:value-type="float" office:value="0" calcext:value-type="float">
            <text:p>0</text:p>
          </table:table-cell>
          <table:table-cell table:formula="of:=MOD((([.G$2]-1)^[.$A17]+([.G$2]+1)^[.$A17]);([.G$2]*[.G$2]))" office:value-type="float" office:value="14" calcext:value-type="float">
            <text:p>14</text:p>
          </table:table-cell>
          <table:table-cell table:formula="of:=MOD((([.H$2]-1)^[.$A17]+([.H$2]+1)^[.$A17]);([.H$2]*[.H$2]))" office:value-type="float" office:value="48" calcext:value-type="float">
            <text:p>48</text:p>
          </table:table-cell>
          <table:table-cell table:formula="of:=MOD((([.I$2]-1)^[.$A17]+([.I$2]+1)^[.$A17]);([.I$2]*[.I$2]))" office:value-type="float" office:value="27" calcext:value-type="float">
            <text:p>27</text:p>
          </table:table-cell>
          <table:table-cell table:formula="of:=MOD((([.J$2]-1)^[.$A17]+([.J$2]+1)^[.$A17]);([.J$2]*[.J$2]))" office:value-type="float" office:value="0" calcext:value-type="float">
            <text:p>0</text:p>
          </table:table-cell>
          <table:table-cell table:formula="of:=MOD((([.K$2]-1)^[.$A17]+([.K$2]+1)^[.$A17]);([.K$2]*[.K$2]))" office:value-type="float" office:value="88" calcext:value-type="float">
            <text:p>88</text:p>
          </table:table-cell>
          <table:table-cell table:formula="of:=MOD((([.L$2]-1)^[.$A17]+([.L$2]+1)^[.$A17]);([.L$2]*[.L$2]))" office:value-type="float" office:value="0" calcext:value-type="float">
            <text:p>0</text:p>
          </table:table-cell>
          <table:table-cell table:formula="of:=MOD((([.M$2]-1)^[.$A17]+([.M$2]+1)^[.$A17]);([.M$2]*[.M$2]))" office:value-type="float" office:value="0" calcext:value-type="float">
            <text:p>0</text:p>
          </table:table-cell>
          <table:table-cell table:formula="of:=MOD((([.N$2]-1)^[.$A17]+([.N$2]+1)^[.$A17]);([.N$2]*[.N$2]))" office:value-type="float" office:value="0" calcext:value-type="float">
            <text:p>0</text:p>
          </table:table-cell>
          <table:table-cell table:formula="of:=MOD((([.O$2]-1)^[.$A17]+([.O$2]+1)^[.$A17]);([.O$2]*[.O$2]))" office:value-type="float" office:value="0" calcext:value-type="float">
            <text:p>0</text:p>
          </table:table-cell>
          <table:table-cell table:formula="of:=MOD((([.P$2]-1)^[.$A17]+([.P$2]+1)^[.$A17]);([.P$2]*[.P$2]))" office:value-type="float" office:value="0" calcext:value-type="float">
            <text:p>0</text:p>
          </table:table-cell>
          <table:table-cell table:formula="of:=MOD((([.Q$2]-1)^[.$A17]+([.Q$2]+1)^[.$A17]);([.Q$2]*[.Q$2]))" office:value-type="float" office:value="0" calcext:value-type="float">
            <text:p>0</text:p>
          </table:table-cell>
          <table:table-cell table:formula="of:=MOD((([.R$2]-1)^[.$A17]+([.R$2]+1)^[.$A17]);([.R$2]*[.R$2]))" office:value-type="float" office:value="0" calcext:value-type="float">
            <text:p>0</text:p>
          </table:table-cell>
          <table:table-cell table:formula="of:=MOD((([.S$2]-1)^[.$A17]+([.S$2]+1)^[.$A17]);([.S$2]*[.S$2]))" office:value-type="float" office:value="0" calcext:value-type="float">
            <text:p>0</text:p>
          </table:table-cell>
          <table:table-cell table:formula="of:=MOD((([.T$2]-1)^[.$A17]+([.T$2]+1)^[.$A17]);([.T$2]*[.T$2]))" office:value-type="float" office:value="0" calcext:value-type="float">
            <text:p>0</text:p>
          </table:table-cell>
          <table:table-cell table:formula="of:=MOD((([.U$2]-1)^[.$A17]+([.U$2]+1)^[.$A17]);([.U$2]*[.U$2]))" office:value-type="float" office:value="0" calcext:value-type="float">
            <text:p>0</text:p>
          </table:table-cell>
          <table:table-cell table:formula="of:=MOD((([.V$2]-1)^[.$A17]+([.V$2]+1)^[.$A17]);([.V$2]*[.V$2]))" office:value-type="float" office:value="0" calcext:value-type="float">
            <text:p>0</text:p>
          </table:table-cell>
          <table:table-cell table:formula="of:=MOD((([.W$2]-1)^[.$A17]+([.W$2]+1)^[.$A17]);([.W$2]*[.W$2]))" office:value-type="float" office:value="0" calcext:value-type="float">
            <text:p>0</text:p>
          </table:table-cell>
          <table:table-cell table:formula="of:=MOD((([.X$2]-1)^[.$A17]+([.X$2]+1)^[.$A17]);([.X$2]*[.X$2]))" office:value-type="float" office:value="0" calcext:value-type="float">
            <text:p>0</text:p>
          </table:table-cell>
          <table:table-cell table:formula="of:=MOD((([.Y$2]-1)^[.$A17]+([.Y$2]+1)^[.$A17]);([.Y$2]*[.Y$2]))" office:value-type="float" office:value="0" calcext:value-type="float">
            <text:p>0</text:p>
          </table:table-cell>
          <table:table-cell table:formula="of:=MOD((([.Z$2]-1)^[.$A17]+([.Z$2]+1)^[.$A17]);([.Z$2]*[.Z$2]))" office:value-type="float" office:value="0" calcext:value-type="float">
            <text:p>0</text:p>
          </table:table-cell>
          <table:table-cell table:formula="of:=MOD((([.AA$2]-1)^[.$A17]+([.AA$2]+1)^[.$A17]);([.AA$2]*[.AA$2]))" office:value-type="float" office:value="0" calcext:value-type="float">
            <text:p>0</text:p>
          </table:table-cell>
          <table:table-cell table:formula="of:=MOD((([.AB$2]-1)^[.$A17]+([.AB$2]+1)^[.$A17]);([.AB$2]*[.AB$2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OD((([.B$2]-1)^[.$A18]+([.B$2]+1)^[.$A18]);([.B$2]*[.B$2]))" office:value-type="float" office:value="2" calcext:value-type="float">
            <text:p>2</text:p>
          </table:table-cell>
          <table:table-cell table:formula="of:=MOD((([.C$2]-1)^[.$A18]+([.C$2]+1)^[.$A18]);([.C$2]*[.C$2]))" office:value-type="float" office:value="2" calcext:value-type="float">
            <text:p>2</text:p>
          </table:table-cell>
          <table:table-cell table:formula="of:=MOD((([.D$2]-1)^[.$A18]+([.D$2]+1)^[.$A18]);([.D$2]*[.D$2]))" office:value-type="float" office:value="2" calcext:value-type="float">
            <text:p>2</text:p>
          </table:table-cell>
          <table:table-cell table:formula="of:=MOD((([.E$2]-1)^[.$A18]+([.E$2]+1)^[.$A18]);([.E$2]*[.E$2]))" office:value-type="float" office:value="2" calcext:value-type="float">
            <text:p>2</text:p>
          </table:table-cell>
          <table:table-cell table:formula="of:=MOD((([.F$2]-1)^[.$A18]+([.F$2]+1)^[.$A18]);([.F$2]*[.F$2]))" office:value-type="float" office:value="2" calcext:value-type="float">
            <text:p>2</text:p>
          </table:table-cell>
          <table:table-cell table:formula="of:=MOD((([.G$2]-1)^[.$A18]+([.G$2]+1)^[.$A18]);([.G$2]*[.G$2]))" office:value-type="float" office:value="2" calcext:value-type="float">
            <text:p>2</text:p>
          </table:table-cell>
          <table:table-cell table:formula="of:=MOD((([.H$2]-1)^[.$A18]+([.H$2]+1)^[.$A18]);([.H$2]*[.H$2]))" office:value-type="float" office:value="2" calcext:value-type="float">
            <text:p>2</text:p>
          </table:table-cell>
          <table:table-cell table:formula="of:=MOD((([.I$2]-1)^[.$A18]+([.I$2]+1)^[.$A18]);([.I$2]*[.I$2]))" office:value-type="float" office:value="0" calcext:value-type="float">
            <text:p>0</text:p>
          </table:table-cell>
          <table:table-cell table:formula="of:=MOD((([.J$2]-1)^[.$A18]+([.J$2]+1)^[.$A18]);([.J$2]*[.J$2]))" office:value-type="float" office:value="0" calcext:value-type="float">
            <text:p>0</text:p>
          </table:table-cell>
          <table:table-cell table:formula="of:=MOD((([.K$2]-1)^[.$A18]+([.K$2]+1)^[.$A18]);([.K$2]*[.K$2]))" office:value-type="float" office:value="0" calcext:value-type="float">
            <text:p>0</text:p>
          </table:table-cell>
          <table:table-cell table:formula="of:=MOD((([.L$2]-1)^[.$A18]+([.L$2]+1)^[.$A18]);([.L$2]*[.L$2]))" office:value-type="float" office:value="0" calcext:value-type="float">
            <text:p>0</text:p>
          </table:table-cell>
          <table:table-cell table:formula="of:=MOD((([.M$2]-1)^[.$A18]+([.M$2]+1)^[.$A18]);([.M$2]*[.M$2]))" office:value-type="float" office:value="0" calcext:value-type="float">
            <text:p>0</text:p>
          </table:table-cell>
          <table:table-cell table:formula="of:=MOD((([.N$2]-1)^[.$A18]+([.N$2]+1)^[.$A18]);([.N$2]*[.N$2]))" office:value-type="float" office:value="0" calcext:value-type="float">
            <text:p>0</text:p>
          </table:table-cell>
          <table:table-cell table:formula="of:=MOD((([.O$2]-1)^[.$A18]+([.O$2]+1)^[.$A18]);([.O$2]*[.O$2]))" office:value-type="float" office:value="0" calcext:value-type="float">
            <text:p>0</text:p>
          </table:table-cell>
          <table:table-cell table:formula="of:=MOD((([.P$2]-1)^[.$A18]+([.P$2]+1)^[.$A18]);([.P$2]*[.P$2]))" office:value-type="float" office:value="0" calcext:value-type="float">
            <text:p>0</text:p>
          </table:table-cell>
          <table:table-cell table:formula="of:=MOD((([.Q$2]-1)^[.$A18]+([.Q$2]+1)^[.$A18]);([.Q$2]*[.Q$2]))" office:value-type="float" office:value="0" calcext:value-type="float">
            <text:p>0</text:p>
          </table:table-cell>
          <table:table-cell table:formula="of:=MOD((([.R$2]-1)^[.$A18]+([.R$2]+1)^[.$A18]);([.R$2]*[.R$2]))" office:value-type="float" office:value="0" calcext:value-type="float">
            <text:p>0</text:p>
          </table:table-cell>
          <table:table-cell table:formula="of:=MOD((([.S$2]-1)^[.$A18]+([.S$2]+1)^[.$A18]);([.S$2]*[.S$2]))" office:value-type="float" office:value="0" calcext:value-type="float">
            <text:p>0</text:p>
          </table:table-cell>
          <table:table-cell table:formula="of:=MOD((([.T$2]-1)^[.$A18]+([.T$2]+1)^[.$A18]);([.T$2]*[.T$2]))" office:value-type="float" office:value="0" calcext:value-type="float">
            <text:p>0</text:p>
          </table:table-cell>
          <table:table-cell table:formula="of:=MOD((([.U$2]-1)^[.$A18]+([.U$2]+1)^[.$A18]);([.U$2]*[.U$2]))" office:value-type="float" office:value="0" calcext:value-type="float">
            <text:p>0</text:p>
          </table:table-cell>
          <table:table-cell table:formula="of:=MOD((([.V$2]-1)^[.$A18]+([.V$2]+1)^[.$A18]);([.V$2]*[.V$2]))" office:value-type="float" office:value="0" calcext:value-type="float">
            <text:p>0</text:p>
          </table:table-cell>
          <table:table-cell table:formula="of:=MOD((([.W$2]-1)^[.$A18]+([.W$2]+1)^[.$A18]);([.W$2]*[.W$2]))" office:value-type="float" office:value="0" calcext:value-type="float">
            <text:p>0</text:p>
          </table:table-cell>
          <table:table-cell table:formula="of:=MOD((([.X$2]-1)^[.$A18]+([.X$2]+1)^[.$A18]);([.X$2]*[.X$2]))" office:value-type="float" office:value="0" calcext:value-type="float">
            <text:p>0</text:p>
          </table:table-cell>
          <table:table-cell table:formula="of:=MOD((([.Y$2]-1)^[.$A18]+([.Y$2]+1)^[.$A18]);([.Y$2]*[.Y$2]))" office:value-type="float" office:value="0" calcext:value-type="float">
            <text:p>0</text:p>
          </table:table-cell>
          <table:table-cell table:formula="of:=MOD((([.Z$2]-1)^[.$A18]+([.Z$2]+1)^[.$A18]);([.Z$2]*[.Z$2]))" office:value-type="float" office:value="0" calcext:value-type="float">
            <text:p>0</text:p>
          </table:table-cell>
          <table:table-cell table:formula="of:=MOD((([.AA$2]-1)^[.$A18]+([.AA$2]+1)^[.$A18]);([.AA$2]*[.AA$2]))" office:value-type="float" office:value="0" calcext:value-type="float">
            <text:p>0</text:p>
          </table:table-cell>
          <table:table-cell table:formula="of:=MOD((([.AB$2]-1)^[.$A18]+([.AB$2]+1)^[.$A18]);([.AB$2]*[.AB$2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OD((([.B$2]-1)^[.$A19]+([.B$2]+1)^[.$A19]);([.B$2]*[.B$2]))" office:value-type="float" office:value="0" calcext:value-type="float">
            <text:p>0</text:p>
          </table:table-cell>
          <table:table-cell table:formula="of:=MOD((([.C$2]-1)^[.$A19]+([.C$2]+1)^[.$A19]);([.C$2]*[.C$2]))" office:value-type="float" office:value="3" calcext:value-type="float">
            <text:p>3</text:p>
          </table:table-cell>
          <table:table-cell table:formula="of:=MOD((([.D$2]-1)^[.$A19]+([.D$2]+1)^[.$A19]);([.D$2]*[.D$2]))" office:value-type="float" office:value="8" calcext:value-type="float">
            <text:p>8</text:p>
          </table:table-cell>
          <table:table-cell table:formula="of:=MOD((([.E$2]-1)^[.$A19]+([.E$2]+1)^[.$A19]);([.E$2]*[.E$2]))" office:value-type="float" office:value="20" calcext:value-type="float">
            <text:p>20</text:p>
          </table:table-cell>
          <table:table-cell table:formula="of:=MOD((([.F$2]-1)^[.$A19]+([.F$2]+1)^[.$A19]);([.F$2]*[.F$2]))" office:value-type="float" office:value="24" calcext:value-type="float">
            <text:p>24</text:p>
          </table:table-cell>
          <table:table-cell table:formula="of:=MOD((([.G$2]-1)^[.$A19]+([.G$2]+1)^[.$A19]);([.G$2]*[.G$2]))" office:value-type="float" office:value="42" calcext:value-type="float">
            <text:p>42</text:p>
          </table:table-cell>
          <table:table-cell table:formula="of:=MOD((([.H$2]-1)^[.$A19]+([.H$2]+1)^[.$A19]);([.H$2]*[.H$2]))" office:value-type="float" office:value="0" calcext:value-type="float">
            <text:p>0</text:p>
          </table:table-cell>
          <table:table-cell table:formula="of:=MOD((([.I$2]-1)^[.$A19]+([.I$2]+1)^[.$A19]);([.I$2]*[.I$2]))" office:value-type="float" office:value="0" calcext:value-type="float">
            <text:p>0</text:p>
          </table:table-cell>
          <table:table-cell table:formula="of:=MOD((([.J$2]-1)^[.$A19]+([.J$2]+1)^[.$A19]);([.J$2]*[.J$2]))" office:value-type="float" office:value="0" calcext:value-type="float">
            <text:p>0</text:p>
          </table:table-cell>
          <table:table-cell table:formula="of:=MOD((([.K$2]-1)^[.$A19]+([.K$2]+1)^[.$A19]);([.K$2]*[.K$2]))" office:value-type="float" office:value="0" calcext:value-type="float">
            <text:p>0</text:p>
          </table:table-cell>
          <table:table-cell table:formula="of:=MOD((([.L$2]-1)^[.$A19]+([.L$2]+1)^[.$A19]);([.L$2]*[.L$2]))" office:value-type="float" office:value="0" calcext:value-type="float">
            <text:p>0</text:p>
          </table:table-cell>
          <table:table-cell table:formula="of:=MOD((([.M$2]-1)^[.$A19]+([.M$2]+1)^[.$A19]);([.M$2]*[.M$2]))" office:value-type="float" office:value="0" calcext:value-type="float">
            <text:p>0</text:p>
          </table:table-cell>
          <table:table-cell table:formula="of:=MOD((([.N$2]-1)^[.$A19]+([.N$2]+1)^[.$A19]);([.N$2]*[.N$2]))" office:value-type="float" office:value="0" calcext:value-type="float">
            <text:p>0</text:p>
          </table:table-cell>
          <table:table-cell table:formula="of:=MOD((([.O$2]-1)^[.$A19]+([.O$2]+1)^[.$A19]);([.O$2]*[.O$2]))" office:value-type="float" office:value="0" calcext:value-type="float">
            <text:p>0</text:p>
          </table:table-cell>
          <table:table-cell table:formula="of:=MOD((([.P$2]-1)^[.$A19]+([.P$2]+1)^[.$A19]);([.P$2]*[.P$2]))" office:value-type="float" office:value="0" calcext:value-type="float">
            <text:p>0</text:p>
          </table:table-cell>
          <table:table-cell table:formula="of:=MOD((([.Q$2]-1)^[.$A19]+([.Q$2]+1)^[.$A19]);([.Q$2]*[.Q$2]))" office:value-type="float" office:value="0" calcext:value-type="float">
            <text:p>0</text:p>
          </table:table-cell>
          <table:table-cell table:formula="of:=MOD((([.R$2]-1)^[.$A19]+([.R$2]+1)^[.$A19]);([.R$2]*[.R$2]))" office:value-type="float" office:value="0" calcext:value-type="float">
            <text:p>0</text:p>
          </table:table-cell>
          <table:table-cell table:formula="of:=MOD((([.S$2]-1)^[.$A19]+([.S$2]+1)^[.$A19]);([.S$2]*[.S$2]))" office:value-type="float" office:value="0" calcext:value-type="float">
            <text:p>0</text:p>
          </table:table-cell>
          <table:table-cell table:formula="of:=MOD((([.T$2]-1)^[.$A19]+([.T$2]+1)^[.$A19]);([.T$2]*[.T$2]))" office:value-type="float" office:value="0" calcext:value-type="float">
            <text:p>0</text:p>
          </table:table-cell>
          <table:table-cell table:formula="of:=MOD((([.U$2]-1)^[.$A19]+([.U$2]+1)^[.$A19]);([.U$2]*[.U$2]))" office:value-type="float" office:value="0" calcext:value-type="float">
            <text:p>0</text:p>
          </table:table-cell>
          <table:table-cell table:formula="of:=MOD((([.V$2]-1)^[.$A19]+([.V$2]+1)^[.$A19]);([.V$2]*[.V$2]))" office:value-type="float" office:value="0" calcext:value-type="float">
            <text:p>0</text:p>
          </table:table-cell>
          <table:table-cell table:formula="of:=MOD((([.W$2]-1)^[.$A19]+([.W$2]+1)^[.$A19]);([.W$2]*[.W$2]))" office:value-type="float" office:value="0" calcext:value-type="float">
            <text:p>0</text:p>
          </table:table-cell>
          <table:table-cell table:formula="of:=MOD((([.X$2]-1)^[.$A19]+([.X$2]+1)^[.$A19]);([.X$2]*[.X$2]))" office:value-type="float" office:value="0" calcext:value-type="float">
            <text:p>0</text:p>
          </table:table-cell>
          <table:table-cell table:formula="of:=MOD((([.Y$2]-1)^[.$A19]+([.Y$2]+1)^[.$A19]);([.Y$2]*[.Y$2]))" office:value-type="float" office:value="0" calcext:value-type="float">
            <text:p>0</text:p>
          </table:table-cell>
          <table:table-cell table:formula="of:=MOD((([.Z$2]-1)^[.$A19]+([.Z$2]+1)^[.$A19]);([.Z$2]*[.Z$2]))" office:value-type="float" office:value="0" calcext:value-type="float">
            <text:p>0</text:p>
          </table:table-cell>
          <table:table-cell table:formula="of:=MOD((([.AA$2]-1)^[.$A19]+([.AA$2]+1)^[.$A19]);([.AA$2]*[.AA$2]))" office:value-type="float" office:value="0" calcext:value-type="float">
            <text:p>0</text:p>
          </table:table-cell>
          <table:table-cell table:formula="of:=MOD((([.AB$2]-1)^[.$A19]+([.AB$2]+1)^[.$A19]);([.AB$2]*[.AB$2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MOD((([.B$2]-1)^[.$A20]+([.B$2]+1)^[.$A20]);([.B$2]*[.B$2]))" office:value-type="float" office:value="2" calcext:value-type="float">
            <text:p>2</text:p>
          </table:table-cell>
          <table:table-cell table:formula="of:=MOD((([.C$2]-1)^[.$A20]+([.C$2]+1)^[.$A20]);([.C$2]*[.C$2]))" office:value-type="float" office:value="2" calcext:value-type="float">
            <text:p>2</text:p>
          </table:table-cell>
          <table:table-cell table:formula="of:=MOD((([.D$2]-1)^[.$A20]+([.D$2]+1)^[.$A20]);([.D$2]*[.D$2]))" office:value-type="float" office:value="2" calcext:value-type="float">
            <text:p>2</text:p>
          </table:table-cell>
          <table:table-cell table:formula="of:=MOD((([.E$2]-1)^[.$A20]+([.E$2]+1)^[.$A20]);([.E$2]*[.E$2]))" office:value-type="float" office:value="2" calcext:value-type="float">
            <text:p>2</text:p>
          </table:table-cell>
          <table:table-cell table:formula="of:=MOD((([.F$2]-1)^[.$A20]+([.F$2]+1)^[.$A20]);([.F$2]*[.F$2]))" office:value-type="float" office:value="2" calcext:value-type="float">
            <text:p>2</text:p>
          </table:table-cell>
          <table:table-cell table:formula="of:=MOD((([.G$2]-1)^[.$A20]+([.G$2]+1)^[.$A20]);([.G$2]*[.G$2]))" office:value-type="float" office:value="0" calcext:value-type="float">
            <text:p>0</text:p>
          </table:table-cell>
          <table:table-cell table:formula="of:=MOD((([.H$2]-1)^[.$A20]+([.H$2]+1)^[.$A20]);([.H$2]*[.H$2]))" office:value-type="float" office:value="0" calcext:value-type="float">
            <text:p>0</text:p>
          </table:table-cell>
          <table:table-cell table:formula="of:=MOD((([.I$2]-1)^[.$A20]+([.I$2]+1)^[.$A20]);([.I$2]*[.I$2]))" office:value-type="float" office:value="0" calcext:value-type="float">
            <text:p>0</text:p>
          </table:table-cell>
          <table:table-cell table:formula="of:=MOD((([.J$2]-1)^[.$A20]+([.J$2]+1)^[.$A20]);([.J$2]*[.J$2]))" office:value-type="float" office:value="0" calcext:value-type="float">
            <text:p>0</text:p>
          </table:table-cell>
          <table:table-cell table:formula="of:=MOD((([.K$2]-1)^[.$A20]+([.K$2]+1)^[.$A20]);([.K$2]*[.K$2]))" office:value-type="float" office:value="0" calcext:value-type="float">
            <text:p>0</text:p>
          </table:table-cell>
          <table:table-cell table:formula="of:=MOD((([.L$2]-1)^[.$A20]+([.L$2]+1)^[.$A20]);([.L$2]*[.L$2]))" office:value-type="float" office:value="0" calcext:value-type="float">
            <text:p>0</text:p>
          </table:table-cell>
          <table:table-cell table:formula="of:=MOD((([.M$2]-1)^[.$A20]+([.M$2]+1)^[.$A20]);([.M$2]*[.M$2]))" office:value-type="float" office:value="0" calcext:value-type="float">
            <text:p>0</text:p>
          </table:table-cell>
          <table:table-cell table:formula="of:=MOD((([.N$2]-1)^[.$A20]+([.N$2]+1)^[.$A20]);([.N$2]*[.N$2]))" office:value-type="float" office:value="0" calcext:value-type="float">
            <text:p>0</text:p>
          </table:table-cell>
          <table:table-cell table:formula="of:=MOD((([.O$2]-1)^[.$A20]+([.O$2]+1)^[.$A20]);([.O$2]*[.O$2]))" office:value-type="float" office:value="0" calcext:value-type="float">
            <text:p>0</text:p>
          </table:table-cell>
          <table:table-cell table:formula="of:=MOD((([.P$2]-1)^[.$A20]+([.P$2]+1)^[.$A20]);([.P$2]*[.P$2]))" office:value-type="float" office:value="0" calcext:value-type="float">
            <text:p>0</text:p>
          </table:table-cell>
          <table:table-cell table:formula="of:=MOD((([.Q$2]-1)^[.$A20]+([.Q$2]+1)^[.$A20]);([.Q$2]*[.Q$2]))" office:value-type="float" office:value="0" calcext:value-type="float">
            <text:p>0</text:p>
          </table:table-cell>
          <table:table-cell table:formula="of:=MOD((([.R$2]-1)^[.$A20]+([.R$2]+1)^[.$A20]);([.R$2]*[.R$2]))" office:value-type="float" office:value="0" calcext:value-type="float">
            <text:p>0</text:p>
          </table:table-cell>
          <table:table-cell table:formula="of:=MOD((([.S$2]-1)^[.$A20]+([.S$2]+1)^[.$A20]);([.S$2]*[.S$2]))" office:value-type="float" office:value="0" calcext:value-type="float">
            <text:p>0</text:p>
          </table:table-cell>
          <table:table-cell table:formula="of:=MOD((([.T$2]-1)^[.$A20]+([.T$2]+1)^[.$A20]);([.T$2]*[.T$2]))" office:value-type="float" office:value="0" calcext:value-type="float">
            <text:p>0</text:p>
          </table:table-cell>
          <table:table-cell table:formula="of:=MOD((([.U$2]-1)^[.$A20]+([.U$2]+1)^[.$A20]);([.U$2]*[.U$2]))" office:value-type="float" office:value="0" calcext:value-type="float">
            <text:p>0</text:p>
          </table:table-cell>
          <table:table-cell table:formula="of:=MOD((([.V$2]-1)^[.$A20]+([.V$2]+1)^[.$A20]);([.V$2]*[.V$2]))" office:value-type="float" office:value="0" calcext:value-type="float">
            <text:p>0</text:p>
          </table:table-cell>
          <table:table-cell table:formula="of:=MOD((([.W$2]-1)^[.$A20]+([.W$2]+1)^[.$A20]);([.W$2]*[.W$2]))" office:value-type="float" office:value="0" calcext:value-type="float">
            <text:p>0</text:p>
          </table:table-cell>
          <table:table-cell table:formula="of:=MOD((([.X$2]-1)^[.$A20]+([.X$2]+1)^[.$A20]);([.X$2]*[.X$2]))" office:value-type="float" office:value="0" calcext:value-type="float">
            <text:p>0</text:p>
          </table:table-cell>
          <table:table-cell table:formula="of:=MOD((([.Y$2]-1)^[.$A20]+([.Y$2]+1)^[.$A20]);([.Y$2]*[.Y$2]))" office:value-type="float" office:value="0" calcext:value-type="float">
            <text:p>0</text:p>
          </table:table-cell>
          <table:table-cell table:formula="of:=MOD((([.Z$2]-1)^[.$A20]+([.Z$2]+1)^[.$A20]);([.Z$2]*[.Z$2]))" office:value-type="float" office:value="0" calcext:value-type="float">
            <text:p>0</text:p>
          </table:table-cell>
          <table:table-cell table:formula="of:=MOD((([.AA$2]-1)^[.$A20]+([.AA$2]+1)^[.$A20]);([.AA$2]*[.AA$2]))" office:value-type="float" office:value="0" calcext:value-type="float">
            <text:p>0</text:p>
          </table:table-cell>
          <table:table-cell table:formula="of:=MOD((([.AB$2]-1)^[.$A20]+([.AB$2]+1)^[.$A20]);([.AB$2]*[.AB$2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OD((([.B$2]-1)^[.$A21]+([.B$2]+1)^[.$A21]);([.B$2]*[.B$2]))" office:value-type="float" office:value="0" calcext:value-type="float">
            <text:p>0</text:p>
          </table:table-cell>
          <table:table-cell table:formula="of:=MOD((([.C$2]-1)^[.$A21]+([.C$2]+1)^[.$A21]);([.C$2]*[.C$2]))" office:value-type="float" office:value="6" calcext:value-type="float">
            <text:p>6</text:p>
          </table:table-cell>
          <table:table-cell table:formula="of:=MOD((([.D$2]-1)^[.$A21]+([.D$2]+1)^[.$A21]);([.D$2]*[.D$2]))" office:value-type="float" office:value="8" calcext:value-type="float">
            <text:p>8</text:p>
          </table:table-cell>
          <table:table-cell table:formula="of:=MOD((([.E$2]-1)^[.$A21]+([.E$2]+1)^[.$A21]);([.E$2]*[.E$2]))" office:value-type="float" office:value="15" calcext:value-type="float">
            <text:p>15</text:p>
          </table:table-cell>
          <table:table-cell table:formula="of:=MOD((([.F$2]-1)^[.$A21]+([.F$2]+1)^[.$A21]);([.F$2]*[.F$2]))" office:value-type="float" office:value="0" calcext:value-type="float">
            <text:p>0</text:p>
          </table:table-cell>
          <table:table-cell table:formula="of:=MOD((([.G$2]-1)^[.$A21]+([.G$2]+1)^[.$A21]);([.G$2]*[.G$2]))" office:value-type="float" office:value="0" calcext:value-type="float">
            <text:p>0</text:p>
          </table:table-cell>
          <table:table-cell table:formula="of:=MOD((([.H$2]-1)^[.$A21]+([.H$2]+1)^[.$A21]);([.H$2]*[.H$2]))" office:value-type="float" office:value="0" calcext:value-type="float">
            <text:p>0</text:p>
          </table:table-cell>
          <table:table-cell table:formula="of:=MOD((([.I$2]-1)^[.$A21]+([.I$2]+1)^[.$A21]);([.I$2]*[.I$2]))" office:value-type="float" office:value="0" calcext:value-type="float">
            <text:p>0</text:p>
          </table:table-cell>
          <table:table-cell table:formula="of:=MOD((([.J$2]-1)^[.$A21]+([.J$2]+1)^[.$A21]);([.J$2]*[.J$2]))" office:value-type="float" office:value="0" calcext:value-type="float">
            <text:p>0</text:p>
          </table:table-cell>
          <table:table-cell table:formula="of:=MOD((([.K$2]-1)^[.$A21]+([.K$2]+1)^[.$A21]);([.K$2]*[.K$2]))" office:value-type="float" office:value="0" calcext:value-type="float">
            <text:p>0</text:p>
          </table:table-cell>
          <table:table-cell table:formula="of:=MOD((([.L$2]-1)^[.$A21]+([.L$2]+1)^[.$A21]);([.L$2]*[.L$2]))" office:value-type="float" office:value="0" calcext:value-type="float">
            <text:p>0</text:p>
          </table:table-cell>
          <table:table-cell table:formula="of:=MOD((([.M$2]-1)^[.$A21]+([.M$2]+1)^[.$A21]);([.M$2]*[.M$2]))" office:value-type="float" office:value="0" calcext:value-type="float">
            <text:p>0</text:p>
          </table:table-cell>
          <table:table-cell table:formula="of:=MOD((([.N$2]-1)^[.$A21]+([.N$2]+1)^[.$A21]);([.N$2]*[.N$2]))" office:value-type="float" office:value="0" calcext:value-type="float">
            <text:p>0</text:p>
          </table:table-cell>
          <table:table-cell table:formula="of:=MOD((([.O$2]-1)^[.$A21]+([.O$2]+1)^[.$A21]);([.O$2]*[.O$2]))" office:value-type="float" office:value="0" calcext:value-type="float">
            <text:p>0</text:p>
          </table:table-cell>
          <table:table-cell table:formula="of:=MOD((([.P$2]-1)^[.$A21]+([.P$2]+1)^[.$A21]);([.P$2]*[.P$2]))" office:value-type="float" office:value="0" calcext:value-type="float">
            <text:p>0</text:p>
          </table:table-cell>
          <table:table-cell table:formula="of:=MOD((([.Q$2]-1)^[.$A21]+([.Q$2]+1)^[.$A21]);([.Q$2]*[.Q$2]))" office:value-type="float" office:value="0" calcext:value-type="float">
            <text:p>0</text:p>
          </table:table-cell>
          <table:table-cell table:formula="of:=MOD((([.R$2]-1)^[.$A21]+([.R$2]+1)^[.$A21]);([.R$2]*[.R$2]))" office:value-type="float" office:value="0" calcext:value-type="float">
            <text:p>0</text:p>
          </table:table-cell>
          <table:table-cell table:formula="of:=MOD((([.S$2]-1)^[.$A21]+([.S$2]+1)^[.$A21]);([.S$2]*[.S$2]))" office:value-type="float" office:value="0" calcext:value-type="float">
            <text:p>0</text:p>
          </table:table-cell>
          <table:table-cell table:formula="of:=MOD((([.T$2]-1)^[.$A21]+([.T$2]+1)^[.$A21]);([.T$2]*[.T$2]))" office:value-type="float" office:value="0" calcext:value-type="float">
            <text:p>0</text:p>
          </table:table-cell>
          <table:table-cell table:formula="of:=MOD((([.U$2]-1)^[.$A21]+([.U$2]+1)^[.$A21]);([.U$2]*[.U$2]))" office:value-type="float" office:value="0" calcext:value-type="float">
            <text:p>0</text:p>
          </table:table-cell>
          <table:table-cell table:formula="of:=MOD((([.V$2]-1)^[.$A21]+([.V$2]+1)^[.$A21]);([.V$2]*[.V$2]))" office:value-type="float" office:value="0" calcext:value-type="float">
            <text:p>0</text:p>
          </table:table-cell>
          <table:table-cell table:formula="of:=MOD((([.W$2]-1)^[.$A21]+([.W$2]+1)^[.$A21]);([.W$2]*[.W$2]))" office:value-type="float" office:value="0" calcext:value-type="float">
            <text:p>0</text:p>
          </table:table-cell>
          <table:table-cell table:formula="of:=MOD((([.X$2]-1)^[.$A21]+([.X$2]+1)^[.$A21]);([.X$2]*[.X$2]))" office:value-type="float" office:value="0" calcext:value-type="float">
            <text:p>0</text:p>
          </table:table-cell>
          <table:table-cell table:formula="of:=MOD((([.Y$2]-1)^[.$A21]+([.Y$2]+1)^[.$A21]);([.Y$2]*[.Y$2]))" office:value-type="float" office:value="0" calcext:value-type="float">
            <text:p>0</text:p>
          </table:table-cell>
          <table:table-cell table:formula="of:=MOD((([.Z$2]-1)^[.$A21]+([.Z$2]+1)^[.$A21]);([.Z$2]*[.Z$2]))" office:value-type="float" office:value="0" calcext:value-type="float">
            <text:p>0</text:p>
          </table:table-cell>
          <table:table-cell table:formula="of:=MOD((([.AA$2]-1)^[.$A21]+([.AA$2]+1)^[.$A21]);([.AA$2]*[.AA$2]))" office:value-type="float" office:value="0" calcext:value-type="float">
            <text:p>0</text:p>
          </table:table-cell>
          <table:table-cell table:formula="of:=MOD((([.AB$2]-1)^[.$A21]+([.AB$2]+1)^[.$A21]);([.AB$2]*[.AB$2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OD((([.B$2]-1)^[.$A22]+([.B$2]+1)^[.$A22]);([.B$2]*[.B$2]))" office:value-type="float" office:value="2" calcext:value-type="float">
            <text:p>2</text:p>
          </table:table-cell>
          <table:table-cell table:formula="of:=MOD((([.C$2]-1)^[.$A22]+([.C$2]+1)^[.$A22]);([.C$2]*[.C$2]))" office:value-type="float" office:value="2" calcext:value-type="float">
            <text:p>2</text:p>
          </table:table-cell>
          <table:table-cell table:formula="of:=MOD((([.D$2]-1)^[.$A22]+([.D$2]+1)^[.$A22]);([.D$2]*[.D$2]))" office:value-type="float" office:value="2" calcext:value-type="float">
            <text:p>2</text:p>
          </table:table-cell>
          <table:table-cell table:formula="of:=MOD((([.E$2]-1)^[.$A22]+([.E$2]+1)^[.$A22]);([.E$2]*[.E$2]))" office:value-type="float" office:value="2" calcext:value-type="float">
            <text:p>2</text:p>
          </table:table-cell>
          <table:table-cell table:formula="of:=MOD((([.F$2]-1)^[.$A22]+([.F$2]+1)^[.$A22]);([.F$2]*[.F$2]))" office:value-type="float" office:value="0" calcext:value-type="float">
            <text:p>0</text:p>
          </table:table-cell>
          <table:table-cell table:formula="of:=MOD((([.G$2]-1)^[.$A22]+([.G$2]+1)^[.$A22]);([.G$2]*[.G$2]))" office:value-type="float" office:value="0" calcext:value-type="float">
            <text:p>0</text:p>
          </table:table-cell>
          <table:table-cell table:formula="of:=MOD((([.H$2]-1)^[.$A22]+([.H$2]+1)^[.$A22]);([.H$2]*[.H$2]))" office:value-type="float" office:value="0" calcext:value-type="float">
            <text:p>0</text:p>
          </table:table-cell>
          <table:table-cell table:formula="of:=MOD((([.I$2]-1)^[.$A22]+([.I$2]+1)^[.$A22]);([.I$2]*[.I$2]))" office:value-type="float" office:value="0" calcext:value-type="float">
            <text:p>0</text:p>
          </table:table-cell>
          <table:table-cell table:formula="of:=MOD((([.J$2]-1)^[.$A22]+([.J$2]+1)^[.$A22]);([.J$2]*[.J$2]))" office:value-type="float" office:value="0" calcext:value-type="float">
            <text:p>0</text:p>
          </table:table-cell>
          <table:table-cell table:formula="of:=MOD((([.K$2]-1)^[.$A22]+([.K$2]+1)^[.$A22]);([.K$2]*[.K$2]))" office:value-type="float" office:value="0" calcext:value-type="float">
            <text:p>0</text:p>
          </table:table-cell>
          <table:table-cell table:formula="of:=MOD((([.L$2]-1)^[.$A22]+([.L$2]+1)^[.$A22]);([.L$2]*[.L$2]))" office:value-type="float" office:value="0" calcext:value-type="float">
            <text:p>0</text:p>
          </table:table-cell>
          <table:table-cell table:formula="of:=MOD((([.M$2]-1)^[.$A22]+([.M$2]+1)^[.$A22]);([.M$2]*[.M$2]))" office:value-type="float" office:value="0" calcext:value-type="float">
            <text:p>0</text:p>
          </table:table-cell>
          <table:table-cell table:formula="of:=MOD((([.N$2]-1)^[.$A22]+([.N$2]+1)^[.$A22]);([.N$2]*[.N$2]))" office:value-type="float" office:value="0" calcext:value-type="float">
            <text:p>0</text:p>
          </table:table-cell>
          <table:table-cell table:formula="of:=MOD((([.O$2]-1)^[.$A22]+([.O$2]+1)^[.$A22]);([.O$2]*[.O$2]))" office:value-type="float" office:value="0" calcext:value-type="float">
            <text:p>0</text:p>
          </table:table-cell>
          <table:table-cell table:formula="of:=MOD((([.P$2]-1)^[.$A22]+([.P$2]+1)^[.$A22]);([.P$2]*[.P$2]))" office:value-type="float" office:value="0" calcext:value-type="float">
            <text:p>0</text:p>
          </table:table-cell>
          <table:table-cell table:formula="of:=MOD((([.Q$2]-1)^[.$A22]+([.Q$2]+1)^[.$A22]);([.Q$2]*[.Q$2]))" office:value-type="float" office:value="0" calcext:value-type="float">
            <text:p>0</text:p>
          </table:table-cell>
          <table:table-cell table:formula="of:=MOD((([.R$2]-1)^[.$A22]+([.R$2]+1)^[.$A22]);([.R$2]*[.R$2]))" office:value-type="float" office:value="0" calcext:value-type="float">
            <text:p>0</text:p>
          </table:table-cell>
          <table:table-cell table:formula="of:=MOD((([.S$2]-1)^[.$A22]+([.S$2]+1)^[.$A22]);([.S$2]*[.S$2]))" office:value-type="float" office:value="0" calcext:value-type="float">
            <text:p>0</text:p>
          </table:table-cell>
          <table:table-cell table:formula="of:=MOD((([.T$2]-1)^[.$A22]+([.T$2]+1)^[.$A22]);([.T$2]*[.T$2]))" office:value-type="float" office:value="0" calcext:value-type="float">
            <text:p>0</text:p>
          </table:table-cell>
          <table:table-cell table:formula="of:=MOD((([.U$2]-1)^[.$A22]+([.U$2]+1)^[.$A22]);([.U$2]*[.U$2]))" office:value-type="float" office:value="0" calcext:value-type="float">
            <text:p>0</text:p>
          </table:table-cell>
          <table:table-cell table:formula="of:=MOD((([.V$2]-1)^[.$A22]+([.V$2]+1)^[.$A22]);([.V$2]*[.V$2]))" office:value-type="float" office:value="0" calcext:value-type="float">
            <text:p>0</text:p>
          </table:table-cell>
          <table:table-cell table:formula="of:=MOD((([.W$2]-1)^[.$A22]+([.W$2]+1)^[.$A22]);([.W$2]*[.W$2]))" office:value-type="float" office:value="0" calcext:value-type="float">
            <text:p>0</text:p>
          </table:table-cell>
          <table:table-cell table:formula="of:=MOD((([.X$2]-1)^[.$A22]+([.X$2]+1)^[.$A22]);([.X$2]*[.X$2]))" office:value-type="float" office:value="0" calcext:value-type="float">
            <text:p>0</text:p>
          </table:table-cell>
          <table:table-cell table:formula="of:=MOD((([.Y$2]-1)^[.$A22]+([.Y$2]+1)^[.$A22]);([.Y$2]*[.Y$2]))" office:value-type="float" office:value="0" calcext:value-type="float">
            <text:p>0</text:p>
          </table:table-cell>
          <table:table-cell table:formula="of:=MOD((([.Z$2]-1)^[.$A22]+([.Z$2]+1)^[.$A22]);([.Z$2]*[.Z$2]))" office:value-type="float" office:value="0" calcext:value-type="float">
            <text:p>0</text:p>
          </table:table-cell>
          <table:table-cell table:formula="of:=MOD((([.AA$2]-1)^[.$A22]+([.AA$2]+1)^[.$A22]);([.AA$2]*[.AA$2]))" office:value-type="float" office:value="0" calcext:value-type="float">
            <text:p>0</text:p>
          </table:table-cell>
          <table:table-cell table:formula="of:=MOD((([.AB$2]-1)^[.$A22]+([.AB$2]+1)^[.$A22]);([.AB$2]*[.AB$2]))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B$26]^(1-2/[.$A27]) - [.B$26]^(-2/[.$A27]))^[.$A27]+([.B$26]^(1-2/[.$A27]) + [.B$26]^(-2/[.$A27]))^[.$A27]" office:value-type="float" office:value="1" calcext:value-type="float">
            <text:p>1</text:p>
          </table:table-cell>
          <table:table-cell table:formula="of:=([.C$26]^(1-2/[.$A27]) - [.C$26]^(-2/[.$A27]))^[.$A27]+([.C$26]^(1-2/[.$A27]) + [.C$26]^(-2/[.$A27]))^[.$A27]" office:value-type="float" office:value="0.666666666666667" calcext:value-type="float">
            <text:p>0.666666666666667</text:p>
          </table:table-cell>
          <table:table-cell table:formula="of:=([.D$26]^(1-2/[.$A27]) - [.D$26]^(-2/[.$A27]))^[.$A27]+([.D$26]^(1-2/[.$A27]) + [.D$26]^(-2/[.$A27]))^[.$A27]" office:value-type="float" office:value="0.5" calcext:value-type="float">
            <text:p>0.5</text:p>
          </table:table-cell>
          <table:table-cell table:formula="of:=([.E$26]^(1-2/[.$A27]) - [.E$26]^(-2/[.$A27]))^[.$A27]+([.E$26]^(1-2/[.$A27]) + [.E$26]^(-2/[.$A27]))^[.$A27]" office:value-type="float" office:value="0.4" calcext:value-type="float">
            <text:p>0.4</text:p>
          </table:table-cell>
          <table:table-cell table:formula="of:=([.F$26]^(1-2/[.$A27]) - [.F$26]^(-2/[.$A27]))^[.$A27]+([.F$26]^(1-2/[.$A27]) + [.F$26]^(-2/[.$A27]))^[.$A27]" office:value-type="float" office:value="0.333333333333333" calcext:value-type="float">
            <text:p>0.333333333333333</text:p>
          </table:table-cell>
          <table:table-cell table:formula="of:=([.G$26]^(1-2/[.$A27]) - [.G$26]^(-2/[.$A27]))^[.$A27]+([.G$26]^(1-2/[.$A27]) + [.G$26]^(-2/[.$A27]))^[.$A27]" office:value-type="float" office:value="0.285714285714286" calcext:value-type="float">
            <text:p>0.285714285714286</text:p>
          </table:table-cell>
          <table:table-cell table:formula="of:=([.H$26]^(1-2/[.$A27]) - [.H$26]^(-2/[.$A27]))^[.$A27]+([.H$26]^(1-2/[.$A27]) + [.H$26]^(-2/[.$A27]))^[.$A27]" office:value-type="float" office:value="0.25" calcext:value-type="float">
            <text:p>0.25</text:p>
          </table:table-cell>
          <table:table-cell table:formula="of:=([.I$26]^(1-2/[.$A27]) - [.I$26]^(-2/[.$A27]))^[.$A27]+([.I$26]^(1-2/[.$A27]) + [.I$26]^(-2/[.$A27]))^[.$A27]" office:value-type="float" office:value="0.222222222222222" calcext:value-type="float">
            <text:p>0.222222222222222</text:p>
          </table:table-cell>
          <table:table-cell table:formula="of:=([.J$26]^(1-2/[.$A27]) - [.J$26]^(-2/[.$A27]))^[.$A27]+([.J$26]^(1-2/[.$A27]) + [.J$26]^(-2/[.$A27]))^[.$A27]" office:value-type="float" office:value="0.2" calcext:value-type="float">
            <text:p>0.2</text:p>
          </table:table-cell>
          <table:table-cell table:formula="of:=([.K$26]^(1-2/[.$A27]) - [.K$26]^(-2/[.$A27]))^[.$A27]+([.K$26]^(1-2/[.$A27]) + [.K$26]^(-2/[.$A27]))^[.$A27]" office:value-type="float" office:value="0.181818181818182" calcext:value-type="float">
            <text:p>0.181818181818182</text:p>
          </table:table-cell>
          <table:table-cell table:formula="of:=([.L$26]^(1-2/[.$A27]) - [.L$26]^(-2/[.$A27]))^[.$A27]+([.L$26]^(1-2/[.$A27]) + [.L$26]^(-2/[.$A27]))^[.$A27]" office:value-type="float" office:value="0.166666666666667" calcext:value-type="float">
            <text:p>0.166666666666667</text:p>
          </table:table-cell>
          <table:table-cell table:formula="of:=([.M$26]^(1-2/[.$A27]) - [.M$26]^(-2/[.$A27]))^[.$A27]+([.M$26]^(1-2/[.$A27]) + [.M$26]^(-2/[.$A27]))^[.$A27]" office:value-type="float" office:value="0.153846153846154" calcext:value-type="float">
            <text:p>0.153846153846154</text:p>
          </table:table-cell>
          <table:table-cell table:formula="of:=([.N$26]^(1-2/[.$A27]) - [.N$26]^(-2/[.$A27]))^[.$A27]+([.N$26]^(1-2/[.$A27]) + [.N$26]^(-2/[.$A27]))^[.$A27]" office:value-type="float" office:value="0.142857142857143" calcext:value-type="float">
            <text:p>0.142857142857143</text:p>
          </table:table-cell>
          <table:table-cell table:formula="of:=([.O$26]^(1-2/[.$A27]) - [.O$26]^(-2/[.$A27]))^[.$A27]+([.O$26]^(1-2/[.$A27]) + [.O$26]^(-2/[.$A27]))^[.$A27]" office:value-type="float" office:value="0.133333333333333" calcext:value-type="float">
            <text:p>0.133333333333333</text:p>
          </table:table-cell>
          <table:table-cell table:formula="of:=([.P$26]^(1-2/[.$A27]) - [.P$26]^(-2/[.$A27]))^[.$A27]+([.P$26]^(1-2/[.$A27]) + [.P$26]^(-2/[.$A27]))^[.$A27]" office:value-type="float" office:value="0.125" calcext:value-type="float">
            <text:p>0.125</text:p>
          </table:table-cell>
          <table:table-cell table:formula="of:=([.Q$26]^(1-2/[.$A27]) - [.Q$26]^(-2/[.$A27]))^[.$A27]+([.Q$26]^(1-2/[.$A27]) + [.Q$26]^(-2/[.$A27]))^[.$A27]" office:value-type="float" office:value="0.117647058823529" calcext:value-type="float">
            <text:p>0.117647058823529</text:p>
          </table:table-cell>
          <table:table-cell table:formula="of:=([.R$26]^(1-2/[.$A27]) - [.R$26]^(-2/[.$A27]))^[.$A27]+([.R$26]^(1-2/[.$A27]) + [.R$26]^(-2/[.$A27]))^[.$A27]" office:value-type="float" office:value="0.111111111111111" calcext:value-type="float">
            <text:p>0.111111111111111</text:p>
          </table:table-cell>
          <table:table-cell table:formula="of:=([.S$26]^(1-2/[.$A27]) - [.S$26]^(-2/[.$A27]))^[.$A27]+([.S$26]^(1-2/[.$A27]) + [.S$26]^(-2/[.$A27]))^[.$A27]" office:value-type="float" office:value="0.105263157894737" calcext:value-type="float">
            <text:p>0.105263157894737</text:p>
          </table:table-cell>
          <table:table-cell table:formula="of:=([.T$26]^(1-2/[.$A27]) - [.T$26]^(-2/[.$A27]))^[.$A27]+([.T$26]^(1-2/[.$A27]) + [.T$26]^(-2/[.$A27]))^[.$A27]"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$26]^(1-2/[.$A28]) - [.B$26]^(-2/[.$A28]))^[.$A28]+([.B$26]^(1-2/[.$A28]) + [.B$26]^(-2/[.$A28]))^[.$A28]" office:value-type="float" office:value="2.5" calcext:value-type="float">
            <text:p>2.5</text:p>
          </table:table-cell>
          <table:table-cell table:formula="of:=([.C$26]^(1-2/[.$A28]) - [.C$26]^(-2/[.$A28]))^[.$A28]+([.C$26]^(1-2/[.$A28]) + [.C$26]^(-2/[.$A28]))^[.$A28]" office:value-type="float" office:value="2.22222222222222" calcext:value-type="float">
            <text:p>2.22222222222222</text:p>
          </table:table-cell>
          <table:table-cell table:formula="of:=([.D$26]^(1-2/[.$A28]) - [.D$26]^(-2/[.$A28]))^[.$A28]+([.D$26]^(1-2/[.$A28]) + [.D$26]^(-2/[.$A28]))^[.$A28]" office:value-type="float" office:value="2.125" calcext:value-type="float">
            <text:p>2.125</text:p>
          </table:table-cell>
          <table:table-cell table:formula="of:=([.E$26]^(1-2/[.$A28]) - [.E$26]^(-2/[.$A28]))^[.$A28]+([.E$26]^(1-2/[.$A28]) + [.E$26]^(-2/[.$A28]))^[.$A28]" office:value-type="float" office:value="2.08" calcext:value-type="float">
            <text:p>2.08</text:p>
          </table:table-cell>
          <table:table-cell table:formula="of:=([.F$26]^(1-2/[.$A28]) - [.F$26]^(-2/[.$A28]))^[.$A28]+([.F$26]^(1-2/[.$A28]) + [.F$26]^(-2/[.$A28]))^[.$A28]" office:value-type="float" office:value="2.05555555555556" calcext:value-type="float">
            <text:p>2.05555555555556</text:p>
          </table:table-cell>
          <table:table-cell table:formula="of:=([.G$26]^(1-2/[.$A28]) - [.G$26]^(-2/[.$A28]))^[.$A28]+([.G$26]^(1-2/[.$A28]) + [.G$26]^(-2/[.$A28]))^[.$A28]" office:value-type="float" office:value="2.04081632653061" calcext:value-type="float">
            <text:p>2.04081632653061</text:p>
          </table:table-cell>
          <table:table-cell table:formula="of:=([.H$26]^(1-2/[.$A28]) - [.H$26]^(-2/[.$A28]))^[.$A28]+([.H$26]^(1-2/[.$A28]) + [.H$26]^(-2/[.$A28]))^[.$A28]" office:value-type="float" office:value="2.03125" calcext:value-type="float">
            <text:p>2.03125</text:p>
          </table:table-cell>
          <table:table-cell table:formula="of:=([.I$26]^(1-2/[.$A28]) - [.I$26]^(-2/[.$A28]))^[.$A28]+([.I$26]^(1-2/[.$A28]) + [.I$26]^(-2/[.$A28]))^[.$A28]" office:value-type="float" office:value="2.02469135802469" calcext:value-type="float">
            <text:p>2.02469135802469</text:p>
          </table:table-cell>
          <table:table-cell table:formula="of:=([.J$26]^(1-2/[.$A28]) - [.J$26]^(-2/[.$A28]))^[.$A28]+([.J$26]^(1-2/[.$A28]) + [.J$26]^(-2/[.$A28]))^[.$A28]" office:value-type="float" office:value="2.02" calcext:value-type="float">
            <text:p>2.02</text:p>
          </table:table-cell>
          <table:table-cell table:formula="of:=([.K$26]^(1-2/[.$A28]) - [.K$26]^(-2/[.$A28]))^[.$A28]+([.K$26]^(1-2/[.$A28]) + [.K$26]^(-2/[.$A28]))^[.$A28]" office:value-type="float" office:value="2.01652892561983" calcext:value-type="float">
            <text:p>2.01652892561983</text:p>
          </table:table-cell>
          <table:table-cell table:formula="of:=([.L$26]^(1-2/[.$A28]) - [.L$26]^(-2/[.$A28]))^[.$A28]+([.L$26]^(1-2/[.$A28]) + [.L$26]^(-2/[.$A28]))^[.$A28]" office:value-type="float" office:value="2.01388888888889" calcext:value-type="float">
            <text:p>2.01388888888889</text:p>
          </table:table-cell>
          <table:table-cell table:formula="of:=([.M$26]^(1-2/[.$A28]) - [.M$26]^(-2/[.$A28]))^[.$A28]+([.M$26]^(1-2/[.$A28]) + [.M$26]^(-2/[.$A28]))^[.$A28]" office:value-type="float" office:value="2.01183431952663" calcext:value-type="float">
            <text:p>2.01183431952663</text:p>
          </table:table-cell>
          <table:table-cell table:formula="of:=([.N$26]^(1-2/[.$A28]) - [.N$26]^(-2/[.$A28]))^[.$A28]+([.N$26]^(1-2/[.$A28]) + [.N$26]^(-2/[.$A28]))^[.$A28]" office:value-type="float" office:value="2.01020408163265" calcext:value-type="float">
            <text:p>2.01020408163265</text:p>
          </table:table-cell>
          <table:table-cell table:formula="of:=([.O$26]^(1-2/[.$A28]) - [.O$26]^(-2/[.$A28]))^[.$A28]+([.O$26]^(1-2/[.$A28]) + [.O$26]^(-2/[.$A28]))^[.$A28]" office:value-type="float" office:value="2.00888888888889" calcext:value-type="float">
            <text:p>2.00888888888889</text:p>
          </table:table-cell>
          <table:table-cell table:formula="of:=([.P$26]^(1-2/[.$A28]) - [.P$26]^(-2/[.$A28]))^[.$A28]+([.P$26]^(1-2/[.$A28]) + [.P$26]^(-2/[.$A28]))^[.$A28]" office:value-type="float" office:value="2.0078125" calcext:value-type="float">
            <text:p>2.0078125</text:p>
          </table:table-cell>
          <table:table-cell table:formula="of:=([.Q$26]^(1-2/[.$A28]) - [.Q$26]^(-2/[.$A28]))^[.$A28]+([.Q$26]^(1-2/[.$A28]) + [.Q$26]^(-2/[.$A28]))^[.$A28]" office:value-type="float" office:value="2.00692041522491" calcext:value-type="float">
            <text:p>2.00692041522491</text:p>
          </table:table-cell>
          <table:table-cell table:formula="of:=([.R$26]^(1-2/[.$A28]) - [.R$26]^(-2/[.$A28]))^[.$A28]+([.R$26]^(1-2/[.$A28]) + [.R$26]^(-2/[.$A28]))^[.$A28]" office:value-type="float" office:value="2.00617283950617" calcext:value-type="float">
            <text:p>2.00617283950617</text:p>
          </table:table-cell>
          <table:table-cell table:formula="of:=([.S$26]^(1-2/[.$A28]) - [.S$26]^(-2/[.$A28]))^[.$A28]+([.S$26]^(1-2/[.$A28]) + [.S$26]^(-2/[.$A28]))^[.$A28]" office:value-type="float" office:value="2.00554016620499" calcext:value-type="float">
            <text:p>2.00554016620499</text:p>
          </table:table-cell>
          <table:table-cell table:formula="of:=([.T$26]^(1-2/[.$A28]) - [.T$26]^(-2/[.$A28]))^[.$A28]+([.T$26]^(1-2/[.$A28]) + [.T$26]^(-2/[.$A28]))^[.$A28]" office:value-type="float" office:value="2.005" calcext:value-type="float">
            <text:p>2.00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B$26]^(1-2/[.$A29]) - [.B$26]^(-2/[.$A29]))^[.$A29]+([.B$26]^(1-2/[.$A29]) + [.B$26]^(-2/[.$A29]))^[.$A29]" office:value-type="float" office:value="7" calcext:value-type="float">
            <text:p>7</text:p>
          </table:table-cell>
          <table:table-cell table:formula="of:=([.C$26]^(1-2/[.$A29]) - [.C$26]^(-2/[.$A29]))^[.$A29]+([.C$26]^(1-2/[.$A29]) + [.C$26]^(-2/[.$A29]))^[.$A29]" office:value-type="float" office:value="8" calcext:value-type="float">
            <text:p>8</text:p>
          </table:table-cell>
          <table:table-cell table:formula="of:=([.D$26]^(1-2/[.$A29]) - [.D$26]^(-2/[.$A29]))^[.$A29]+([.D$26]^(1-2/[.$A29]) + [.D$26]^(-2/[.$A29]))^[.$A29]" office:value-type="float" office:value="9.5" calcext:value-type="float">
            <text:p>9.5</text:p>
          </table:table-cell>
          <table:table-cell table:formula="of:=([.E$26]^(1-2/[.$A29]) - [.E$26]^(-2/[.$A29]))^[.$A29]+([.E$26]^(1-2/[.$A29]) + [.E$26]^(-2/[.$A29]))^[.$A29]" office:value-type="float" office:value="11.2" calcext:value-type="float">
            <text:p>11.2</text:p>
          </table:table-cell>
          <table:table-cell table:formula="of:=([.F$26]^(1-2/[.$A29]) - [.F$26]^(-2/[.$A29]))^[.$A29]+([.F$26]^(1-2/[.$A29]) + [.F$26]^(-2/[.$A29]))^[.$A29]" office:value-type="float" office:value="13" calcext:value-type="float">
            <text:p>13</text:p>
          </table:table-cell>
          <table:table-cell table:formula="of:=([.G$26]^(1-2/[.$A29]) - [.G$26]^(-2/[.$A29]))^[.$A29]+([.G$26]^(1-2/[.$A29]) + [.G$26]^(-2/[.$A29]))^[.$A29]" office:value-type="float" office:value="14.8571428571429" calcext:value-type="float">
            <text:p>14.8571428571429</text:p>
          </table:table-cell>
          <table:table-cell table:formula="of:=([.H$26]^(1-2/[.$A29]) - [.H$26]^(-2/[.$A29]))^[.$A29]+([.H$26]^(1-2/[.$A29]) + [.H$26]^(-2/[.$A29]))^[.$A29]" office:value-type="float" office:value="16.75" calcext:value-type="float">
            <text:p>16.75</text:p>
          </table:table-cell>
          <table:table-cell table:formula="of:=([.I$26]^(1-2/[.$A29]) - [.I$26]^(-2/[.$A29]))^[.$A29]+([.I$26]^(1-2/[.$A29]) + [.I$26]^(-2/[.$A29]))^[.$A29]" office:value-type="float" office:value="18.6666666666667" calcext:value-type="float">
            <text:p>18.6666666666667</text:p>
          </table:table-cell>
          <table:table-cell table:formula="of:=([.J$26]^(1-2/[.$A29]) - [.J$26]^(-2/[.$A29]))^[.$A29]+([.J$26]^(1-2/[.$A29]) + [.J$26]^(-2/[.$A29]))^[.$A29]" office:value-type="float" office:value="20.6" calcext:value-type="float">
            <text:p>20.6</text:p>
          </table:table-cell>
          <table:table-cell table:formula="of:=([.K$26]^(1-2/[.$A29]) - [.K$26]^(-2/[.$A29]))^[.$A29]+([.K$26]^(1-2/[.$A29]) + [.K$26]^(-2/[.$A29]))^[.$A29]" office:value-type="float" office:value="22.5454545454545" calcext:value-type="float">
            <text:p>22.5454545454545</text:p>
          </table:table-cell>
          <table:table-cell table:formula="of:=([.L$26]^(1-2/[.$A29]) - [.L$26]^(-2/[.$A29]))^[.$A29]+([.L$26]^(1-2/[.$A29]) + [.L$26]^(-2/[.$A29]))^[.$A29]" office:value-type="float" office:value="24.5" calcext:value-type="float">
            <text:p>24.5</text:p>
          </table:table-cell>
          <table:table-cell table:formula="of:=([.M$26]^(1-2/[.$A29]) - [.M$26]^(-2/[.$A29]))^[.$A29]+([.M$26]^(1-2/[.$A29]) + [.M$26]^(-2/[.$A29]))^[.$A29]" office:value-type="float" office:value="26.4615384615385" calcext:value-type="float">
            <text:p>26.4615384615385</text:p>
          </table:table-cell>
          <table:table-cell table:formula="of:=([.N$26]^(1-2/[.$A29]) - [.N$26]^(-2/[.$A29]))^[.$A29]+([.N$26]^(1-2/[.$A29]) + [.N$26]^(-2/[.$A29]))^[.$A29]" office:value-type="float" office:value="28.4285714285714" calcext:value-type="float">
            <text:p>28.4285714285714</text:p>
          </table:table-cell>
          <table:table-cell table:formula="of:=([.O$26]^(1-2/[.$A29]) - [.O$26]^(-2/[.$A29]))^[.$A29]+([.O$26]^(1-2/[.$A29]) + [.O$26]^(-2/[.$A29]))^[.$A29]" office:value-type="float" office:value="30.4" calcext:value-type="float">
            <text:p>30.4</text:p>
          </table:table-cell>
          <table:table-cell table:formula="of:=([.P$26]^(1-2/[.$A29]) - [.P$26]^(-2/[.$A29]))^[.$A29]+([.P$26]^(1-2/[.$A29]) + [.P$26]^(-2/[.$A29]))^[.$A29]" office:value-type="float" office:value="32.375" calcext:value-type="float">
            <text:p>32.375</text:p>
          </table:table-cell>
          <table:table-cell table:formula="of:=([.Q$26]^(1-2/[.$A29]) - [.Q$26]^(-2/[.$A29]))^[.$A29]+([.Q$26]^(1-2/[.$A29]) + [.Q$26]^(-2/[.$A29]))^[.$A29]" office:value-type="float" office:value="34.3529411764706" calcext:value-type="float">
            <text:p>34.3529411764706</text:p>
          </table:table-cell>
          <table:table-cell table:formula="of:=([.R$26]^(1-2/[.$A29]) - [.R$26]^(-2/[.$A29]))^[.$A29]+([.R$26]^(1-2/[.$A29]) + [.R$26]^(-2/[.$A29]))^[.$A29]" office:value-type="float" office:value="36.3333333333333" calcext:value-type="float">
            <text:p>36.3333333333333</text:p>
          </table:table-cell>
          <table:table-cell table:formula="of:=([.S$26]^(1-2/[.$A29]) - [.S$26]^(-2/[.$A29]))^[.$A29]+([.S$26]^(1-2/[.$A29]) + [.S$26]^(-2/[.$A29]))^[.$A29]" office:value-type="float" office:value="38.3157894736842" calcext:value-type="float">
            <text:p>38.3157894736842</text:p>
          </table:table-cell>
          <table:table-cell table:formula="of:=([.T$26]^(1-2/[.$A29]) - [.T$26]^(-2/[.$A29]))^[.$A29]+([.T$26]^(1-2/[.$A29]) + [.T$26]^(-2/[.$A29]))^[.$A29]" office:value-type="float" office:value="40.3" calcext:value-type="float">
            <text:p>40.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B$26]^(1-2/[.$A30]) - [.B$26]^(-2/[.$A30]))^[.$A30]+([.B$26]^(1-2/[.$A30]) + [.B$26]^(-2/[.$A30]))^[.$A30]" office:value-type="float" office:value="20.5" calcext:value-type="float">
            <text:p>20.5</text:p>
          </table:table-cell>
          <table:table-cell table:formula="of:=([.C$26]^(1-2/[.$A30]) - [.C$26]^(-2/[.$A30]))^[.$A30]+([.C$26]^(1-2/[.$A30]) + [.C$26]^(-2/[.$A30]))^[.$A30]" office:value-type="float" office:value="30.2222222222222" calcext:value-type="float">
            <text:p>30.2222222222222</text:p>
          </table:table-cell>
          <table:table-cell table:formula="of:=([.D$26]^(1-2/[.$A30]) - [.D$26]^(-2/[.$A30]))^[.$A30]+([.D$26]^(1-2/[.$A30]) + [.D$26]^(-2/[.$A30]))^[.$A30]" office:value-type="float" office:value="44.125" calcext:value-type="float">
            <text:p>44.125</text:p>
          </table:table-cell>
          <table:table-cell table:formula="of:=([.E$26]^(1-2/[.$A30]) - [.E$26]^(-2/[.$A30]))^[.$A30]+([.E$26]^(1-2/[.$A30]) + [.E$26]^(-2/[.$A30]))^[.$A30]" office:value-type="float" office:value="62.08" calcext:value-type="float">
            <text:p>62.08</text:p>
          </table:table-cell>
          <table:table-cell table:formula="of:=([.F$26]^(1-2/[.$A30]) - [.F$26]^(-2/[.$A30]))^[.$A30]+([.F$26]^(1-2/[.$A30]) + [.F$26]^(-2/[.$A30]))^[.$A30]" office:value-type="float" office:value="84.0555555555555" calcext:value-type="float">
            <text:p>84.0555555555555</text:p>
          </table:table-cell>
          <table:table-cell table:formula="of:=([.G$26]^(1-2/[.$A30]) - [.G$26]^(-2/[.$A30]))^[.$A30]+([.G$26]^(1-2/[.$A30]) + [.G$26]^(-2/[.$A30]))^[.$A30]" office:value-type="float" office:value="110.040816326531" calcext:value-type="float">
            <text:p>110.040816326531</text:p>
          </table:table-cell>
          <table:table-cell table:formula="of:=([.H$26]^(1-2/[.$A30]) - [.H$26]^(-2/[.$A30]))^[.$A30]+([.H$26]^(1-2/[.$A30]) + [.H$26]^(-2/[.$A30]))^[.$A30]" office:value-type="float" office:value="140.03125" calcext:value-type="float">
            <text:p>140.03125</text:p>
          </table:table-cell>
          <table:table-cell table:formula="of:=([.I$26]^(1-2/[.$A30]) - [.I$26]^(-2/[.$A30]))^[.$A30]+([.I$26]^(1-2/[.$A30]) + [.I$26]^(-2/[.$A30]))^[.$A30]" office:value-type="float" office:value="174.024691358025" calcext:value-type="float">
            <text:p>174.024691358025</text:p>
          </table:table-cell>
          <table:table-cell table:formula="of:=([.J$26]^(1-2/[.$A30]) - [.J$26]^(-2/[.$A30]))^[.$A30]+([.J$26]^(1-2/[.$A30]) + [.J$26]^(-2/[.$A30]))^[.$A30]" office:value-type="float" office:value="212.02" calcext:value-type="float">
            <text:p>212.02</text:p>
          </table:table-cell>
          <table:table-cell table:formula="of:=([.K$26]^(1-2/[.$A30]) - [.K$26]^(-2/[.$A30]))^[.$A30]+([.K$26]^(1-2/[.$A30]) + [.K$26]^(-2/[.$A30]))^[.$A30]" office:value-type="float" office:value="254.01652892562" calcext:value-type="float">
            <text:p>254.01652892562</text:p>
          </table:table-cell>
          <table:table-cell table:formula="of:=([.L$26]^(1-2/[.$A30]) - [.L$26]^(-2/[.$A30]))^[.$A30]+([.L$26]^(1-2/[.$A30]) + [.L$26]^(-2/[.$A30]))^[.$A30]" office:value-type="float" office:value="300.013888888889" calcext:value-type="float">
            <text:p>300.013888888889</text:p>
          </table:table-cell>
          <table:table-cell table:formula="of:=([.M$26]^(1-2/[.$A30]) - [.M$26]^(-2/[.$A30]))^[.$A30]+([.M$26]^(1-2/[.$A30]) + [.M$26]^(-2/[.$A30]))^[.$A30]" office:value-type="float" office:value="350.011834319527" calcext:value-type="float">
            <text:p>350.011834319527</text:p>
          </table:table-cell>
          <table:table-cell table:formula="of:=([.N$26]^(1-2/[.$A30]) - [.N$26]^(-2/[.$A30]))^[.$A30]+([.N$26]^(1-2/[.$A30]) + [.N$26]^(-2/[.$A30]))^[.$A30]" office:value-type="float" office:value="404.010204081633" calcext:value-type="float">
            <text:p>404.010204081633</text:p>
          </table:table-cell>
          <table:table-cell table:formula="of:=([.O$26]^(1-2/[.$A30]) - [.O$26]^(-2/[.$A30]))^[.$A30]+([.O$26]^(1-2/[.$A30]) + [.O$26]^(-2/[.$A30]))^[.$A30]" office:value-type="float" office:value="462.008888888889" calcext:value-type="float">
            <text:p>462.008888888889</text:p>
          </table:table-cell>
          <table:table-cell table:formula="of:=([.P$26]^(1-2/[.$A30]) - [.P$26]^(-2/[.$A30]))^[.$A30]+([.P$26]^(1-2/[.$A30]) + [.P$26]^(-2/[.$A30]))^[.$A30]" office:value-type="float" office:value="524.0078125" calcext:value-type="float">
            <text:p>524.0078125</text:p>
          </table:table-cell>
          <table:table-cell table:formula="of:=([.Q$26]^(1-2/[.$A30]) - [.Q$26]^(-2/[.$A30]))^[.$A30]+([.Q$26]^(1-2/[.$A30]) + [.Q$26]^(-2/[.$A30]))^[.$A30]" office:value-type="float" office:value="590.006920415225" calcext:value-type="float">
            <text:p>590.006920415225</text:p>
          </table:table-cell>
          <table:table-cell table:formula="of:=([.R$26]^(1-2/[.$A30]) - [.R$26]^(-2/[.$A30]))^[.$A30]+([.R$26]^(1-2/[.$A30]) + [.R$26]^(-2/[.$A30]))^[.$A30]" office:value-type="float" office:value="660.006172839506" calcext:value-type="float">
            <text:p>660.006172839506</text:p>
          </table:table-cell>
          <table:table-cell table:formula="of:=([.S$26]^(1-2/[.$A30]) - [.S$26]^(-2/[.$A30]))^[.$A30]+([.S$26]^(1-2/[.$A30]) + [.S$26]^(-2/[.$A30]))^[.$A30]" office:value-type="float" office:value="734.005540166205" calcext:value-type="float">
            <text:p>734.005540166205</text:p>
          </table:table-cell>
          <table:table-cell table:formula="of:=([.T$26]^(1-2/[.$A30]) - [.T$26]^(-2/[.$A30]))^[.$A30]+([.T$26]^(1-2/[.$A30]) + [.T$26]^(-2/[.$A30]))^[.$A30]" office:value-type="float" office:value="812.005" calcext:value-type="float">
            <text:p>812.00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B$26]^(1-2/[.$A31]) - [.B$26]^(-2/[.$A31]))^[.$A31]+([.B$26]^(1-2/[.$A31]) + [.B$26]^(-2/[.$A31]))^[.$A31]" office:value-type="float" office:value="61" calcext:value-type="float">
            <text:p>61</text:p>
          </table:table-cell>
          <table:table-cell table:formula="of:=([.C$26]^(1-2/[.$A31]) - [.C$26]^(-2/[.$A31]))^[.$A31]+([.C$26]^(1-2/[.$A31]) + [.C$26]^(-2/[.$A31]))^[.$A31]" office:value-type="float" office:value="117.333333333333" calcext:value-type="float">
            <text:p>117.333333333333</text:p>
          </table:table-cell>
          <table:table-cell table:formula="of:=([.D$26]^(1-2/[.$A31]) - [.D$26]^(-2/[.$A31]))^[.$A31]+([.D$26]^(1-2/[.$A31]) + [.D$26]^(-2/[.$A31]))^[.$A31]" office:value-type="float" office:value="210.5" calcext:value-type="float">
            <text:p>210.5</text:p>
          </table:table-cell>
          <table:table-cell table:formula="of:=([.E$26]^(1-2/[.$A31]) - [.E$26]^(-2/[.$A31]))^[.$A31]+([.E$26]^(1-2/[.$A31]) + [.E$26]^(-2/[.$A31]))^[.$A31]" office:value-type="float" office:value="352" calcext:value-type="float">
            <text:p>352</text:p>
          </table:table-cell>
          <table:table-cell table:formula="of:=([.F$26]^(1-2/[.$A31]) - [.F$26]^(-2/[.$A31]))^[.$A31]+([.F$26]^(1-2/[.$A31]) + [.F$26]^(-2/[.$A31]))^[.$A31]" office:value-type="float" office:value="553.666666666666" calcext:value-type="float">
            <text:p>553.666666666666</text:p>
          </table:table-cell>
          <table:table-cell table:formula="of:=([.G$26]^(1-2/[.$A31]) - [.G$26]^(-2/[.$A31]))^[.$A31]+([.G$26]^(1-2/[.$A31]) + [.G$26]^(-2/[.$A31]))^[.$A31]" office:value-type="float" office:value="827.428571428571" calcext:value-type="float">
            <text:p>827.428571428571</text:p>
          </table:table-cell>
          <table:table-cell table:formula="of:=([.H$26]^(1-2/[.$A31]) - [.H$26]^(-2/[.$A31]))^[.$A31]+([.H$26]^(1-2/[.$A31]) + [.H$26]^(-2/[.$A31]))^[.$A31]" office:value-type="float" office:value="1185.25" calcext:value-type="float">
            <text:p>1185.25</text:p>
          </table:table-cell>
          <table:table-cell table:formula="of:=([.I$26]^(1-2/[.$A31]) - [.I$26]^(-2/[.$A31]))^[.$A31]+([.I$26]^(1-2/[.$A31]) + [.I$26]^(-2/[.$A31]))^[.$A31]" office:value-type="float" office:value="1639.11111111111" calcext:value-type="float">
            <text:p>1639.11111111111</text:p>
          </table:table-cell>
          <table:table-cell table:formula="of:=([.J$26]^(1-2/[.$A31]) - [.J$26]^(-2/[.$A31]))^[.$A31]+([.J$26]^(1-2/[.$A31]) + [.J$26]^(-2/[.$A31]))^[.$A31]" office:value-type="float" office:value="2201" calcext:value-type="float">
            <text:p>2201</text:p>
          </table:table-cell>
          <table:table-cell table:formula="of:=([.K$26]^(1-2/[.$A31]) - [.K$26]^(-2/[.$A31]))^[.$A31]+([.K$26]^(1-2/[.$A31]) + [.K$26]^(-2/[.$A31]))^[.$A31]" office:value-type="float" office:value="2882.90909090909" calcext:value-type="float">
            <text:p>2882.90909090909</text:p>
          </table:table-cell>
          <table:table-cell table:formula="of:=([.L$26]^(1-2/[.$A31]) - [.L$26]^(-2/[.$A31]))^[.$A31]+([.L$26]^(1-2/[.$A31]) + [.L$26]^(-2/[.$A31]))^[.$A31]" office:value-type="float" office:value="3696.83333333333" calcext:value-type="float">
            <text:p>3696.83333333333</text:p>
          </table:table-cell>
          <table:table-cell table:formula="of:=([.M$26]^(1-2/[.$A31]) - [.M$26]^(-2/[.$A31]))^[.$A31]+([.M$26]^(1-2/[.$A31]) + [.M$26]^(-2/[.$A31]))^[.$A31]" office:value-type="float" office:value="4654.76923076923" calcext:value-type="float">
            <text:p>4654.76923076923</text:p>
          </table:table-cell>
          <table:table-cell table:formula="of:=([.N$26]^(1-2/[.$A31]) - [.N$26]^(-2/[.$A31]))^[.$A31]+([.N$26]^(1-2/[.$A31]) + [.N$26]^(-2/[.$A31]))^[.$A31]" office:value-type="float" office:value="5768.71428571428" calcext:value-type="float">
            <text:p>5768.71428571428</text:p>
          </table:table-cell>
          <table:table-cell table:formula="of:=([.O$26]^(1-2/[.$A31]) - [.O$26]^(-2/[.$A31]))^[.$A31]+([.O$26]^(1-2/[.$A31]) + [.O$26]^(-2/[.$A31]))^[.$A31]" office:value-type="float" office:value="7050.66666666666" calcext:value-type="float">
            <text:p>7050.66666666666</text:p>
          </table:table-cell>
          <table:table-cell table:formula="of:=([.P$26]^(1-2/[.$A31]) - [.P$26]^(-2/[.$A31]))^[.$A31]+([.P$26]^(1-2/[.$A31]) + [.P$26]^(-2/[.$A31]))^[.$A31]" office:value-type="float" office:value="8512.625" calcext:value-type="float">
            <text:p>8512.625</text:p>
          </table:table-cell>
          <table:table-cell table:formula="of:=([.Q$26]^(1-2/[.$A31]) - [.Q$26]^(-2/[.$A31]))^[.$A31]+([.Q$26]^(1-2/[.$A31]) + [.Q$26]^(-2/[.$A31]))^[.$A31]" office:value-type="float" office:value="10166.5882352941" calcext:value-type="float">
            <text:p>10166.5882352941</text:p>
          </table:table-cell>
          <table:table-cell table:formula="of:=([.R$26]^(1-2/[.$A31]) - [.R$26]^(-2/[.$A31]))^[.$A31]+([.R$26]^(1-2/[.$A31]) + [.R$26]^(-2/[.$A31]))^[.$A31]" office:value-type="float" office:value="12024.5555555556" calcext:value-type="float">
            <text:p>12024.5555555556</text:p>
          </table:table-cell>
          <table:table-cell table:formula="of:=([.S$26]^(1-2/[.$A31]) - [.S$26]^(-2/[.$A31]))^[.$A31]+([.S$26]^(1-2/[.$A31]) + [.S$26]^(-2/[.$A31]))^[.$A31]" office:value-type="float" office:value="14098.5263157895" calcext:value-type="float">
            <text:p>14098.5263157895</text:p>
          </table:table-cell>
          <table:table-cell table:formula="of:=([.T$26]^(1-2/[.$A31]) - [.T$26]^(-2/[.$A31]))^[.$A31]+([.T$26]^(1-2/[.$A31]) + [.T$26]^(-2/[.$A31]))^[.$A31]" office:value-type="float" office:value="16400.5" calcext:value-type="float">
            <text:p>16400.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B$26]^(1-2/[.$A32]) - [.B$26]^(-2/[.$A32]))^[.$A32]+([.B$26]^(1-2/[.$A32]) + [.B$26]^(-2/[.$A32]))^[.$A32]" office:value-type="float" office:value="182.5" calcext:value-type="float">
            <text:p>182.5</text:p>
          </table:table-cell>
          <table:table-cell table:formula="of:=([.C$26]^(1-2/[.$A32]) - [.C$26]^(-2/[.$A32]))^[.$A32]+([.C$26]^(1-2/[.$A32]) + [.C$26]^(-2/[.$A32]))^[.$A32]" office:value-type="float" office:value="462.222222222222" calcext:value-type="float">
            <text:p>462.222222222222</text:p>
          </table:table-cell>
          <table:table-cell table:formula="of:=([.D$26]^(1-2/[.$A32]) - [.D$26]^(-2/[.$A32]))^[.$A32]+([.D$26]^(1-2/[.$A32]) + [.D$26]^(-2/[.$A32]))^[.$A32]" office:value-type="float" office:value="1022.125" calcext:value-type="float">
            <text:p>1022.125</text:p>
          </table:table-cell>
          <table:table-cell table:formula="of:=([.E$26]^(1-2/[.$A32]) - [.E$26]^(-2/[.$A32]))^[.$A32]+([.E$26]^(1-2/[.$A32]) + [.E$26]^(-2/[.$A32]))^[.$A32]" office:value-type="float" office:value="2030.08" calcext:value-type="float">
            <text:p>2030.08</text:p>
          </table:table-cell>
          <table:table-cell table:formula="of:=([.F$26]^(1-2/[.$A32]) - [.F$26]^(-2/[.$A32]))^[.$A32]+([.F$26]^(1-2/[.$A32]) + [.F$26]^(-2/[.$A32]))^[.$A32]" office:value-type="float" office:value="3702.05555555556" calcext:value-type="float">
            <text:p>3702.05555555556</text:p>
          </table:table-cell>
          <table:table-cell table:formula="of:=([.G$26]^(1-2/[.$A32]) - [.G$26]^(-2/[.$A32]))^[.$A32]+([.G$26]^(1-2/[.$A32]) + [.G$26]^(-2/[.$A32]))^[.$A32]" office:value-type="float" office:value="6302.04081632654" calcext:value-type="float">
            <text:p>6302.04081632654</text:p>
          </table:table-cell>
          <table:table-cell table:formula="of:=([.H$26]^(1-2/[.$A32]) - [.H$26]^(-2/[.$A32]))^[.$A32]+([.H$26]^(1-2/[.$A32]) + [.H$26]^(-2/[.$A32]))^[.$A32]" office:value-type="float" office:value="10142.03125" calcext:value-type="float">
            <text:p>10142.03125</text:p>
          </table:table-cell>
          <table:table-cell table:formula="of:=([.I$26]^(1-2/[.$A32]) - [.I$26]^(-2/[.$A32]))^[.$A32]+([.I$26]^(1-2/[.$A32]) + [.I$26]^(-2/[.$A32]))^[.$A32]" office:value-type="float" office:value="15582.024691358" calcext:value-type="float">
            <text:p>15582.024691358</text:p>
          </table:table-cell>
          <table:table-cell table:formula="of:=([.J$26]^(1-2/[.$A32]) - [.J$26]^(-2/[.$A32]))^[.$A32]+([.J$26]^(1-2/[.$A32]) + [.J$26]^(-2/[.$A32]))^[.$A32]" office:value-type="float" office:value="23030.02" calcext:value-type="float">
            <text:p>23030.02</text:p>
          </table:table-cell>
          <table:table-cell table:formula="of:=([.K$26]^(1-2/[.$A32]) - [.K$26]^(-2/[.$A32]))^[.$A32]+([.K$26]^(1-2/[.$A32]) + [.K$26]^(-2/[.$A32]))^[.$A32]" office:value-type="float" office:value="32942.0165289257" calcext:value-type="float">
            <text:p>32942.0165289257</text:p>
          </table:table-cell>
          <table:table-cell table:formula="of:=([.L$26]^(1-2/[.$A32]) - [.L$26]^(-2/[.$A32]))^[.$A32]+([.L$26]^(1-2/[.$A32]) + [.L$26]^(-2/[.$A32]))^[.$A32]" office:value-type="float" office:value="45822.013888889" calcext:value-type="float">
            <text:p>45822.013888889</text:p>
          </table:table-cell>
          <table:table-cell table:formula="of:=([.M$26]^(1-2/[.$A32]) - [.M$26]^(-2/[.$A32]))^[.$A32]+([.M$26]^(1-2/[.$A32]) + [.M$26]^(-2/[.$A32]))^[.$A32]" office:value-type="float" office:value="62222.0118343196" calcext:value-type="float">
            <text:p>62222.0118343196</text:p>
          </table:table-cell>
          <table:table-cell table:formula="of:=([.N$26]^(1-2/[.$A32]) - [.N$26]^(-2/[.$A32]))^[.$A32]+([.N$26]^(1-2/[.$A32]) + [.N$26]^(-2/[.$A32]))^[.$A32]" office:value-type="float" office:value="82742.0102040817" calcext:value-type="float">
            <text:p>82742.0102040817</text:p>
          </table:table-cell>
          <table:table-cell table:formula="of:=([.O$26]^(1-2/[.$A32]) - [.O$26]^(-2/[.$A32]))^[.$A32]+([.O$26]^(1-2/[.$A32]) + [.O$26]^(-2/[.$A32]))^[.$A32]" office:value-type="float" office:value="108030.008888889" calcext:value-type="float">
            <text:p>108030.008888889</text:p>
          </table:table-cell>
          <table:table-cell table:formula="of:=([.P$26]^(1-2/[.$A32]) - [.P$26]^(-2/[.$A32]))^[.$A32]+([.P$26]^(1-2/[.$A32]) + [.P$26]^(-2/[.$A32]))^[.$A32]" office:value-type="float" office:value="138782.0078125" calcext:value-type="float">
            <text:p>138782.0078125</text:p>
          </table:table-cell>
          <table:table-cell table:formula="of:=([.Q$26]^(1-2/[.$A32]) - [.Q$26]^(-2/[.$A32]))^[.$A32]+([.Q$26]^(1-2/[.$A32]) + [.Q$26]^(-2/[.$A32]))^[.$A32]" office:value-type="float" office:value="175742.006920415" calcext:value-type="float">
            <text:p>175742.006920415</text:p>
          </table:table-cell>
          <table:table-cell table:formula="of:=([.R$26]^(1-2/[.$A32]) - [.R$26]^(-2/[.$A32]))^[.$A32]+([.R$26]^(1-2/[.$A32]) + [.R$26]^(-2/[.$A32]))^[.$A32]" office:value-type="float" office:value="219702.00617284" calcext:value-type="float">
            <text:p>219702.00617284</text:p>
          </table:table-cell>
          <table:table-cell table:formula="of:=([.S$26]^(1-2/[.$A32]) - [.S$26]^(-2/[.$A32]))^[.$A32]+([.S$26]^(1-2/[.$A32]) + [.S$26]^(-2/[.$A32]))^[.$A32]" office:value-type="float" office:value="271502.005540166" calcext:value-type="float">
            <text:p>271502.005540166</text:p>
          </table:table-cell>
          <table:table-cell table:formula="of:=([.T$26]^(1-2/[.$A32]) - [.T$26]^(-2/[.$A32]))^[.$A32]+([.T$26]^(1-2/[.$A32]) + [.T$26]^(-2/[.$A32]))^[.$A32]" office:value-type="float" office:value="332030.005" calcext:value-type="float">
            <text:p>332030.00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B$26]^(1-2/[.$A33]) - [.B$26]^(-2/[.$A33]))^[.$A33]+([.B$26]^(1-2/[.$A33]) + [.B$26]^(-2/[.$A33]))^[.$A33]" office:value-type="float" office:value="547" calcext:value-type="float">
            <text:p>547</text:p>
          </table:table-cell>
          <table:table-cell table:formula="of:=([.C$26]^(1-2/[.$A33]) - [.C$26]^(-2/[.$A33]))^[.$A33]+([.C$26]^(1-2/[.$A33]) + [.C$26]^(-2/[.$A33]))^[.$A33]" office:value-type="float" office:value="1834.66666666667" calcext:value-type="float">
            <text:p>1834.66666666667</text:p>
          </table:table-cell>
          <table:table-cell table:formula="of:=([.D$26]^(1-2/[.$A33]) - [.D$26]^(-2/[.$A33]))^[.$A33]+([.D$26]^(1-2/[.$A33]) + [.D$26]^(-2/[.$A33]))^[.$A33]" office:value-type="float" office:value="5019.5" calcext:value-type="float">
            <text:p>5019.5</text:p>
          </table:table-cell>
          <table:table-cell table:formula="of:=([.E$26]^(1-2/[.$A33]) - [.E$26]^(-2/[.$A33]))^[.$A33]+([.E$26]^(1-2/[.$A33]) + [.E$26]^(-2/[.$A33]))^[.$A33]" office:value-type="float" office:value="11852.8" calcext:value-type="float">
            <text:p>11852.8</text:p>
          </table:table-cell>
          <table:table-cell table:formula="of:=([.F$26]^(1-2/[.$A33]) - [.F$26]^(-2/[.$A33]))^[.$A33]+([.F$26]^(1-2/[.$A33]) + [.F$26]^(-2/[.$A33]))^[.$A33]" office:value-type="float" office:value="25046.3333333333" calcext:value-type="float">
            <text:p>25046.3333333333</text:p>
          </table:table-cell>
          <table:table-cell table:formula="of:=([.G$26]^(1-2/[.$A33]) - [.G$26]^(-2/[.$A33]))^[.$A33]+([.G$26]^(1-2/[.$A33]) + [.G$26]^(-2/[.$A33]))^[.$A33]" office:value-type="float" office:value="48512" calcext:value-type="float">
            <text:p>48512</text:p>
          </table:table-cell>
          <table:table-cell table:formula="of:=([.H$26]^(1-2/[.$A33]) - [.H$26]^(-2/[.$A33]))^[.$A33]+([.H$26]^(1-2/[.$A33]) + [.H$26]^(-2/[.$A33]))^[.$A33]" office:value-type="float" office:value="87601.7500000001" calcext:value-type="float">
            <text:p>87601.7500000001</text:p>
          </table:table-cell>
          <table:table-cell table:formula="of:=([.I$26]^(1-2/[.$A33]) - [.I$26]^(-2/[.$A33]))^[.$A33]+([.I$26]^(1-2/[.$A33]) + [.I$26]^(-2/[.$A33]))^[.$A33]" office:value-type="float" office:value="149347.555555556" calcext:value-type="float">
            <text:p>149347.555555556</text:p>
          </table:table-cell>
          <table:table-cell table:formula="of:=([.J$26]^(1-2/[.$A33]) - [.J$26]^(-2/[.$A33]))^[.$A33]+([.J$26]^(1-2/[.$A33]) + [.J$26]^(-2/[.$A33]))^[.$A33]" office:value-type="float" office:value="242701.4" calcext:value-type="float">
            <text:p>242701.4</text:p>
          </table:table-cell>
          <table:table-cell table:formula="of:=([.K$26]^(1-2/[.$A33]) - [.K$26]^(-2/[.$A33]))^[.$A33]+([.K$26]^(1-2/[.$A33]) + [.K$26]^(-2/[.$A33]))^[.$A33]" office:value-type="float" office:value="378775.272727273" calcext:value-type="float">
            <text:p>378775.272727273</text:p>
          </table:table-cell>
          <table:table-cell table:formula="of:=([.L$26]^(1-2/[.$A33]) - [.L$26]^(-2/[.$A33]))^[.$A33]+([.L$26]^(1-2/[.$A33]) + [.L$26]^(-2/[.$A33]))^[.$A33]" office:value-type="float" office:value="571081.166666667" calcext:value-type="float">
            <text:p>571081.166666667</text:p>
          </table:table-cell>
          <table:table-cell table:formula="of:=([.M$26]^(1-2/[.$A33]) - [.M$26]^(-2/[.$A33]))^[.$A33]+([.M$26]^(1-2/[.$A33]) + [.M$26]^(-2/[.$A33]))^[.$A33]" office:value-type="float" office:value="835771.076923077" calcext:value-type="float">
            <text:p>835771.076923077</text:p>
          </table:table-cell>
          <table:table-cell table:formula="of:=([.N$26]^(1-2/[.$A33]) - [.N$26]^(-2/[.$A33]))^[.$A33]+([.N$26]^(1-2/[.$A33]) + [.N$26]^(-2/[.$A33]))^[.$A33]" office:value-type="float" office:value="1191877" calcext:value-type="float">
            <text:p>1191877</text:p>
          </table:table-cell>
          <table:table-cell table:formula="of:=([.O$26]^(1-2/[.$A33]) - [.O$26]^(-2/[.$A33]))^[.$A33]+([.O$26]^(1-2/[.$A33]) + [.O$26]^(-2/[.$A33]))^[.$A33]" office:value-type="float" office:value="1661550.93333333" calcext:value-type="float">
            <text:p>1661550.93333333</text:p>
          </table:table-cell>
          <table:table-cell table:formula="of:=([.P$26]^(1-2/[.$A33]) - [.P$26]^(-2/[.$A33]))^[.$A33]+([.P$26]^(1-2/[.$A33]) + [.P$26]^(-2/[.$A33]))^[.$A33]" office:value-type="float" office:value="2270304.875" calcext:value-type="float">
            <text:p>2270304.875</text:p>
          </table:table-cell>
          <table:table-cell table:formula="of:=([.Q$26]^(1-2/[.$A33]) - [.Q$26]^(-2/[.$A33]))^[.$A33]+([.Q$26]^(1-2/[.$A33]) + [.Q$26]^(-2/[.$A33]))^[.$A33]" office:value-type="float" office:value="3047250.82352941" calcext:value-type="float">
            <text:p>3047250.82352941</text:p>
          </table:table-cell>
          <table:table-cell table:formula="of:=([.R$26]^(1-2/[.$A33]) - [.R$26]^(-2/[.$A33]))^[.$A33]+([.R$26]^(1-2/[.$A33]) + [.R$26]^(-2/[.$A33]))^[.$A33]" office:value-type="float" office:value="4025340.77777778" calcext:value-type="float">
            <text:p>4025340.77777778</text:p>
          </table:table-cell>
          <table:table-cell table:formula="of:=([.S$26]^(1-2/[.$A33]) - [.S$26]^(-2/[.$A33]))^[.$A33]+([.S$26]^(1-2/[.$A33]) + [.S$26]^(-2/[.$A33]))^[.$A33]" office:value-type="float" office:value="5241606.73684211" calcext:value-type="float">
            <text:p>5241606.73684211</text:p>
          </table:table-cell>
          <table:table-cell table:formula="of:=([.T$26]^(1-2/[.$A33]) - [.T$26]^(-2/[.$A33]))^[.$A33]+([.T$26]^(1-2/[.$A33]) + [.T$26]^(-2/[.$A33]))^[.$A33]" office:value-type="float" office:value="6737400.7" calcext:value-type="float">
            <text:p>6737400.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B$26]^(1-2/[.$A34]) - [.B$26]^(-2/[.$A34]))^[.$A34]+([.B$26]^(1-2/[.$A34]) + [.B$26]^(-2/[.$A34]))^[.$A34]" office:value-type="float" office:value="1640.5" calcext:value-type="float">
            <text:p>1640.5</text:p>
          </table:table-cell>
          <table:table-cell table:formula="of:=([.C$26]^(1-2/[.$A34]) - [.C$26]^(-2/[.$A34]))^[.$A34]+([.C$26]^(1-2/[.$A34]) + [.C$26]^(-2/[.$A34]))^[.$A34]" office:value-type="float" office:value="7310.22222222222" calcext:value-type="float">
            <text:p>7310.22222222222</text:p>
          </table:table-cell>
          <table:table-cell table:formula="of:=([.D$26]^(1-2/[.$A34]) - [.D$26]^(-2/[.$A34]))^[.$A34]+([.D$26]^(1-2/[.$A34]) + [.D$26]^(-2/[.$A34]))^[.$A34]" office:value-type="float" office:value="24824.125" calcext:value-type="float">
            <text:p>24824.125</text:p>
          </table:table-cell>
          <table:table-cell table:formula="of:=([.E$26]^(1-2/[.$A34]) - [.E$26]^(-2/[.$A34]))^[.$A34]+([.E$26]^(1-2/[.$A34]) + [.E$26]^(-2/[.$A34]))^[.$A34]" office:value-type="float" office:value="69806.08" calcext:value-type="float">
            <text:p>69806.08</text:p>
          </table:table-cell>
          <table:table-cell table:formula="of:=([.F$26]^(1-2/[.$A34]) - [.F$26]^(-2/[.$A34]))^[.$A34]+([.F$26]^(1-2/[.$A34]) + [.F$26]^(-2/[.$A34]))^[.$A34]" office:value-type="float" office:value="170984.055555556" calcext:value-type="float">
            <text:p>170984.055555556</text:p>
          </table:table-cell>
          <table:table-cell table:formula="of:=([.G$26]^(1-2/[.$A34]) - [.G$26]^(-2/[.$A34]))^[.$A34]+([.G$26]^(1-2/[.$A34]) + [.G$26]^(-2/[.$A34]))^[.$A34]" office:value-type="float" office:value="376670.040816326" calcext:value-type="float">
            <text:p>376670.040816326</text:p>
          </table:table-cell>
          <table:table-cell table:formula="of:=([.H$26]^(1-2/[.$A34]) - [.H$26]^(-2/[.$A34]))^[.$A34]+([.H$26]^(1-2/[.$A34]) + [.H$26]^(-2/[.$A34]))^[.$A34]" office:value-type="float" office:value="762680.03125" calcext:value-type="float">
            <text:p>762680.03125</text:p>
          </table:table-cell>
          <table:table-cell table:formula="of:=([.I$26]^(1-2/[.$A34]) - [.I$26]^(-2/[.$A34]))^[.$A34]+([.I$26]^(1-2/[.$A34]) + [.I$26]^(-2/[.$A34]))^[.$A34]" office:value-type="float" office:value="1441694.02469136" calcext:value-type="float">
            <text:p>1441694.02469136</text:p>
          </table:table-cell>
          <table:table-cell table:formula="of:=([.J$26]^(1-2/[.$A34]) - [.J$26]^(-2/[.$A34]))^[.$A34]+([.J$26]^(1-2/[.$A34]) + [.J$26]^(-2/[.$A34]))^[.$A34]" office:value-type="float" office:value="2574056.02" calcext:value-type="float">
            <text:p>2574056.02</text:p>
          </table:table-cell>
          <table:table-cell table:formula="of:=([.K$26]^(1-2/[.$A34]) - [.K$26]^(-2/[.$A34]))^[.$A34]+([.K$26]^(1-2/[.$A34]) + [.K$26]^(-2/[.$A34]))^[.$A34]" office:value-type="float" office:value="4380014.01652893" calcext:value-type="float">
            <text:p>4380014.01652893</text:p>
          </table:table-cell>
          <table:table-cell table:formula="of:=([.L$26]^(1-2/[.$A34]) - [.L$26]^(-2/[.$A34]))^[.$A34]+([.L$26]^(1-2/[.$A34]) + [.L$26]^(-2/[.$A34]))^[.$A34]" office:value-type="float" office:value="7153400.01388889" calcext:value-type="float">
            <text:p>7153400.01388889</text:p>
          </table:table-cell>
          <table:table-cell table:formula="of:=([.M$26]^(1-2/[.$A34]) - [.M$26]^(-2/[.$A34]))^[.$A34]+([.M$26]^(1-2/[.$A34]) + [.M$26]^(-2/[.$A34]))^[.$A34]" office:value-type="float" office:value="11276750.0118343" calcext:value-type="float">
            <text:p>11276750.0118343</text:p>
          </table:table-cell>
          <table:table-cell table:formula="of:=([.N$26]^(1-2/[.$A34]) - [.N$26]^(-2/[.$A34]))^[.$A34]+([.N$26]^(1-2/[.$A34]) + [.N$26]^(-2/[.$A34]))^[.$A34]" office:value-type="float" office:value="17237864.0102041" calcext:value-type="float">
            <text:p>17237864.0102041</text:p>
          </table:table-cell>
          <table:table-cell table:formula="of:=([.O$26]^(1-2/[.$A34]) - [.O$26]^(-2/[.$A34]))^[.$A34]+([.O$26]^(1-2/[.$A34]) + [.O$26]^(-2/[.$A34]))^[.$A34]" office:value-type="float" office:value="25647806.0088889" calcext:value-type="float">
            <text:p>25647806.0088889</text:p>
          </table:table-cell>
          <table:table-cell table:formula="of:=([.P$26]^(1-2/[.$A34]) - [.P$26]^(-2/[.$A34]))^[.$A34]+([.P$26]^(1-2/[.$A34]) + [.P$26]^(-2/[.$A34]))^[.$A34]" office:value-type="float" office:value="37260344.0078125" calcext:value-type="float">
            <text:p>37260344.0078125</text:p>
          </table:table-cell>
          <table:table-cell table:formula="of:=([.Q$26]^(1-2/[.$A34]) - [.Q$26]^(-2/[.$A34]))^[.$A34]+([.Q$26]^(1-2/[.$A34]) + [.Q$26]^(-2/[.$A34]))^[.$A34]" office:value-type="float" office:value="52992830.0069204" calcext:value-type="float">
            <text:p>52992830.0069204</text:p>
          </table:table-cell>
          <table:table-cell table:formula="of:=([.R$26]^(1-2/[.$A34]) - [.R$26]^(-2/[.$A34]))^[.$A34]+([.R$26]^(1-2/[.$A34]) + [.R$26]^(-2/[.$A34]))^[.$A34]" office:value-type="float" office:value="73948520.0061728" calcext:value-type="float">
            <text:p>73948520.0061728</text:p>
          </table:table-cell>
          <table:table-cell table:formula="of:=([.S$26]^(1-2/[.$A34]) - [.S$26]^(-2/[.$A34]))^[.$A34]+([.S$26]^(1-2/[.$A34]) + [.S$26]^(-2/[.$A34]))^[.$A34]" office:value-type="float" office:value="101440334.00554" calcext:value-type="float">
            <text:p>101440334.00554</text:p>
          </table:table-cell>
          <table:table-cell table:formula="of:=([.T$26]^(1-2/[.$A34]) - [.T$26]^(-2/[.$A34]))^[.$A34]+([.T$26]^(1-2/[.$A34]) + [.T$26]^(-2/[.$A34]))^[.$A34]" office:value-type="float" office:value="137016056.005" calcext:value-type="float">
            <text:p>137016056.005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B$26]^(1-2/[.$A35]) - [.B$26]^(-2/[.$A35]))^[.$A35]+([.B$26]^(1-2/[.$A35]) + [.B$26]^(-2/[.$A35]))^[.$A35]" office:value-type="float" office:value="4921" calcext:value-type="float">
            <text:p>4921</text:p>
          </table:table-cell>
          <table:table-cell table:formula="of:=([.C$26]^(1-2/[.$A35]) - [.C$26]^(-2/[.$A35]))^[.$A35]+([.C$26]^(1-2/[.$A35]) + [.C$26]^(-2/[.$A35]))^[.$A35]" office:value-type="float" office:value="29184" calcext:value-type="float">
            <text:p>29184</text:p>
          </table:table-cell>
          <table:table-cell table:formula="of:=([.D$26]^(1-2/[.$A35]) - [.D$26]^(-2/[.$A35]))^[.$A35]+([.D$26]^(1-2/[.$A35]) + [.D$26]^(-2/[.$A35]))^[.$A35]" office:value-type="float" office:value="123300.5" calcext:value-type="float">
            <text:p>123300.5</text:p>
          </table:table-cell>
          <table:table-cell table:formula="of:=([.E$26]^(1-2/[.$A35]) - [.E$26]^(-2/[.$A35]))^[.$A35]+([.E$26]^(1-2/[.$A35]) + [.E$26]^(-2/[.$A35]))^[.$A35]" office:value-type="float" office:value="413593.6" calcext:value-type="float">
            <text:p>413593.6</text:p>
          </table:table-cell>
          <table:table-cell table:formula="of:=([.F$26]^(1-2/[.$A35]) - [.F$26]^(-2/[.$A35]))^[.$A35]+([.F$26]^(1-2/[.$A35]) + [.F$26]^(-2/[.$A35]))^[.$A35]" office:value-type="float" office:value="1175187" calcext:value-type="float">
            <text:p>1175187</text:p>
          </table:table-cell>
          <table:table-cell table:formula="of:=([.G$26]^(1-2/[.$A35]) - [.G$26]^(-2/[.$A35]))^[.$A35]+([.G$26]^(1-2/[.$A35]) + [.G$26]^(-2/[.$A35]))^[.$A35]" office:value-type="float" office:value="2944804.57142857" calcext:value-type="float">
            <text:p>2944804.57142857</text:p>
          </table:table-cell>
          <table:table-cell table:formula="of:=([.H$26]^(1-2/[.$A35]) - [.H$26]^(-2/[.$A35]))^[.$A35]+([.H$26]^(1-2/[.$A35]) + [.H$26]^(-2/[.$A35]))^[.$A35]" office:value-type="float" office:value="6683970.25" calcext:value-type="float">
            <text:p>6683970.25</text:p>
          </table:table-cell>
          <table:table-cell table:formula="of:=([.I$26]^(1-2/[.$A35]) - [.I$26]^(-2/[.$A35]))^[.$A35]+([.I$26]^(1-2/[.$A35]) + [.I$26]^(-2/[.$A35]))^[.$A35]" office:value-type="float" office:value="14002688" calcext:value-type="float">
            <text:p>14002688</text:p>
          </table:table-cell>
          <table:table-cell table:formula="of:=([.J$26]^(1-2/[.$A35]) - [.J$26]^(-2/[.$A35]))^[.$A35]+([.J$26]^(1-2/[.$A35]) + [.J$26]^(-2/[.$A35]))^[.$A35]" office:value-type="float" office:value="27453681.8" calcext:value-type="float">
            <text:p>27453681.8</text:p>
          </table:table-cell>
          <table:table-cell table:formula="of:=([.K$26]^(1-2/[.$A35]) - [.K$26]^(-2/[.$A35]))^[.$A35]+([.K$26]^(1-2/[.$A35]) + [.K$26]^(-2/[.$A35]))^[.$A35]" office:value-type="float" office:value="50907275.6363637" calcext:value-type="float">
            <text:p>50907275.6363637</text:p>
          </table:table-cell>
          <table:table-cell table:formula="of:=([.L$26]^(1-2/[.$A35]) - [.L$26]^(-2/[.$A35]))^[.$A35]+([.L$26]^(1-2/[.$A35]) + [.L$26]^(-2/[.$A35]))^[.$A35]" office:value-type="float" office:value="90016993.5" calcext:value-type="float">
            <text:p>90016993.5</text:p>
          </table:table-cell>
          <table:table-cell table:formula="of:=([.M$26]^(1-2/[.$A35]) - [.M$26]^(-2/[.$A35]))^[.$A35]+([.M$26]^(1-2/[.$A35]) + [.M$26]^(-2/[.$A35]))^[.$A35]" office:value-type="float" office:value="152785959.384615" calcext:value-type="float">
            <text:p>152785959.384615</text:p>
          </table:table-cell>
          <table:table-cell table:formula="of:=([.N$26]^(1-2/[.$A35]) - [.N$26]^(-2/[.$A35]))^[.$A35]+([.N$26]^(1-2/[.$A35]) + [.N$26]^(-2/[.$A35]))^[.$A35]" office:value-type="float" office:value="250244177.285714" calcext:value-type="float">
            <text:p>250244177.285714</text:p>
          </table:table-cell>
          <table:table-cell table:formula="of:=([.O$26]^(1-2/[.$A35]) - [.O$26]^(-2/[.$A35]))^[.$A35]+([.O$26]^(1-2/[.$A35]) + [.O$26]^(-2/[.$A35]))^[.$A35]" office:value-type="float" office:value="397246771.2" calcext:value-type="float">
            <text:p>397246771.2</text:p>
          </table:table-cell>
          <table:table-cell table:formula="of:=([.P$26]^(1-2/[.$A35]) - [.P$26]^(-2/[.$A35]))^[.$A35]+([.P$26]^(1-2/[.$A35]) + [.P$26]^(-2/[.$A35]))^[.$A35]" office:value-type="float" office:value="613403265.125" calcext:value-type="float">
            <text:p>613403265.125</text:p>
          </table:table-cell>
          <table:table-cell table:formula="of:=([.Q$26]^(1-2/[.$A35]) - [.Q$26]^(-2/[.$A35]))^[.$A35]+([.Q$26]^(1-2/[.$A35]) + [.Q$26]^(-2/[.$A35]))^[.$A35]" office:value-type="float" office:value="924147983.058823" calcext:value-type="float">
            <text:p>924147983.058823</text:p>
          </table:table-cell>
          <table:table-cell table:formula="of:=([.R$26]^(1-2/[.$A35]) - [.R$26]^(-2/[.$A35]))^[.$A35]+([.R$26]^(1-2/[.$A35]) + [.R$26]^(-2/[.$A35]))^[.$A35]" office:value-type="float" office:value="1361961649" calcext:value-type="float">
            <text:p>1361961649</text:p>
          </table:table-cell>
          <table:table-cell table:formula="of:=([.S$26]^(1-2/[.$A35]) - [.S$26]^(-2/[.$A35]))^[.$A35]+([.S$26]^(1-2/[.$A35]) + [.S$26]^(-2/[.$A35]))^[.$A35]" office:value-type="float" office:value="1967754266.94737" calcext:value-type="float">
            <text:p>1967754266.94737</text:p>
          </table:table-cell>
          <table:table-cell table:formula="of:=([.T$26]^(1-2/[.$A35]) - [.T$26]^(-2/[.$A35]))^[.$A35]+([.T$26]^(1-2/[.$A35]) + [.T$26]^(-2/[.$A35]))^[.$A35]" office:value-type="float" office:value="2792419360.9" calcext:value-type="float">
            <text:p>2792419360.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B$26]^(1-2/[.$A36]) - [.B$26]^(-2/[.$A36]))^[.$A36]+([.B$26]^(1-2/[.$A36]) + [.B$26]^(-2/[.$A36]))^[.$A36]" office:value-type="float" office:value="14762.5" calcext:value-type="float">
            <text:p>14762.5</text:p>
          </table:table-cell>
          <table:table-cell table:formula="of:=([.C$26]^(1-2/[.$A36]) - [.C$26]^(-2/[.$A36]))^[.$A36]+([.C$26]^(1-2/[.$A36]) + [.C$26]^(-2/[.$A36]))^[.$A36]" office:value-type="float" office:value="116622.222222222" calcext:value-type="float">
            <text:p>116622.222222222</text:p>
          </table:table-cell>
          <table:table-cell table:formula="of:=([.D$26]^(1-2/[.$A36]) - [.D$26]^(-2/[.$A36]))^[.$A36]+([.D$26]^(1-2/[.$A36]) + [.D$26]^(-2/[.$A36]))^[.$A36]" office:value-type="float" office:value="614042.125" calcext:value-type="float">
            <text:p>614042.125</text:p>
          </table:table-cell>
          <table:table-cell table:formula="of:=([.E$26]^(1-2/[.$A36]) - [.E$26]^(-2/[.$A36]))^[.$A36]+([.E$26]^(1-2/[.$A36]) + [.E$26]^(-2/[.$A36]))^[.$A36]" office:value-type="float" office:value="2460590.08" calcext:value-type="float">
            <text:p>2460590.08</text:p>
          </table:table-cell>
          <table:table-cell table:formula="of:=([.F$26]^(1-2/[.$A36]) - [.F$26]^(-2/[.$A36]))^[.$A36]+([.F$26]^(1-2/[.$A36]) + [.F$26]^(-2/[.$A36]))^[.$A36]" office:value-type="float" office:value="8117802.05555556" calcext:value-type="float">
            <text:p>8117802.05555556</text:p>
          </table:table-cell>
          <table:table-cell table:formula="of:=([.G$26]^(1-2/[.$A36]) - [.G$26]^(-2/[.$A36]))^[.$A36]+([.G$26]^(1-2/[.$A36]) + [.G$26]^(-2/[.$A36]))^[.$A36]" office:value-type="float" office:value="23147102.0408163" calcext:value-type="float">
            <text:p>23147102.0408163</text:p>
          </table:table-cell>
          <table:table-cell table:formula="of:=([.H$26]^(1-2/[.$A36]) - [.H$26]^(-2/[.$A36]))^[.$A36]+([.H$26]^(1-2/[.$A36]) + [.H$26]^(-2/[.$A36]))^[.$A36]" office:value-type="float" office:value="58894682.03125" calcext:value-type="float">
            <text:p>58894682.03125</text:p>
          </table:table-cell>
          <table:table-cell table:formula="of:=([.I$26]^(1-2/[.$A36]) - [.I$26]^(-2/[.$A36]))^[.$A36]+([.I$26]^(1-2/[.$A36]) + [.I$26]^(-2/[.$A36]))^[.$A36]" office:value-type="float" office:value="136712862.024692" calcext:value-type="float">
            <text:p>136712862.024692</text:p>
          </table:table-cell>
          <table:table-cell table:formula="of:=([.J$26]^(1-2/[.$A36]) - [.J$26]^(-2/[.$A36]))^[.$A36]+([.J$26]^(1-2/[.$A36]) + [.J$26]^(-2/[.$A36]))^[.$A36]" office:value-type="float" office:value="294242090.02" calcext:value-type="float">
            <text:p>294242090.02</text:p>
          </table:table-cell>
          <table:table-cell table:formula="of:=([.K$26]^(1-2/[.$A36]) - [.K$26]^(-2/[.$A36]))^[.$A36]+([.K$26]^(1-2/[.$A36]) + [.K$26]^(-2/[.$A36]))^[.$A36]" office:value-type="float" office:value="594358382.016529" calcext:value-type="float">
            <text:p>594358382.016529</text:p>
          </table:table-cell>
          <table:table-cell table:formula="of:=([.L$26]^(1-2/[.$A36]) - [.L$26]^(-2/[.$A36]))^[.$A36]+([.L$26]^(1-2/[.$A36]) + [.L$26]^(-2/[.$A36]))^[.$A36]" office:value-type="float" office:value="1137471642.01389" calcext:value-type="float">
            <text:p>1137471642.01389</text:p>
          </table:table-cell>
          <table:table-cell table:formula="of:=([.M$26]^(1-2/[.$A36]) - [.M$26]^(-2/[.$A36]))^[.$A36]+([.M$26]^(1-2/[.$A36]) + [.M$26]^(-2/[.$A36]))^[.$A36]" office:value-type="float" office:value="2077940942.01184" calcext:value-type="float">
            <text:p>2077940942.01184</text:p>
          </table:table-cell>
          <table:table-cell table:formula="of:=([.N$26]^(1-2/[.$A36]) - [.N$26]^(-2/[.$A36]))^[.$A36]+([.N$26]^(1-2/[.$A36]) + [.N$26]^(-2/[.$A36]))^[.$A36]" office:value-type="float" office:value="3645453482.01021" calcext:value-type="float">
            <text:p>3645453482.01021</text:p>
          </table:table-cell>
          <table:table-cell table:formula="of:=([.O$26]^(1-2/[.$A36]) - [.O$26]^(-2/[.$A36]))^[.$A36]+([.O$26]^(1-2/[.$A36]) + [.O$26]^(-2/[.$A36]))^[.$A36]" office:value-type="float" office:value="6172294590.00889" calcext:value-type="float">
            <text:p>6172294590.00889</text:p>
          </table:table-cell>
          <table:table-cell table:formula="of:=([.P$26]^(1-2/[.$A36]) - [.P$26]^(-2/[.$A36]))^[.$A36]+([.P$26]^(1-2/[.$A36]) + [.P$26]^(-2/[.$A36]))^[.$A36]" office:value-type="float" office:value="10127516762.0078" calcext:value-type="float">
            <text:p>10127516762.0078</text:p>
          </table:table-cell>
          <table:table-cell table:formula="of:=([.Q$26]^(1-2/[.$A36]) - [.Q$26]^(-2/[.$A36]))^[.$A36]+([.Q$26]^(1-2/[.$A36]) + [.Q$26]^(-2/[.$A36]))^[.$A36]" office:value-type="float" office:value="16159096382.0069" calcext:value-type="float">
            <text:p>16159096382.0069</text:p>
          </table:table-cell>
          <table:table-cell table:formula="of:=([.R$26]^(1-2/[.$A36]) - [.R$26]^(-2/[.$A36]))^[.$A36]+([.R$26]^(1-2/[.$A36]) + [.R$26]^(-2/[.$A36]))^[.$A36]" office:value-type="float" office:value="25145247402.0062" calcext:value-type="float">
            <text:p>25145247402.0062</text:p>
          </table:table-cell>
          <table:table-cell table:formula="of:=([.S$26]^(1-2/[.$A36]) - [.S$26]^(-2/[.$A36]))^[.$A36]+([.S$26]^(1-2/[.$A36]) + [.S$26]^(-2/[.$A36]))^[.$A36]" office:value-type="float" office:value="38256141902.0056" calcext:value-type="float">
            <text:p>38256141902.0056</text:p>
          </table:table-cell>
          <table:table-cell table:formula="of:=([.T$26]^(1-2/[.$A36]) - [.T$26]^(-2/[.$A36]))^[.$A36]+([.T$26]^(1-2/[.$A36]) + [.T$26]^(-2/[.$A36]))^[.$A36]" office:value-type="float" office:value="57027368090.0051" calcext:value-type="float">
            <text:p>57027368090.005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B$26]^(1-2/[.$A37]) - [.B$26]^(-2/[.$A37]))^[.$A37]+([.B$26]^(1-2/[.$A37]) + [.B$26]^(-2/[.$A37]))^[.$A37]" office:value-type="float" office:value="44287" calcext:value-type="float">
            <text:p>44287</text:p>
          </table:table-cell>
          <table:table-cell table:formula="of:=([.C$26]^(1-2/[.$A37]) - [.C$26]^(-2/[.$A37]))^[.$A37]+([.C$26]^(1-2/[.$A37]) + [.C$26]^(-2/[.$A37]))^[.$A37]" office:value-type="float" office:value="466261.333333333" calcext:value-type="float">
            <text:p>466261.333333333</text:p>
          </table:table-cell>
          <table:table-cell table:formula="of:=([.D$26]^(1-2/[.$A37]) - [.D$26]^(-2/[.$A37]))^[.$A37]+([.D$26]^(1-2/[.$A37]) + [.D$26]^(-2/[.$A37]))^[.$A37]" office:value-type="float" office:value="3062829.5" calcext:value-type="float">
            <text:p>3062829.5</text:p>
          </table:table-cell>
          <table:table-cell table:formula="of:=([.E$26]^(1-2/[.$A37]) - [.E$26]^(-2/[.$A37]))^[.$A37]+([.E$26]^(1-2/[.$A37]) + [.E$26]^(-2/[.$A37]))^[.$A37]" office:value-type="float" office:value="14679654.4" calcext:value-type="float">
            <text:p>14679654.4</text:p>
          </table:table-cell>
          <table:table-cell table:formula="of:=([.F$26]^(1-2/[.$A37]) - [.F$26]^(-2/[.$A37]))^[.$A37]+([.F$26]^(1-2/[.$A37]) + [.F$26]^(-2/[.$A37]))^[.$A37]" office:value-type="float" office:value="56282079.6666666" calcext:value-type="float">
            <text:p>56282079.6666666</text:p>
          </table:table-cell>
          <table:table-cell table:formula="of:=([.G$26]^(1-2/[.$A37]) - [.G$26]^(-2/[.$A37]))^[.$A37]+([.G$26]^(1-2/[.$A37]) + [.G$26]^(-2/[.$A37]))^[.$A37]" office:value-type="float" office:value="182708809.142857" calcext:value-type="float">
            <text:p>182708809.142857</text:p>
          </table:table-cell>
          <table:table-cell table:formula="of:=([.H$26]^(1-2/[.$A37]) - [.H$26]^(-2/[.$A37]))^[.$A37]+([.H$26]^(1-2/[.$A37]) + [.H$26]^(-2/[.$A37]))^[.$A37]" office:value-type="float" office:value="521224786.75" calcext:value-type="float">
            <text:p>521224786.75</text:p>
          </table:table-cell>
          <table:table-cell table:formula="of:=([.I$26]^(1-2/[.$A37]) - [.I$26]^(-2/[.$A37]))^[.$A37]+([.I$26]^(1-2/[.$A37]) + [.I$26]^(-2/[.$A37]))^[.$A37]" office:value-type="float" office:value="1340616476.44444" calcext:value-type="float">
            <text:p>1340616476.44444</text:p>
          </table:table-cell>
          <table:table-cell table:formula="of:=([.J$26]^(1-2/[.$A37]) - [.J$26]^(-2/[.$A37]))^[.$A37]+([.J$26]^(1-2/[.$A37]) + [.J$26]^(-2/[.$A37]))^[.$A37]" office:value-type="float" office:value="3166927302.19999" calcext:value-type="float">
            <text:p>3166927302.19999</text:p>
          </table:table-cell>
          <table:table-cell table:formula="of:=([.K$26]^(1-2/[.$A37]) - [.K$26]^(-2/[.$A37]))^[.$A37]+([.K$26]^(1-2/[.$A37]) + [.K$26]^(-2/[.$A37]))^[.$A37]" office:value-type="float" office:value="6967011327.99999" calcext:value-type="float">
            <text:p>6967011327.99999</text:p>
          </table:table-cell>
          <table:table-cell table:formula="of:=([.L$26]^(1-2/[.$A37]) - [.L$26]^(-2/[.$A37]))^[.$A37]+([.L$26]^(1-2/[.$A37]) + [.L$26]^(-2/[.$A37]))^[.$A37]" office:value-type="float" office:value="14426889337.8333" calcext:value-type="float">
            <text:p>14426889337.8333</text:p>
          </table:table-cell>
          <table:table-cell table:formula="of:=([.M$26]^(1-2/[.$A37]) - [.M$26]^(-2/[.$A37]))^[.$A37]+([.M$26]^(1-2/[.$A37]) + [.M$26]^(-2/[.$A37]))^[.$A37]" office:value-type="float" office:value="28358423315.6923" calcext:value-type="float">
            <text:p>28358423315.6923</text:p>
          </table:table-cell>
          <table:table-cell table:formula="of:=([.N$26]^(1-2/[.$A37]) - [.N$26]^(-2/[.$A37]))^[.$A37]+([.N$26]^(1-2/[.$A37]) + [.N$26]^(-2/[.$A37]))^[.$A37]" office:value-type="float" office:value="53275082925.5713" calcext:value-type="float">
            <text:p>53275082925.5713</text:p>
          </table:table-cell>
          <table:table-cell table:formula="of:=([.O$26]^(1-2/[.$A37]) - [.O$26]^(-2/[.$A37]))^[.$A37]+([.O$26]^(1-2/[.$A37]) + [.O$26]^(-2/[.$A37]))^[.$A37]" office:value-type="float" office:value="96185560951.4666" calcext:value-type="float">
            <text:p>96185560951.4666</text:p>
          </table:table-cell>
          <table:table-cell table:formula="of:=([.P$26]^(1-2/[.$A37]) - [.P$26]^(-2/[.$A37]))^[.$A37]+([.P$26]^(1-2/[.$A37]) + [.P$26]^(-2/[.$A37]))^[.$A37]" office:value-type="float" office:value="167662703777.375" calcext:value-type="float">
            <text:p>167662703777.375</text:p>
          </table:table-cell>
          <table:table-cell table:formula="of:=([.Q$26]^(1-2/[.$A37]) - [.Q$26]^(-2/[.$A37]))^[.$A37]+([.Q$26]^(1-2/[.$A37]) + [.Q$26]^(-2/[.$A37]))^[.$A37]" office:value-type="float" office:value="283254657867.294" calcext:value-type="float">
            <text:p>283254657867.294</text:p>
          </table:table-cell>
          <table:table-cell table:formula="of:=([.R$26]^(1-2/[.$A37]) - [.R$26]^(-2/[.$A37]))^[.$A37]+([.R$26]^(1-2/[.$A37]) + [.R$26]^(-2/[.$A37]))^[.$A37]" office:value-type="float" office:value="465315293845.221" calcext:value-type="float">
            <text:p>465315293845.221</text:p>
          </table:table-cell>
          <table:table-cell table:formula="of:=([.S$26]^(1-2/[.$A37]) - [.S$26]^(-2/[.$A37]))^[.$A37]+([.S$26]^(1-2/[.$A37]) + [.S$26]^(-2/[.$A37]))^[.$A37]" office:value-type="float" office:value="745341856175.157" calcext:value-type="float">
            <text:p>745341856175.157</text:p>
          </table:table-cell>
          <table:table-cell table:formula="of:=([.T$26]^(1-2/[.$A37]) - [.T$26]^(-2/[.$A37]))^[.$A37]+([.T$26]^(1-2/[.$A37]) + [.T$26]^(-2/[.$A37]))^[.$A37]" office:value-type="float" office:value="1166919398601.1" calcext:value-type="float">
            <text:p>1166919398601.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B$26]^(1-2/[.$A38]) - [.B$26]^(-2/[.$A38]))^[.$A38]+([.B$26]^(1-2/[.$A38]) + [.B$26]^(-2/[.$A38]))^[.$A38]" office:value-type="float" office:value="132860.5" calcext:value-type="float">
            <text:p>132860.5</text:p>
          </table:table-cell>
          <table:table-cell table:formula="of:=([.C$26]^(1-2/[.$A38]) - [.C$26]^(-2/[.$A38]))^[.$A38]+([.C$26]^(1-2/[.$A38]) + [.C$26]^(-2/[.$A38]))^[.$A38]" office:value-type="float" office:value="1864590.22222222" calcext:value-type="float">
            <text:p>1864590.22222222</text:p>
          </table:table-cell>
          <table:table-cell table:formula="of:=([.D$26]^(1-2/[.$A38]) - [.D$26]^(-2/[.$A38]))^[.$A38]+([.D$26]^(1-2/[.$A38]) + [.D$26]^(-2/[.$A38]))^[.$A38]" office:value-type="float" office:value="15292004.125" calcext:value-type="float">
            <text:p>15292004.125</text:p>
          </table:table-cell>
          <table:table-cell table:formula="of:=([.E$26]^(1-2/[.$A38]) - [.E$26]^(-2/[.$A38]))^[.$A38]+([.E$26]^(1-2/[.$A38]) + [.E$26]^(-2/[.$A38]))^[.$A38]" office:value-type="float" office:value="87742382.08" calcext:value-type="float">
            <text:p>87742382.08</text:p>
          </table:table-cell>
          <table:table-cell table:formula="of:=([.F$26]^(1-2/[.$A38]) - [.F$26]^(-2/[.$A38]))^[.$A38]+([.F$26]^(1-2/[.$A38]) + [.F$26]^(-2/[.$A38]))^[.$A38]" office:value-type="float" office:value="391261884.055556" calcext:value-type="float">
            <text:p>391261884.055556</text:p>
          </table:table-cell>
          <table:table-cell table:formula="of:=([.G$26]^(1-2/[.$A38]) - [.G$26]^(-2/[.$A38]))^[.$A38]+([.G$26]^(1-2/[.$A38]) + [.G$26]^(-2/[.$A38]))^[.$A38]" office:value-type="float" office:value="1446862430.04082" calcext:value-type="float">
            <text:p>1446862430.04082</text:p>
          </table:table-cell>
          <table:table-cell table:formula="of:=([.H$26]^(1-2/[.$A38]) - [.H$26]^(-2/[.$A38]))^[.$A38]+([.H$26]^(1-2/[.$A38]) + [.H$26]^(-2/[.$A38]))^[.$A38]" office:value-type="float" office:value="4629231620.03126" calcext:value-type="float">
            <text:p>4629231620.03126</text:p>
          </table:table-cell>
          <table:table-cell table:formula="of:=([.I$26]^(1-2/[.$A38]) - [.I$26]^(-2/[.$A38]))^[.$A38]+([.I$26]^(1-2/[.$A38]) + [.I$26]^(-2/[.$A38]))^[.$A38]" office:value-type="float" office:value="13194067614.0247" calcext:value-type="float">
            <text:p>13194067614.0247</text:p>
          </table:table-cell>
          <table:table-cell table:formula="of:=([.J$26]^(1-2/[.$A38]) - [.J$26]^(-2/[.$A38]))^[.$A38]+([.J$26]^(1-2/[.$A38]) + [.J$26]^(-2/[.$A38]))^[.$A38]" office:value-type="float" office:value="34208579132.02" calcext:value-type="float">
            <text:p>34208579132.02</text:p>
          </table:table-cell>
          <table:table-cell table:formula="of:=([.K$26]^(1-2/[.$A38]) - [.K$26]^(-2/[.$A38]))^[.$A38]+([.K$26]^(1-2/[.$A38]) + [.K$26]^(-2/[.$A38]))^[.$A38]" office:value-type="float" office:value="81951243374.0166" calcext:value-type="float">
            <text:p>81951243374.0166</text:p>
          </table:table-cell>
          <table:table-cell table:formula="of:=([.L$26]^(1-2/[.$A38]) - [.L$26]^(-2/[.$A38]))^[.$A38]+([.L$26]^(1-2/[.$A38]) + [.L$26]^(-2/[.$A38]))^[.$A38]" office:value-type="float" office:value="183586899300.014" calcext:value-type="float">
            <text:p>183586899300.014</text:p>
          </table:table-cell>
          <table:table-cell table:formula="of:=([.M$26]^(1-2/[.$A38]) - [.M$26]^(-2/[.$A38]))^[.$A38]+([.M$26]^(1-2/[.$A38]) + [.M$26]^(-2/[.$A38]))^[.$A38]" office:value-type="float" office:value="388224927950.012" calcext:value-type="float">
            <text:p>388224927950.012</text:p>
          </table:table-cell>
          <table:table-cell table:formula="of:=([.N$26]^(1-2/[.$A38]) - [.N$26]^(-2/[.$A38]))^[.$A38]+([.N$26]^(1-2/[.$A38]) + [.N$26]^(-2/[.$A38]))^[.$A38]" office:value-type="float" office:value="780838892924.011" calcext:value-type="float">
            <text:p>780838892924.011</text:p>
          </table:table-cell>
          <table:table-cell table:formula="of:=([.O$26]^(1-2/[.$A38]) - [.O$26]^(-2/[.$A38]))^[.$A38]+([.O$26]^(1-2/[.$A38]) + [.O$26]^(-2/[.$A38]))^[.$A38]" office:value-type="float" office:value="1502972840382.01" calcext:value-type="float">
            <text:p>1502972840382.01</text:p>
          </table:table-cell>
          <table:table-cell table:formula="of:=([.P$26]^(1-2/[.$A38]) - [.P$26]^(-2/[.$A38]))^[.$A38]+([.P$26]^(1-2/[.$A38]) + [.P$26]^(-2/[.$A38]))^[.$A38]" office:value-type="float" office:value="2782689746564.01" calcext:value-type="float">
            <text:p>2782689746564.01</text:p>
          </table:table-cell>
          <table:table-cell table:formula="of:=([.Q$26]^(1-2/[.$A38]) - [.Q$26]^(-2/[.$A38]))^[.$A38]+([.Q$26]^(1-2/[.$A38]) + [.Q$26]^(-2/[.$A38]))^[.$A38]" office:value-type="float" office:value="4976838609470.01" calcext:value-type="float">
            <text:p>4976838609470.01</text:p>
          </table:table-cell>
          <table:table-cell table:formula="of:=([.R$26]^(1-2/[.$A38]) - [.R$26]^(-2/[.$A38]))^[.$A38]+([.R$26]^(1-2/[.$A38]) + [.R$26]^(-2/[.$A38]))^[.$A38]" office:value-type="float" office:value="8629435667580.01" calcext:value-type="float">
            <text:p>8629435667580.01</text:p>
          </table:table-cell>
          <table:table-cell table:formula="of:=([.S$26]^(1-2/[.$A38]) - [.S$26]^(-2/[.$A38]))^[.$A38]+([.S$26]^(1-2/[.$A38]) + [.S$26]^(-2/[.$A38]))^[.$A38]" office:value-type="float" office:value="14550779449934" calcext:value-type="float">
            <text:p>14550779449934</text:p>
          </table:table-cell>
          <table:table-cell table:formula="of:=([.T$26]^(1-2/[.$A38]) - [.T$26]^(-2/[.$A38]))^[.$A38]+([.T$26]^(1-2/[.$A38]) + [.T$26]^(-2/[.$A38]))^[.$A38]" office:value-type="float" office:value="23922856076132" calcext:value-type="float">
            <text:p>2392285607613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B$26]^(1-2/[.$A39]) - [.B$26]^(-2/[.$A39]))^[.$A39]+([.B$26]^(1-2/[.$A39]) + [.B$26]^(-2/[.$A39]))^[.$A39]" office:value-type="float" office:value="398581" calcext:value-type="float">
            <text:p>398581</text:p>
          </table:table-cell>
          <table:table-cell table:formula="of:=([.C$26]^(1-2/[.$A39]) - [.C$26]^(-2/[.$A39]))^[.$A39]+([.C$26]^(1-2/[.$A39]) + [.C$26]^(-2/[.$A39]))^[.$A39]" office:value-type="float" office:value="7457450.66666667" calcext:value-type="float">
            <text:p>7457450.66666667</text:p>
          </table:table-cell>
          <table:table-cell table:formula="of:=([.D$26]^(1-2/[.$A39]) - [.D$26]^(-2/[.$A39]))^[.$A39]+([.D$26]^(1-2/[.$A39]) + [.D$26]^(-2/[.$A39]))^[.$A39]" office:value-type="float" office:value="76393590.4999999" calcext:value-type="float">
            <text:p>76393590.4999999</text:p>
          </table:table-cell>
          <table:table-cell table:formula="of:=([.E$26]^(1-2/[.$A39]) - [.E$26]^(-2/[.$A39]))^[.$A39]+([.E$26]^(1-2/[.$A39]) + [.E$26]^(-2/[.$A39]))^[.$A39]" office:value-type="float" office:value="525112115.200001" calcext:value-type="float">
            <text:p>525112115.200001</text:p>
          </table:table-cell>
          <table:table-cell table:formula="of:=([.F$26]^(1-2/[.$A39]) - [.F$26]^(-2/[.$A39]))^[.$A39]+([.F$26]^(1-2/[.$A39]) + [.F$26]^(-2/[.$A39]))^[.$A39]" office:value-type="float" office:value="2725269820.33333" calcext:value-type="float">
            <text:p>2725269820.33333</text:p>
          </table:table-cell>
          <table:table-cell table:formula="of:=([.G$26]^(1-2/[.$A39]) - [.G$26]^(-2/[.$A39]))^[.$A39]+([.G$26]^(1-2/[.$A39]) + [.G$26]^(-2/[.$A39]))^[.$A39]" office:value-type="float" office:value="11486051181.7143" calcext:value-type="float">
            <text:p>11486051181.7143</text:p>
          </table:table-cell>
          <table:table-cell table:formula="of:=([.H$26]^(1-2/[.$A39]) - [.H$26]^(-2/[.$A39]))^[.$A39]+([.H$26]^(1-2/[.$A39]) + [.H$26]^(-2/[.$A39]))^[.$A39]" office:value-type="float" office:value="41230544355.25" calcext:value-type="float">
            <text:p>41230544355.25</text:p>
          </table:table-cell>
          <table:table-cell table:formula="of:=([.I$26]^(1-2/[.$A39]) - [.I$26]^(-2/[.$A39]))^[.$A39]+([.I$26]^(1-2/[.$A39]) + [.I$26]^(-2/[.$A39]))^[.$A39]" office:value-type="float" office:value="130243898936.889" calcext:value-type="float">
            <text:p>130243898936.889</text:p>
          </table:table-cell>
          <table:table-cell table:formula="of:=([.J$26]^(1-2/[.$A39]) - [.J$26]^(-2/[.$A39]))^[.$A39]+([.J$26]^(1-2/[.$A39]) + [.J$26]^(-2/[.$A39]))^[.$A39]" office:value-type="float" office:value="370645779722.6" calcext:value-type="float">
            <text:p>370645779722.6</text:p>
          </table:table-cell>
          <table:table-cell table:formula="of:=([.K$26]^(1-2/[.$A39]) - [.K$26]^(-2/[.$A39]))^[.$A39]+([.K$26]^(1-2/[.$A39]) + [.K$26]^(-2/[.$A39]))^[.$A39]" office:value-type="float" office:value="966885994868.365" calcext:value-type="float">
            <text:p>966885994868.365</text:p>
          </table:table-cell>
          <table:table-cell table:formula="of:=([.L$26]^(1-2/[.$A39]) - [.L$26]^(-2/[.$A39]))^[.$A39]+([.L$26]^(1-2/[.$A39]) + [.L$26]^(-2/[.$A39]))^[.$A39]" office:value-type="float" office:value="2343040407890.17" calcext:value-type="float">
            <text:p>2343040407890.17</text:p>
          </table:table-cell>
          <table:table-cell table:formula="of:=([.M$26]^(1-2/[.$A39]) - [.M$26]^(-2/[.$A39]))^[.$A39]+([.M$26]^(1-2/[.$A39]) + [.M$26]^(-2/[.$A39]))^[.$A39]" office:value-type="float" office:value="5329633009663.99" calcext:value-type="float">
            <text:p>5329633009663.99</text:p>
          </table:table-cell>
          <table:table-cell table:formula="of:=([.N$26]^(1-2/[.$A39]) - [.N$26]^(-2/[.$A39]))^[.$A39]+([.N$26]^(1-2/[.$A39]) + [.N$26]^(-2/[.$A39]))^[.$A39]" office:value-type="float" office:value="11474847831385.8" calcext:value-type="float">
            <text:p>11474847831385.8</text:p>
          </table:table-cell>
          <table:table-cell table:formula="of:=([.O$26]^(1-2/[.$A39]) - [.O$26]^(-2/[.$A39]))^[.$A39]+([.O$26]^(1-2/[.$A39]) + [.O$26]^(-2/[.$A39]))^[.$A39]" office:value-type="float" office:value="23543619558331.7" calcext:value-type="float">
            <text:p>23543619558331.7</text:p>
          </table:table-cell>
          <table:table-cell table:formula="of:=([.P$26]^(1-2/[.$A39]) - [.P$26]^(-2/[.$A39]))^[.$A39]+([.P$26]^(1-2/[.$A39]) + [.P$26]^(-2/[.$A39]))^[.$A39]" office:value-type="float" office:value="46292082426817.7" calcext:value-type="float">
            <text:p>46292082426817.7</text:p>
          </table:table-cell>
          <table:table-cell table:formula="of:=([.Q$26]^(1-2/[.$A39]) - [.Q$26]^(-2/[.$A39]))^[.$A39]+([.Q$26]^(1-2/[.$A39]) + [.Q$26]^(-2/[.$A39]))^[.$A39]" office:value-type="float" office:value="87635171256199.5" calcext:value-type="float">
            <text:p>87635171256199.5</text:p>
          </table:table-cell>
          <table:table-cell table:formula="of:=([.R$26]^(1-2/[.$A39]) - [.R$26]^(-2/[.$A39]))^[.$A39]+([.R$26]^(1-2/[.$A39]) + [.R$26]^(-2/[.$A39]))^[.$A39]" office:value-type="float" office:value="160362844120873" calcext:value-type="float">
            <text:p>160362844120873</text:p>
          </table:table-cell>
          <table:table-cell table:formula="of:=([.S$26]^(1-2/[.$A39]) - [.S$26]^(-2/[.$A39]))^[.$A39]+([.S$26]^(1-2/[.$A39]) + [.S$26]^(-2/[.$A39]))^[.$A39]" office:value-type="float" office:value="284606550874435" calcext:value-type="float">
            <text:p>284606550874435</text:p>
          </table:table-cell>
          <table:table-cell table:formula="of:=([.T$26]^(1-2/[.$A39]) - [.T$26]^(-2/[.$A39]))^[.$A39]+([.T$26]^(1-2/[.$A39]) + [.T$26]^(-2/[.$A39]))^[.$A39]" office:value-type="float" office:value="491313403003442" calcext:value-type="float">
            <text:p>491313403003442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B$26]^(1-2/[.$A40]) - [.B$26]^(-2/[.$A40]))^[.$A40]+([.B$26]^(1-2/[.$A40]) + [.B$26]^(-2/[.$A40]))^[.$A40]" office:value-type="float" office:value="1195742.5" calcext:value-type="float">
            <text:p>1195742.5</text:p>
          </table:table-cell>
          <table:table-cell table:formula="of:=([.C$26]^(1-2/[.$A40]) - [.C$26]^(-2/[.$A40]))^[.$A40]+([.C$26]^(1-2/[.$A40]) + [.C$26]^(-2/[.$A40]))^[.$A40]" office:value-type="float" office:value="29827982.2222222" calcext:value-type="float">
            <text:p>29827982.2222222</text:p>
          </table:table-cell>
          <table:table-cell table:formula="of:=([.D$26]^(1-2/[.$A40]) - [.D$26]^(-2/[.$A40]))^[.$A40]+([.D$26]^(1-2/[.$A40]) + [.D$26]^(-2/[.$A40]))^[.$A40]" office:value-type="float" office:value="381768662.125" calcext:value-type="float">
            <text:p>381768662.125</text:p>
          </table:table-cell>
          <table:table-cell table:formula="of:=([.E$26]^(1-2/[.$A40]) - [.E$26]^(-2/[.$A40]))^[.$A40]+([.E$26]^(1-2/[.$A40]) + [.E$26]^(-2/[.$A40]))^[.$A40]" office:value-type="float" office:value="3145303982.08" calcext:value-type="float">
            <text:p>3145303982.08</text:p>
          </table:table-cell>
          <table:table-cell table:formula="of:=([.F$26]^(1-2/[.$A40]) - [.F$26]^(-2/[.$A40]))^[.$A40]+([.F$26]^(1-2/[.$A40]) + [.F$26]^(-2/[.$A40]))^[.$A40]" office:value-type="float" office:value="19009071902.0556" calcext:value-type="float">
            <text:p>19009071902.0556</text:p>
          </table:table-cell>
          <table:table-cell table:formula="of:=([.G$26]^(1-2/[.$A40]) - [.G$26]^(-2/[.$A40]))^[.$A40]+([.G$26]^(1-2/[.$A40]) + [.G$26]^(-2/[.$A40]))^[.$A40]" office:value-type="float" office:value="91355319902.041" calcext:value-type="float">
            <text:p>91355319902.041</text:p>
          </table:table-cell>
          <table:table-cell table:formula="of:=([.H$26]^(1-2/[.$A40]) - [.H$26]^(-2/[.$A40]))^[.$A40]+([.H$26]^(1-2/[.$A40]) + [.H$26]^(-2/[.$A40]))^[.$A40]" office:value-type="float" office:value="368047117622.032" calcext:value-type="float">
            <text:p>368047117622.032</text:p>
          </table:table-cell>
          <table:table-cell table:formula="of:=([.I$26]^(1-2/[.$A40]) - [.I$26]^(-2/[.$A40]))^[.$A40]+([.I$26]^(1-2/[.$A40]) + [.I$26]^(-2/[.$A40]))^[.$A40]" office:value-type="float" office:value="1288864771742.03" calcext:value-type="float">
            <text:p>1288864771742.03</text:p>
          </table:table-cell>
          <table:table-cell table:formula="of:=([.J$26]^(1-2/[.$A40]) - [.J$26]^(-2/[.$A40]))^[.$A40]+([.J$26]^(1-2/[.$A40]) + [.J$26]^(-2/[.$A40]))^[.$A40]" office:value-type="float" office:value="4026266260382.02" calcext:value-type="float">
            <text:p>4026266260382.02</text:p>
          </table:table-cell>
          <table:table-cell table:formula="of:=([.K$26]^(1-2/[.$A40]) - [.K$26]^(-2/[.$A40]))^[.$A40]+([.K$26]^(1-2/[.$A40]) + [.K$26]^(-2/[.$A40]))^[.$A40]" office:value-type="float" office:value="11437342682222" calcext:value-type="float">
            <text:p>11437342682222</text:p>
          </table:table-cell>
          <table:table-cell table:formula="of:=([.L$26]^(1-2/[.$A40]) - [.L$26]^(-2/[.$A40]))^[.$A40]+([.L$26]^(1-2/[.$A40]) + [.L$26]^(-2/[.$A40]))^[.$A40]" office:value-type="float" office:value="29980043189462" calcext:value-type="float">
            <text:p>29980043189462</text:p>
          </table:table-cell>
          <table:table-cell table:formula="of:=([.M$26]^(1-2/[.$A40]) - [.M$26]^(-2/[.$A40]))^[.$A40]+([.M$26]^(1-2/[.$A40]) + [.M$26]^(-2/[.$A40]))^[.$A40]" office:value-type="float" office:value="73348670355662.2" calcext:value-type="float">
            <text:p>73348670355662.2</text:p>
          </table:table-cell>
          <table:table-cell table:formula="of:=([.N$26]^(1-2/[.$A40]) - [.N$26]^(-2/[.$A40]))^[.$A40]+([.N$26]^(1-2/[.$A40]) + [.N$26]^(-2/[.$A40]))^[.$A40]" office:value-type="float" office:value="169032155158622" calcext:value-type="float">
            <text:p>169032155158622</text:p>
          </table:table-cell>
          <table:table-cell table:formula="of:=([.O$26]^(1-2/[.$A40]) - [.O$26]^(-2/[.$A40]))^[.$A40]+([.O$26]^(1-2/[.$A40]) + [.O$26]^(-2/[.$A40]))^[.$A40]" office:value-type="float" office:value="369642670504382" calcext:value-type="float">
            <text:p>369642670504382</text:p>
          </table:table-cell>
          <table:table-cell table:formula="of:=([.P$26]^(1-2/[.$A40]) - [.P$26]^(-2/[.$A40]))^[.$A40]+([.P$26]^(1-2/[.$A40]) + [.P$26]^(-2/[.$A40]))^[.$A40]" office:value-type="float" office:value="771760752284344" calcext:value-type="float">
            <text:p>771760752284344</text:p>
          </table:table-cell>
          <table:table-cell table:formula="of:=([.Q$26]^(1-2/[.$A40]) - [.Q$26]^(-2/[.$A40]))^[.$A40]+([.Q$26]^(1-2/[.$A40]) + [.Q$26]^(-2/[.$A40]))^[.$A40]" office:value-type="float" office:value="1546266303183426" calcext:value-type="float">
            <text:p>1546266303183426</text:p>
          </table:table-cell>
          <table:table-cell table:formula="of:=([.R$26]^(1-2/[.$A40]) - [.R$26]^(-2/[.$A40]))^[.$A40]+([.R$26]^(1-2/[.$A40]) + [.R$26]^(-2/[.$A40]))^[.$A40]" office:value-type="float" office:value="2985754667723110" calcext:value-type="float">
            <text:p>2985754667723110</text:p>
          </table:table-cell>
          <table:table-cell table:formula="of:=([.S$26]^(1-2/[.$A40]) - [.S$26]^(-2/[.$A40]))^[.$A40]+([.S$26]^(1-2/[.$A40]) + [.S$26]^(-2/[.$A40]))^[.$A40]" office:value-type="float" office:value="5576768331252311" calcext:value-type="float">
            <text:p>5576768331252311</text:p>
          </table:table-cell>
          <table:table-cell table:formula="of:=([.T$26]^(1-2/[.$A40]) - [.T$26]^(-2/[.$A40]))^[.$A40]+([.T$26]^(1-2/[.$A40]) + [.T$26]^(-2/[.$A40]))^[.$A40]" office:value-type="float" office:value="1.0107316545761E+016" calcext:value-type="float">
            <text:p>1.0107316545761E+016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B$26]^(1-2/[.$A41]) - [.B$26]^(-2/[.$A41]))^[.$A41]+([.B$26]^(1-2/[.$A41]) + [.B$26]^(-2/[.$A41]))^[.$A41]" office:value-type="float" office:value="3587227" calcext:value-type="float">
            <text:p>3587227</text:p>
          </table:table-cell>
          <table:table-cell table:formula="of:=([.C$26]^(1-2/[.$A41]) - [.C$26]^(-2/[.$A41]))^[.$A41]+([.C$26]^(1-2/[.$A41]) + [.C$26]^(-2/[.$A41]))^[.$A41]" office:value-type="float" office:value="119308288" calcext:value-type="float">
            <text:p>119308288</text:p>
          </table:table-cell>
          <table:table-cell table:formula="of:=([.D$26]^(1-2/[.$A41]) - [.D$26]^(-2/[.$A41]))^[.$A41]+([.D$26]^(1-2/[.$A41]) + [.D$26]^(-2/[.$A41]))^[.$A41]" office:value-type="float" office:value="1908245439.5" calcext:value-type="float">
            <text:p>1908245439.5</text:p>
          </table:table-cell>
          <table:table-cell table:formula="of:=([.E$26]^(1-2/[.$A41]) - [.E$26]^(-2/[.$A41]))^[.$A41]+([.E$26]^(1-2/[.$A41]) + [.E$26]^(-2/[.$A41]))^[.$A41]" office:value-type="float" office:value="18850349056" calcext:value-type="float">
            <text:p>18850349056</text:p>
          </table:table-cell>
          <table:table-cell table:formula="of:=([.F$26]^(1-2/[.$A41]) - [.F$26]^(-2/[.$A41]))^[.$A41]+([.F$26]^(1-2/[.$A41]) + [.F$26]^(-2/[.$A41]))^[.$A41]" office:value-type="float" office:value="132724419113" calcext:value-type="float">
            <text:p>132724419113</text:p>
          </table:table-cell>
          <table:table-cell table:formula="of:=([.G$26]^(1-2/[.$A41]) - [.G$26]^(-2/[.$A41]))^[.$A41]+([.G$26]^(1-2/[.$A41]) + [.G$26]^(-2/[.$A41]))^[.$A41]" office:value-type="float" office:value="727644021906.286" calcext:value-type="float">
            <text:p>727644021906.286</text:p>
          </table:table-cell>
          <table:table-cell table:formula="of:=([.H$26]^(1-2/[.$A41]) - [.H$26]^(-2/[.$A41]))^[.$A41]+([.H$26]^(1-2/[.$A41]) + [.H$26]^(-2/[.$A41]))^[.$A41]" office:value-type="float" office:value="3291229587571.75" calcext:value-type="float">
            <text:p>3291229587571.75</text:p>
          </table:table-cell>
          <table:table-cell table:formula="of:=([.I$26]^(1-2/[.$A41]) - [.I$26]^(-2/[.$A41]))^[.$A41]+([.I$26]^(1-2/[.$A41]) + [.I$26]^(-2/[.$A41]))^[.$A41]" office:value-type="float" office:value="12780053976405.3" calcext:value-type="float">
            <text:p>12780053976405.3</text:p>
          </table:table-cell>
          <table:table-cell table:formula="of:=([.J$26]^(1-2/[.$A41]) - [.J$26]^(-2/[.$A41]))^[.$A41]+([.J$26]^(1-2/[.$A41]) + [.J$26]^(-2/[.$A41]))^[.$A41]" office:value-type="float" office:value="43831393015103.1" calcext:value-type="float">
            <text:p>43831393015103.1</text:p>
          </table:table-cell>
          <table:table-cell table:formula="of:=([.K$26]^(1-2/[.$A41]) - [.K$26]^(-2/[.$A41]))^[.$A41]+([.K$26]^(1-2/[.$A41]) + [.K$26]^(-2/[.$A41]))^[.$A41]" office:value-type="float" office:value="135595219624681" calcext:value-type="float">
            <text:p>135595219624681</text:p>
          </table:table-cell>
          <table:table-cell table:formula="of:=([.L$26]^(1-2/[.$A41]) - [.L$26]^(-2/[.$A41]))^[.$A41]+([.L$26]^(1-2/[.$A41]) + [.L$26]^(-2/[.$A41]))^[.$A41]" office:value-type="float" office:value="384466258218795" calcext:value-type="float">
            <text:p>384466258218795</text:p>
          </table:table-cell>
          <table:table-cell table:formula="of:=([.M$26]^(1-2/[.$A41]) - [.M$26]^(-2/[.$A41]))^[.$A41]+([.M$26]^(1-2/[.$A41]) + [.M$26]^(-2/[.$A41]))^[.$A41]" office:value-type="float" office:value="1.01168708362366E+015" calcext:value-type="float">
            <text:p>1.01168708362366E+015</text:p>
          </table:table-cell>
          <table:table-cell table:formula="of:=([.N$26]^(1-2/[.$A41]) - [.N$26]^(-2/[.$A41]))^[.$A41]+([.N$26]^(1-2/[.$A41]) + [.N$26]^(-2/[.$A41]))^[.$A41]" office:value-type="float" office:value="2495305017321175" calcext:value-type="float">
            <text:p>2495305017321175</text:p>
          </table:table-cell>
          <table:table-cell table:formula="of:=([.O$26]^(1-2/[.$A41]) - [.O$26]^(-2/[.$A41]))^[.$A41]+([.O$26]^(1-2/[.$A41]) + [.O$26]^(-2/[.$A41]))^[.$A41]" office:value-type="float" office:value="5815509334065156" calcext:value-type="float">
            <text:p>5815509334065156</text:p>
          </table:table-cell>
          <table:table-cell table:formula="of:=([.P$26]^(1-2/[.$A41]) - [.P$26]^(-2/[.$A41]))^[.$A41]+([.P$26]^(1-2/[.$A41]) + [.P$26]^(-2/[.$A41]))^[.$A41]" office:value-type="float" office:value="1.28918630542605E+016" calcext:value-type="float">
            <text:p>1.28918630542605E+016</text:p>
          </table:table-cell>
          <table:table-cell table:formula="of:=([.Q$26]^(1-2/[.$A41]) - [.Q$26]^(-2/[.$A41]))^[.$A41]+([.Q$26]^(1-2/[.$A41]) + [.Q$26]^(-2/[.$A41]))^[.$A41]" office:value-type="float" office:value="2.7334124986451E+016" calcext:value-type="float">
            <text:p>2.7334124986451E+016</text:p>
          </table:table-cell>
          <table:table-cell table:formula="of:=([.R$26]^(1-2/[.$A41]) - [.R$26]^(-2/[.$A41]))^[.$A41]+([.R$26]^(1-2/[.$A41]) + [.R$26]^(-2/[.$A41]))^[.$A41]" office:value-type="float" office:value="5.56899693869896E+016" calcext:value-type="float">
            <text:p>5.56899693869896E+016</text:p>
          </table:table-cell>
          <table:table-cell table:formula="of:=([.S$26]^(1-2/[.$A41]) - [.S$26]^(-2/[.$A41]))^[.$A41]+([.S$26]^(1-2/[.$A41]) + [.S$26]^(-2/[.$A41]))^[.$A41]" office:value-type="float" office:value="1.09458838272791E+017" calcext:value-type="float">
            <text:p>1.09458838272791E+017</text:p>
          </table:table-cell>
          <table:table-cell table:formula="of:=([.T$26]^(1-2/[.$A41]) - [.T$26]^(-2/[.$A41]))^[.$A41]+([.T$26]^(1-2/[.$A41]) + [.T$26]^(-2/[.$A41]))^[.$A41]" office:value-type="float" office:value="2.08258614032066E+017" calcext:value-type="float">
            <text:p>2.08258614032066E+01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B$26]^(1-2/[.$A42]) - [.B$26]^(-2/[.$A42]))^[.$A42]+([.B$26]^(1-2/[.$A42]) + [.B$26]^(-2/[.$A42]))^[.$A42]" office:value-type="float" office:value="10761680.5" calcext:value-type="float">
            <text:p>10761680.5</text:p>
          </table:table-cell>
          <table:table-cell table:formula="of:=([.C$26]^(1-2/[.$A42]) - [.C$26]^(-2/[.$A42]))^[.$A42]+([.C$26]^(1-2/[.$A42]) + [.C$26]^(-2/[.$A42]))^[.$A42]" office:value-type="float" office:value="477225870.222223" calcext:value-type="float">
            <text:p>477225870.222223</text:p>
          </table:table-cell>
          <table:table-cell table:formula="of:=([.D$26]^(1-2/[.$A42]) - [.D$26]^(-2/[.$A42]))^[.$A42]+([.D$26]^(1-2/[.$A42]) + [.D$26]^(-2/[.$A42]))^[.$A42]" office:value-type="float" office:value="9539433584.12499" calcext:value-type="float">
            <text:p>9539433584.12499</text:p>
          </table:table-cell>
          <table:table-cell table:formula="of:=([.E$26]^(1-2/[.$A42]) - [.E$26]^(-2/[.$A42]))^[.$A42]+([.E$26]^(1-2/[.$A42]) + [.E$26]^(-2/[.$A42]))^[.$A42]" office:value-type="float" office:value="113016194990.08" calcext:value-type="float">
            <text:p>113016194990.08</text:p>
          </table:table-cell>
          <table:table-cell table:formula="of:=([.F$26]^(1-2/[.$A42]) - [.F$26]^(-2/[.$A42]))^[.$A42]+([.F$26]^(1-2/[.$A42]) + [.F$26]^(-2/[.$A42]))^[.$A42]" office:value-type="float" office:value="927375512784.055" calcext:value-type="float">
            <text:p>927375512784.055</text:p>
          </table:table-cell>
          <table:table-cell table:formula="of:=([.G$26]^(1-2/[.$A42]) - [.G$26]^(-2/[.$A42]))^[.$A42]+([.G$26]^(1-2/[.$A42]) + [.G$26]^(-2/[.$A42]))^[.$A42]" office:value-type="float" office:value="5801960951390.05" calcext:value-type="float">
            <text:p>5801960951390.05</text:p>
          </table:table-cell>
          <table:table-cell table:formula="of:=([.H$26]^(1-2/[.$A42]) - [.H$26]^(-2/[.$A42]))^[.$A42]+([.H$26]^(1-2/[.$A42]) + [.H$26]^(-2/[.$A42]))^[.$A42]" office:value-type="float" office:value="29472704990960" calcext:value-type="float">
            <text:p>29472704990960</text:p>
          </table:table-cell>
          <table:table-cell table:formula="of:=([.I$26]^(1-2/[.$A42]) - [.I$26]^(-2/[.$A42]))^[.$A42]+([.I$26]^(1-2/[.$A42]) + [.I$26]^(-2/[.$A42]))^[.$A42]" office:value-type="float" office:value="126931789835934" calcext:value-type="float">
            <text:p>126931789835934</text:p>
          </table:table-cell>
          <table:table-cell table:formula="of:=([.J$26]^(1-2/[.$A42]) - [.J$26]^(-2/[.$A42]))^[.$A42]+([.J$26]^(1-2/[.$A42]) + [.J$26]^(-2/[.$A42]))^[.$A42]" office:value-type="float" office:value="478027500524241" calcext:value-type="float">
            <text:p>478027500524241</text:p>
          </table:table-cell>
          <table:table-cell table:formula="of:=([.K$26]^(1-2/[.$A42]) - [.K$26]^(-2/[.$A42]))^[.$A42]+([.K$26]^(1-2/[.$A42]) + [.K$26]^(-2/[.$A42]))^[.$A42]" office:value-type="float" office:value="1.61061370987634E+015" calcext:value-type="float">
            <text:p>1.61061370987634E+015</text:p>
          </table:table-cell>
          <table:table-cell table:formula="of:=([.L$26]^(1-2/[.$A42]) - [.L$26]^(-2/[.$A42]))^[.$A42]+([.L$26]^(1-2/[.$A42]) + [.L$26]^(-2/[.$A42]))^[.$A42]" office:value-type="float" office:value="4940044021158011" calcext:value-type="float">
            <text:p>4940044021158011</text:p>
          </table:table-cell>
          <table:table-cell table:formula="of:=([.M$26]^(1-2/[.$A42]) - [.M$26]^(-2/[.$A42]))^[.$A42]+([.M$26]^(1-2/[.$A42]) + [.M$26]^(-2/[.$A42]))^[.$A42]" office:value-type="float" office:value="1.3981287554464E+016" calcext:value-type="float">
            <text:p>1.3981287554464E+016</text:p>
          </table:table-cell>
          <table:table-cell table:formula="of:=([.N$26]^(1-2/[.$A42]) - [.N$26]^(-2/[.$A42]))^[.$A42]+([.N$26]^(1-2/[.$A42]) + [.N$26]^(-2/[.$A42]))^[.$A42]" office:value-type="float" office:value="3.69072702290616E+016" calcext:value-type="float">
            <text:p>3.69072702290616E+016</text:p>
          </table:table-cell>
          <table:table-cell table:formula="of:=([.O$26]^(1-2/[.$A42]) - [.O$26]^(-2/[.$A42]))^[.$A42]+([.O$26]^(1-2/[.$A42]) + [.O$26]^(-2/[.$A42]))^[.$A42]" office:value-type="float" office:value="9.16653218289729E+016" calcext:value-type="float">
            <text:p>9.16653218289729E+016</text:p>
          </table:table-cell>
          <table:table-cell table:formula="of:=([.P$26]^(1-2/[.$A42]) - [.P$26]^(-2/[.$A42]))^[.$A42]+([.P$26]^(1-2/[.$A42]) + [.P$26]^(-2/[.$A42]))^[.$A42]" office:value-type="float" office:value="2.15740625903827E+017" calcext:value-type="float">
            <text:p>2.15740625903827E+017</text:p>
          </table:table-cell>
          <table:table-cell table:formula="of:=([.Q$26]^(1-2/[.$A42]) - [.Q$26]^(-2/[.$A42]))^[.$A42]+([.Q$26]^(1-2/[.$A42]) + [.Q$26]^(-2/[.$A42]))^[.$A42]" office:value-type="float" office:value="4.84035554222505E+017" calcext:value-type="float">
            <text:p>4.84035554222505E+017</text:p>
          </table:table-cell>
          <table:table-cell table:formula="of:=([.R$26]^(1-2/[.$A42]) - [.R$26]^(-2/[.$A42]))^[.$A42]+([.R$26]^(1-2/[.$A42]) + [.R$26]^(-2/[.$A42]))^[.$A42]" office:value-type="float" office:value="1.04044014025706E+018" calcext:value-type="float">
            <text:p>1.04044014025706E+018</text:p>
          </table:table-cell>
          <table:table-cell table:formula="of:=([.S$26]^(1-2/[.$A42]) - [.S$26]^(-2/[.$A42]))^[.$A42]+([.S$26]^(1-2/[.$A42]) + [.S$26]^(-2/[.$A42]))^[.$A42]" office:value-type="float" office:value="2.15179925511522E+018" calcext:value-type="float">
            <text:p>2.15179925511522E+018</text:p>
          </table:table-cell>
          <table:table-cell table:formula="of:=([.T$26]^(1-2/[.$A42]) - [.T$26]^(-2/[.$A42]))^[.$A42]+([.T$26]^(1-2/[.$A42]) + [.T$26]^(-2/[.$A42]))^[.$A42]" office:value-type="float" office:value="4.29752525952402E+018" calcext:value-type="float">
            <text:p>4.29752525952402E+018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B$26]^(1-2/[.$A43]) - [.B$26]^(-2/[.$A43]))^[.$A43]+([.B$26]^(1-2/[.$A43]) + [.B$26]^(-2/[.$A43]))^[.$A43]" office:value-type="float" office:value="32285041" calcext:value-type="float">
            <text:p>32285041</text:p>
          </table:table-cell>
          <table:table-cell table:formula="of:=([.C$26]^(1-2/[.$A43]) - [.C$26]^(-2/[.$A43]))^[.$A43]+([.C$26]^(1-2/[.$A43]) + [.C$26]^(-2/[.$A43]))^[.$A43]" office:value-type="float" office:value="1908888917.33333" calcext:value-type="float">
            <text:p>1908888917.33333</text:p>
          </table:table-cell>
          <table:table-cell table:formula="of:=([.D$26]^(1-2/[.$A43]) - [.D$26]^(-2/[.$A43]))^[.$A43]+([.D$26]^(1-2/[.$A43]) + [.D$26]^(-2/[.$A43]))^[.$A43]" office:value-type="float" office:value="47691787080.5" calcext:value-type="float">
            <text:p>47691787080.5</text:p>
          </table:table-cell>
          <table:table-cell table:formula="of:=([.E$26]^(1-2/[.$A43]) - [.E$26]^(-2/[.$A43]))^[.$A43]+([.E$26]^(1-2/[.$A43]) + [.E$26]^(-2/[.$A43]))^[.$A43]" office:value-type="float" office:value="677753572556.8" calcext:value-type="float">
            <text:p>677753572556.8</text:p>
          </table:table-cell>
          <table:table-cell table:formula="of:=([.F$26]^(1-2/[.$A43]) - [.F$26]^(-2/[.$A43]))^[.$A43]+([.F$26]^(1-2/[.$A43]) + [.F$26]^(-2/[.$A43]))^[.$A43]" office:value-type="float" office:value="6483151484453.68" calcext:value-type="float">
            <text:p>6483151484453.68</text:p>
          </table:table-cell>
          <table:table-cell table:formula="of:=([.G$26]^(1-2/[.$A43]) - [.G$26]^(-2/[.$A43]))^[.$A43]+([.G$26]^(1-2/[.$A43]) + [.G$26]^(-2/[.$A43]))^[.$A43]" office:value-type="float" office:value="46300540267958.8" calcext:value-type="float">
            <text:p>46300540267958.8</text:p>
          </table:table-cell>
          <table:table-cell table:formula="of:=([.H$26]^(1-2/[.$A43]) - [.H$26]^(-2/[.$A43]))^[.$A43]+([.H$26]^(1-2/[.$A43]) + [.H$26]^(-2/[.$A43]))^[.$A43]" office:value-type="float" office:value="264215815838341" calcext:value-type="float">
            <text:p>264215815838341</text:p>
          </table:table-cell>
          <table:table-cell table:formula="of:=([.I$26]^(1-2/[.$A43]) - [.I$26]^(-2/[.$A43]))^[.$A43]+([.I$26]^(1-2/[.$A43]) + [.I$26]^(-2/[.$A43]))^[.$A43]" office:value-type="float" office:value="1262367898934384" calcext:value-type="float">
            <text:p>1262367898934384</text:p>
          </table:table-cell>
          <table:table-cell table:formula="of:=([.J$26]^(1-2/[.$A43]) - [.J$26]^(-2/[.$A43]))^[.$A43]+([.J$26]^(1-2/[.$A43]) + [.J$26]^(-2/[.$A43]))^[.$A43]" office:value-type="float" office:value="5221242101989594" calcext:value-type="float">
            <text:p>5221242101989594</text:p>
          </table:table-cell>
          <table:table-cell table:formula="of:=([.K$26]^(1-2/[.$A43]) - [.K$26]^(-2/[.$A43]))^[.$A43]+([.K$26]^(1-2/[.$A43]) + [.K$26]^(-2/[.$A43]))^[.$A43]" office:value-type="float" office:value="1.91620752623176E+016" calcext:value-type="float">
            <text:p>1.91620752623176E+016</text:p>
          </table:table-cell>
          <table:table-cell table:formula="of:=([.L$26]^(1-2/[.$A43]) - [.L$26]^(-2/[.$A43]))^[.$A43]+([.L$26]^(1-2/[.$A43]) + [.L$26]^(-2/[.$A43]))^[.$A43]" office:value-type="float" office:value="6.35823815825043E+016" calcext:value-type="float">
            <text:p>6.35823815825043E+016</text:p>
          </table:table-cell>
          <table:table-cell table:formula="of:=([.M$26]^(1-2/[.$A43]) - [.M$26]^(-2/[.$A43]))^[.$A43]+([.M$26]^(1-2/[.$A43]) + [.M$26]^(-2/[.$A43]))^[.$A43]" office:value-type="float" office:value="1.93550046367288E+017" calcext:value-type="float">
            <text:p>1.93550046367288E+017</text:p>
          </table:table-cell>
          <table:table-cell table:formula="of:=([.N$26]^(1-2/[.$A43]) - [.N$26]^(-2/[.$A43]))^[.$A43]+([.N$26]^(1-2/[.$A43]) + [.N$26]^(-2/[.$A43]))^[.$A43]" office:value-type="float" office:value="5.46819088036096E+017" calcext:value-type="float">
            <text:p>5.46819088036096E+017</text:p>
          </table:table-cell>
          <table:table-cell table:formula="of:=([.O$26]^(1-2/[.$A43]) - [.O$26]^(-2/[.$A43]))^[.$A43]+([.O$26]^(1-2/[.$A43]) + [.O$26]^(-2/[.$A43]))^[.$A43]" office:value-type="float" office:value="1.4472855640386E+018" calcext:value-type="float">
            <text:p>1.4472855640386E+018</text:p>
          </table:table-cell>
          <table:table-cell table:formula="of:=([.P$26]^(1-2/[.$A43]) - [.P$26]^(-2/[.$A43]))^[.$A43]+([.P$26]^(1-2/[.$A43]) + [.P$26]^(-2/[.$A43]))^[.$A43]" office:value-type="float" office:value="3.61627495008605E+018" calcext:value-type="float">
            <text:p>3.61627495008605E+018</text:p>
          </table:table-cell>
          <table:table-cell table:formula="of:=([.Q$26]^(1-2/[.$A43]) - [.Q$26]^(-2/[.$A43]))^[.$A43]+([.Q$26]^(1-2/[.$A43]) + [.Q$26]^(-2/[.$A43]))^[.$A43]" office:value-type="float" office:value="8.58498084746728E+018" calcext:value-type="float">
            <text:p>8.58498084746728E+018</text:p>
          </table:table-cell>
          <table:table-cell table:formula="of:=([.R$26]^(1-2/[.$A43]) - [.R$26]^(-2/[.$A43]))^[.$A43]+([.R$26]^(1-2/[.$A43]) + [.R$26]^(-2/[.$A43]))^[.$A43]" office:value-type="float" office:value="1.94679849372566E+019" calcext:value-type="float">
            <text:p>1.94679849372566E+019</text:p>
          </table:table-cell>
          <table:table-cell table:formula="of:=([.S$26]^(1-2/[.$A43]) - [.S$26]^(-2/[.$A43]))^[.$A43]+([.S$26]^(1-2/[.$A43]) + [.S$26]^(-2/[.$A43]))^[.$A43]" office:value-type="float" office:value="4.23631899161737E+019" calcext:value-type="float">
            <text:p>4.23631899161737E+019</text:p>
          </table:table-cell>
          <table:table-cell table:formula="of:=([.T$26]^(1-2/[.$A43]) - [.T$26]^(-2/[.$A43]))^[.$A43]+([.T$26]^(1-2/[.$A43]) + [.T$26]^(-2/[.$A43]))^[.$A43]" office:value-type="float" office:value="8.8805823382166E+019" calcext:value-type="float">
            <text:p>8.8805823382166E+019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B$26]^(1-2/[.$A44]) - [.B$26]^(-2/[.$A44]))^[.$A44]+([.B$26]^(1-2/[.$A44]) + [.B$26]^(-2/[.$A44]))^[.$A44]" office:value-type="float" office:value="96855122.4999998" calcext:value-type="float">
            <text:p>96855122.4999998</text:p>
          </table:table-cell>
          <table:table-cell table:formula="of:=([.C$26]^(1-2/[.$A44]) - [.C$26]^(-2/[.$A44]))^[.$A44]+([.C$26]^(1-2/[.$A44]) + [.C$26]^(-2/[.$A44]))^[.$A44]" office:value-type="float" office:value="7635526542.22223" calcext:value-type="float">
            <text:p>7635526542.22223</text:p>
          </table:table-cell>
          <table:table-cell table:formula="of:=([.D$26]^(1-2/[.$A44]) - [.D$26]^(-2/[.$A44]))^[.$A44]+([.D$26]^(1-2/[.$A44]) + [.D$26]^(-2/[.$A44]))^[.$A44]" office:value-type="float" office:value="238442792882.125" calcext:value-type="float">
            <text:p>238442792882.125</text:p>
          </table:table-cell>
          <table:table-cell table:formula="of:=([.E$26]^(1-2/[.$A44]) - [.E$26]^(-2/[.$A44]))^[.$A44]+([.E$26]^(1-2/[.$A44]) + [.E$26]^(-2/[.$A44]))^[.$A44]" office:value-type="float" office:value="4065147045806.08" calcext:value-type="float">
            <text:p>4065147045806.08</text:p>
          </table:table-cell>
          <table:table-cell table:formula="of:=([.F$26]^(1-2/[.$A44]) - [.F$26]^(-2/[.$A44]))^[.$A44]+([.F$26]^(1-2/[.$A44]) + [.F$26]^(-2/[.$A44]))^[.$A44]" office:value-type="float" office:value="45339674866002" calcext:value-type="float">
            <text:p>45339674866002</text:p>
          </table:table-cell>
          <table:table-cell table:formula="of:=([.G$26]^(1-2/[.$A44]) - [.G$26]^(-2/[.$A44]))^[.$A44]+([.G$26]^(1-2/[.$A44]) + [.G$26]^(-2/[.$A44]))^[.$A44]" office:value-type="float" office:value="369713438084702" calcext:value-type="float">
            <text:p>369713438084702</text:p>
          </table:table-cell>
          <table:table-cell table:formula="of:=([.H$26]^(1-2/[.$A44]) - [.H$26]^(-2/[.$A44]))^[.$A44]+([.H$26]^(1-2/[.$A44]) + [.H$26]^(-2/[.$A44]))^[.$A44]" office:value-type="float" office:value="2.37067263898296E+015" calcext:value-type="float">
            <text:p>2.37067263898296E+015</text:p>
          </table:table-cell>
          <table:table-cell table:formula="of:=([.I$26]^(1-2/[.$A44]) - [.I$26]^(-2/[.$A44]))^[.$A44]+([.I$26]^(1-2/[.$A44]) + [.I$26]^(-2/[.$A44]))^[.$A44]" office:value-type="float" office:value="1.25680789939442E+016" calcext:value-type="float">
            <text:p>1.25680789939442E+016</text:p>
          </table:table-cell>
          <table:table-cell table:formula="of:=([.J$26]^(1-2/[.$A44]) - [.J$26]^(-2/[.$A44]))^[.$A44]+([.J$26]^(1-2/[.$A44]) + [.J$26]^(-2/[.$A44]))^[.$A44]" office:value-type="float" office:value="5.71001194878922E+016" calcext:value-type="float">
            <text:p>5.71001194878922E+016</text:p>
          </table:table-cell>
          <table:table-cell table:formula="of:=([.K$26]^(1-2/[.$A44]) - [.K$26]^(-2/[.$A44]))^[.$A44]+([.K$26]^(1-2/[.$A44]) + [.K$26]^(-2/[.$A44]))^[.$A44]" office:value-type="float" office:value="2.28292010585828E+017" calcext:value-type="float">
            <text:p>2.28292010585828E+017</text:p>
          </table:table-cell>
          <table:table-cell table:formula="of:=([.L$26]^(1-2/[.$A44]) - [.L$26]^(-2/[.$A44]))^[.$A44]+([.L$26]^(1-2/[.$A44]) + [.L$26]^(-2/[.$A44]))^[.$A44]" office:value-type="float" office:value="8.19550862954509E+017" calcext:value-type="float">
            <text:p>8.19550862954509E+017</text:p>
          </table:table-cell>
          <table:table-cell table:formula="of:=([.M$26]^(1-2/[.$A44]) - [.M$26]^(-2/[.$A44]))^[.$A44]+([.M$26]^(1-2/[.$A44]) + [.M$26]^(-2/[.$A44]))^[.$A44]" office:value-type="float" office:value="2.68344489639954E+018" calcext:value-type="float">
            <text:p>2.68344489639954E+018</text:p>
          </table:table-cell>
          <table:table-cell table:formula="of:=([.N$26]^(1-2/[.$A44]) - [.N$26]^(-2/[.$A44]))^[.$A44]+([.N$26]^(1-2/[.$A44]) + [.N$26]^(-2/[.$A44]))^[.$A44]" office:value-type="float" office:value="8.11401677034365E+018" calcext:value-type="float">
            <text:p>8.11401677034365E+018</text:p>
          </table:table-cell>
          <table:table-cell table:formula="of:=([.O$26]^(1-2/[.$A44]) - [.O$26]^(-2/[.$A44]))^[.$A44]+([.O$26]^(1-2/[.$A44]) + [.O$26]^(-2/[.$A44]))^[.$A44]" office:value-type="float" office:value="2.28855348314679E+019" calcext:value-type="float">
            <text:p>2.28855348314679E+019</text:p>
          </table:table-cell>
          <table:table-cell table:formula="of:=([.P$26]^(1-2/[.$A44]) - [.P$26]^(-2/[.$A44]))^[.$A44]+([.P$26]^(1-2/[.$A44]) + [.P$26]^(-2/[.$A44]))^[.$A44]" office:value-type="float" office:value="6.07069387972777E+019" calcext:value-type="float">
            <text:p>6.07069387972777E+019</text:p>
          </table:table-cell>
          <table:table-cell table:formula="of:=([.Q$26]^(1-2/[.$A44]) - [.Q$26]^(-2/[.$A44]))^[.$A44]+([.Q$26]^(1-2/[.$A44]) + [.Q$26]^(-2/[.$A44]))^[.$A44]" office:value-type="float" office:value="1.52487109197807E+020" calcext:value-type="float">
            <text:p>1.52487109197807E+020</text:p>
          </table:table-cell>
          <table:table-cell table:formula="of:=([.R$26]^(1-2/[.$A44]) - [.R$26]^(-2/[.$A44]))^[.$A44]+([.R$26]^(1-2/[.$A44]) + [.R$26]^(-2/[.$A44]))^[.$A44]" office:value-type="float" office:value="3.64785292438205E+020" calcext:value-type="float">
            <text:p>3.64785292438205E+020</text:p>
          </table:table-cell>
          <table:table-cell table:formula="of:=([.S$26]^(1-2/[.$A44]) - [.S$26]^(-2/[.$A44]))^[.$A44]+([.S$26]^(1-2/[.$A44]) + [.S$26]^(-2/[.$A44]))^[.$A44]" office:value-type="float" office:value="8.35153484973118E+020" calcext:value-type="float">
            <text:p>8.35153484973118E+020</text:p>
          </table:table-cell>
          <table:table-cell table:formula="of:=([.T$26]^(1-2/[.$A44]) - [.T$26]^(-2/[.$A44]))^[.$A44]+([.T$26]^(1-2/[.$A44]) + [.T$26]^(-2/[.$A44]))^[.$A44]" office:value-type="float" office:value="1.83752035673656E+021" calcext:value-type="float">
            <text:p>1.83752035673656E+02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B$26]^(1-2/[.$A45]) - [.B$26]^(-2/[.$A45]))^[.$A45]+([.B$26]^(1-2/[.$A45]) + [.B$26]^(-2/[.$A45]))^[.$A45]" office:value-type="float" office:value="290565367" calcext:value-type="float">
            <text:p>290565367</text:p>
          </table:table-cell>
          <table:table-cell table:formula="of:=([.C$26]^(1-2/[.$A45]) - [.C$26]^(-2/[.$A45]))^[.$A45]+([.C$26]^(1-2/[.$A45]) + [.C$26]^(-2/[.$A45]))^[.$A45]" office:value-type="float" office:value="30542047914.6666" calcext:value-type="float">
            <text:p>30542047914.6666</text:p>
          </table:table-cell>
          <table:table-cell table:formula="of:=([.D$26]^(1-2/[.$A45]) - [.D$26]^(-2/[.$A45]))^[.$A45]+([.D$26]^(1-2/[.$A45]) + [.D$26]^(-2/[.$A45]))^[.$A45]" office:value-type="float" office:value="1192165536849.5" calcext:value-type="float">
            <text:p>1192165536849.5</text:p>
          </table:table-cell>
          <table:table-cell table:formula="of:=([.E$26]^(1-2/[.$A45]) - [.E$26]^(-2/[.$A45]))^[.$A45]+([.E$26]^(1-2/[.$A45]) + [.E$26]^(-2/[.$A45]))^[.$A45]" office:value-type="float" office:value="24385384716697.6" calcext:value-type="float">
            <text:p>24385384716697.6</text:p>
          </table:table-cell>
          <table:table-cell table:formula="of:=([.F$26]^(1-2/[.$A45]) - [.F$26]^(-2/[.$A45]))^[.$A45]+([.F$26]^(1-2/[.$A45]) + [.F$26]^(-2/[.$A45]))^[.$A45]" office:value-type="float" office:value="317165796436147" calcext:value-type="float">
            <text:p>317165796436147</text:p>
          </table:table-cell>
          <table:table-cell table:formula="of:=([.G$26]^(1-2/[.$A45]) - [.G$26]^(-2/[.$A45]))^[.$A45]+([.G$26]^(1-2/[.$A45]) + [.G$26]^(-2/[.$A45]))^[.$A45]" office:value-type="float" office:value="2.95356220032381E+015" calcext:value-type="float">
            <text:p>2.95356220032381E+015</text:p>
          </table:table-cell>
          <table:table-cell table:formula="of:=([.H$26]^(1-2/[.$A45]) - [.H$26]^(-2/[.$A45]))^[.$A45]+([.H$26]^(1-2/[.$A45]) + [.H$26]^(-2/[.$A45]))^[.$A45]" office:value-type="float" office:value="2.1285165825912E+016" calcext:value-type="float">
            <text:p>2.1285165825912E+016</text:p>
          </table:table-cell>
          <table:table-cell table:formula="of:=([.I$26]^(1-2/[.$A45]) - [.I$26]^(-2/[.$A45]))^[.$A45]+([.I$26]^(1-2/[.$A45]) + [.I$26]^(-2/[.$A45]))^[.$A45]" office:value-type="float" office:value="1.25235989976245E+017" calcext:value-type="float">
            <text:p>1.25235989976245E+017</text:p>
          </table:table-cell>
          <table:table-cell table:formula="of:=([.J$26]^(1-2/[.$A45]) - [.J$26]^(-2/[.$A45]))^[.$A45]+([.J$26]^(1-2/[.$A45]) + [.J$26]^(-2/[.$A45]))^[.$A45]" office:value-type="float" office:value="6.25099421660874E+017" calcext:value-type="float">
            <text:p>6.25099421660874E+017</text:p>
          </table:table-cell>
          <table:table-cell table:formula="of:=([.K$26]^(1-2/[.$A45]) - [.K$26]^(-2/[.$A45]))^[.$A45]+([.K$26]^(1-2/[.$A45]) + [.K$26]^(-2/[.$A45]))^[.$A45]" office:value-type="float" office:value="2.72297520141011E+018" calcext:value-type="float">
            <text:p>2.72297520141011E+018</text:p>
          </table:table-cell>
          <table:table-cell table:formula="of:=([.L$26]^(1-2/[.$A45]) - [.L$26]^(-2/[.$A45]))^[.$A45]+([.L$26]^(1-2/[.$A45]) + [.L$26]^(-2/[.$A45]))^[.$A45]" office:value-type="float" office:value="1.05769401446101E+019" calcext:value-type="float">
            <text:p>1.05769401446101E+019</text:p>
          </table:table-cell>
          <table:table-cell table:formula="of:=([.M$26]^(1-2/[.$A45]) - [.M$26]^(-2/[.$A45]))^[.$A45]+([.M$26]^(1-2/[.$A45]) + [.M$26]^(-2/[.$A45]))^[.$A45]" office:value-type="float" office:value="3.72531595166837E+019" calcext:value-type="float">
            <text:p>3.72531595166837E+019</text:p>
          </table:table-cell>
          <table:table-cell table:formula="of:=([.N$26]^(1-2/[.$A45]) - [.N$26]^(-2/[.$A45]))^[.$A45]+([.N$26]^(1-2/[.$A45]) + [.N$26]^(-2/[.$A45]))^[.$A45]" office:value-type="float" office:value="1.20562747402584E+020" calcext:value-type="float">
            <text:p>1.20562747402584E+020</text:p>
          </table:table-cell>
          <table:table-cell table:formula="of:=([.O$26]^(1-2/[.$A45]) - [.O$26]^(-2/[.$A45]))^[.$A45]+([.O$26]^(1-2/[.$A45]) + [.O$26]^(-2/[.$A45]))^[.$A45]" office:value-type="float" office:value="3.62374078599392E+020" calcext:value-type="float">
            <text:p>3.62374078599392E+020</text:p>
          </table:table-cell>
          <table:table-cell table:formula="of:=([.P$26]^(1-2/[.$A45]) - [.P$26]^(-2/[.$A45]))^[.$A45]+([.P$26]^(1-2/[.$A45]) + [.P$26]^(-2/[.$A45]))^[.$A45]" office:value-type="float" office:value="1.02047192924095E+021" calcext:value-type="float">
            <text:p>1.02047192924095E+021</text:p>
          </table:table-cell>
          <table:table-cell table:formula="of:=([.Q$26]^(1-2/[.$A45]) - [.Q$26]^(-2/[.$A45]))^[.$A45]+([.Q$26]^(1-2/[.$A45]) + [.Q$26]^(-2/[.$A45]))^[.$A45]" office:value-type="float" office:value="2.71208722865485E+021" calcext:value-type="float">
            <text:p>2.71208722865485E+021</text:p>
          </table:table-cell>
          <table:table-cell table:formula="of:=([.R$26]^(1-2/[.$A45]) - [.R$26]^(-2/[.$A45]))^[.$A45]+([.R$26]^(1-2/[.$A45]) + [.R$26]^(-2/[.$A45]))^[.$A45]" office:value-type="float" office:value="6.84411139304156E+021" calcext:value-type="float">
            <text:p>6.84411139304156E+021</text:p>
          </table:table-cell>
          <table:table-cell table:formula="of:=([.S$26]^(1-2/[.$A45]) - [.S$26]^(-2/[.$A45]))^[.$A45]+([.S$26]^(1-2/[.$A45]) + [.S$26]^(-2/[.$A45]))^[.$A45]" office:value-type="float" office:value="1.64850840591561E+022" calcext:value-type="float">
            <text:p>1.64850840591561E+022</text:p>
          </table:table-cell>
          <table:table-cell table:formula="of:=([.T$26]^(1-2/[.$A45]) - [.T$26]^(-2/[.$A45]))^[.$A45]+([.T$26]^(1-2/[.$A45]) + [.T$26]^(-2/[.$A45]))^[.$A45]" office:value-type="float" office:value="3.80672907399783E+022" calcext:value-type="float">
            <text:p>3.80672907399783E+02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B$26]^(1-2/[.$A46]) - [.B$26]^(-2/[.$A46]))^[.$A46]+([.B$26]^(1-2/[.$A46]) + [.B$26]^(-2/[.$A46]))^[.$A46]" office:value-type="float" office:value="871696100.500001" calcext:value-type="float">
            <text:p>871696100.500001</text:p>
          </table:table-cell>
          <table:table-cell table:formula="of:=([.C$26]^(1-2/[.$A46]) - [.C$26]^(-2/[.$A46]))^[.$A46]+([.C$26]^(1-2/[.$A46]) + [.C$26]^(-2/[.$A46]))^[.$A46]" office:value-type="float" office:value="122168075150.222" calcext:value-type="float">
            <text:p>122168075150.222</text:p>
          </table:table-cell>
          <table:table-cell table:formula="of:=([.D$26]^(1-2/[.$A46]) - [.D$26]^(-2/[.$A46]))^[.$A46]+([.D$26]^(1-2/[.$A46]) + [.D$26]^(-2/[.$A46]))^[.$A46]" office:value-type="float" office:value="5960682401564.12" calcext:value-type="float">
            <text:p>5960682401564.12</text:p>
          </table:table-cell>
          <table:table-cell table:formula="of:=([.E$26]^(1-2/[.$A46]) - [.E$26]^(-2/[.$A46]))^[.$A46]+([.E$26]^(1-2/[.$A46]) + [.E$26]^(-2/[.$A46]))^[.$A46]" office:value-type="float" office:value="146290318067630" calcext:value-type="float">
            <text:p>146290318067630</text:p>
          </table:table-cell>
          <table:table-cell table:formula="of:=([.F$26]^(1-2/[.$A46]) - [.F$26]^(-2/[.$A46]))^[.$A46]+([.F$26]^(1-2/[.$A46]) + [.F$26]^(-2/[.$A46]))^[.$A46]" office:value-type="float" office:value="2.21910093692369E+015" calcext:value-type="float">
            <text:p>2.21910093692369E+015</text:p>
          </table:table-cell>
          <table:table-cell table:formula="of:=([.G$26]^(1-2/[.$A46]) - [.G$26]^(-2/[.$A46]))^[.$A46]+([.G$26]^(1-2/[.$A46]) + [.G$26]^(-2/[.$A46]))^[.$A46]" office:value-type="float" office:value="2.36036257764676E+016" calcext:value-type="float">
            <text:p>2.36036257764676E+016</text:p>
          </table:table-cell>
          <table:table-cell table:formula="of:=([.H$26]^(1-2/[.$A46]) - [.H$26]^(-2/[.$A46]))^[.$A46]+([.H$26]^(1-2/[.$A46]) + [.H$26]^(-2/[.$A46]))^[.$A46]" office:value-type="float" office:value="1.91210276958665E+017" calcext:value-type="float">
            <text:p>1.91210276958665E+017</text:p>
          </table:table-cell>
          <table:table-cell table:formula="of:=([.I$26]^(1-2/[.$A46]) - [.I$26]^(-2/[.$A46]))^[.$A46]+([.I$26]^(1-2/[.$A46]) + [.I$26]^(-2/[.$A46]))^[.$A46]" office:value-type="float" office:value="1.24880150005687E+018" calcext:value-type="float">
            <text:p>1.24880150005687E+018</text:p>
          </table:table-cell>
          <table:table-cell table:formula="of:=([.J$26]^(1-2/[.$A46]) - [.J$26]^(-2/[.$A46]))^[.$A46]+([.J$26]^(1-2/[.$A46]) + [.J$26]^(-2/[.$A46]))^[.$A46]" office:value-type="float" office:value="6.84907660391617E+018" calcext:value-type="float">
            <text:p>6.84907660391617E+018</text:p>
          </table:table-cell>
          <table:table-cell table:formula="of:=([.K$26]^(1-2/[.$A46]) - [.K$26]^(-2/[.$A46]))^[.$A46]+([.K$26]^(1-2/[.$A46]) + [.K$26]^(-2/[.$A46]))^[.$A46]" office:value-type="float" office:value="3.25104131607231E+019" calcext:value-type="float">
            <text:p>3.25104131607231E+019</text:p>
          </table:table-cell>
          <table:table-cell table:formula="of:=([.L$26]^(1-2/[.$A46]) - [.L$26]^(-2/[.$A46]))^[.$A46]+([.L$26]^(1-2/[.$A46]) + [.L$26]^(-2/[.$A46]))^[.$A46]" office:value-type="float" office:value="1.36650790068149E+020" calcext:value-type="float">
            <text:p>1.36650790068149E+020</text:p>
          </table:table-cell>
          <table:table-cell table:formula="of:=([.M$26]^(1-2/[.$A46]) - [.M$26]^(-2/[.$A46]))^[.$A46]+([.M$26]^(1-2/[.$A46]) + [.M$26]^(-2/[.$A46]))^[.$A46]" office:value-type="float" office:value="5.17763404838653E+020" calcext:value-type="float">
            <text:p>5.17763404838653E+020</text:p>
          </table:table-cell>
          <table:table-cell table:formula="of:=([.N$26]^(1-2/[.$A46]) - [.N$26]^(-2/[.$A46]))^[.$A46]+([.N$26]^(1-2/[.$A46]) + [.N$26]^(-2/[.$A46]))^[.$A46]" office:value-type="float" office:value="1.79352365705534E+021" calcext:value-type="float">
            <text:p>1.79352365705534E+021</text:p>
          </table:table-cell>
          <table:table-cell table:formula="of:=([.O$26]^(1-2/[.$A46]) - [.O$26]^(-2/[.$A46]))^[.$A46]+([.O$26]^(1-2/[.$A46]) + [.O$26]^(-2/[.$A46]))^[.$A46]" office:value-type="float" office:value="5.74486255573296E+021" calcext:value-type="float">
            <text:p>5.74486255573296E+021</text:p>
          </table:table-cell>
          <table:table-cell table:formula="of:=([.P$26]^(1-2/[.$A46]) - [.P$26]^(-2/[.$A46]))^[.$A46]+([.P$26]^(1-2/[.$A46]) + [.P$26]^(-2/[.$A46]))^[.$A46]" office:value-type="float" office:value="1.71748323424045E+022" calcext:value-type="float">
            <text:p>1.71748323424045E+022</text:p>
          </table:table-cell>
          <table:table-cell table:formula="of:=([.Q$26]^(1-2/[.$A46]) - [.Q$26]^(-2/[.$A46]))^[.$A46]+([.Q$26]^(1-2/[.$A46]) + [.Q$26]^(-2/[.$A46]))^[.$A46]" office:value-type="float" office:value="4.82946783252966E+022" calcext:value-type="float">
            <text:p>4.82946783252966E+022</text:p>
          </table:table-cell>
          <table:table-cell table:formula="of:=([.R$26]^(1-2/[.$A46]) - [.R$26]^(-2/[.$A46]))^[.$A46]+([.R$26]^(1-2/[.$A46]) + [.R$26]^(-2/[.$A46]))^[.$A46]" office:value-type="float" office:value="1.28562360691955E+023" calcext:value-type="float">
            <text:p>1.28562360691955E+023</text:p>
          </table:table-cell>
          <table:table-cell table:formula="of:=([.S$26]^(1-2/[.$A46]) - [.S$26]^(-2/[.$A46]))^[.$A46]+([.S$26]^(1-2/[.$A46]) + [.S$26]^(-2/[.$A46]))^[.$A46]" office:value-type="float" office:value="3.25777939657607E+023" calcext:value-type="float">
            <text:p>3.25777939657607E+023</text:p>
          </table:table-cell>
          <table:table-cell table:formula="of:=([.T$26]^(1-2/[.$A46]) - [.T$26]^(-2/[.$A46]))^[.$A46]+([.T$26]^(1-2/[.$A46]) + [.T$26]^(-2/[.$A46]))^[.$A46]" office:value-type="float" office:value="7.89521007261244E+023" calcext:value-type="float">
            <text:p>7.89521007261244E+02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00/00/00</text:date>, <text:time style:data-style-name="N2" text:time-value="09:01:08.060174897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9:42:54.872895533</meta:creation-date>
    <dc:date>2019-01-07T15:00:04.708095495</dc:date>
    <meta:editing-duration>PT4H20M3S</meta:editing-duration>
    <meta:editing-cycles>2</meta:editing-cycles>
    <meta:generator>LibreOffice/6.0.6.2$Linux_X86_64 LibreOffice_project/00m0$Build-2</meta:generator>
    <meta:document-statistic meta:table-count="1" meta:cell-count="1020" meta:object-count="0"/>
  </office:meta>
</office:document-meta>
</file>